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258cm"/>
    </style:style>
    <style:style style:name="co8" style:family="table-column">
      <style:table-column-properties fo:break-before="auto" style:column-width="1.68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1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0f5"/>
    </style:style>
    <style:style style:name="ce3" style:family="table-cell" style:parent-style-name="Default" style:data-style-name="N107"/>
    <style:style style:name="ce4" style:family="table-cell" style:parent-style-name="Default">
      <style:table-cell-properties fo:background-color="#fff0f5" fo:wrap-option="wrap"/>
    </style:style>
    <style:style style:name="ce5" style:family="table-cell" style:parent-style-name="Default" style:data-style-name="N107">
      <style:table-cell-properties fo:background-color="#98fb98"/>
    </style:style>
    <style:style style:name="ce6" style:family="table-cell" style:parent-style-name="Default" style:data-style-name="N107">
      <style:table-cell-properties fo:background-color="#e0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_12" table:style-name="ta1">
        <table:shapes>
          <draw:frame draw:z-index="0" draw:style-name="gr1" draw:text-style-name="P1" svg:width="27.803cm" svg:height="15.625cm" svg:x="23.738cm" svg:y="1.144cm">
            <draw:object draw:notify-on-update-of-ranges="5_12.A1:5_12.A1 5_12.A2:5_12.A37 5_12.B1:5_12.B1 5_12.B2:5_12.B37 5_12.A1:5_12.A1 5_12.A2:5_12.A37 5_12.C1:5_12.C1 5_12.C2:5_12.C37 5_12.A1:5_12.A1 5_12.A2:5_12.A37 5_12.D1:5_12.D1 5_12.D2:5_12.D37 5_12.A1:5_12.A1 5_12.A2:5_12.A37 5_12.E1:5_12.E1 5_12.E2:5_12.E37 5_12.A1:5_12.A1 5_12.A2:5_12.A37 5_12.F1:5_12.F1 5_12.F2:5_12.F37 5_12.A1:5_12.A1 5_12.A2:5_12.A37 5_12.G1:5_12.G1 5_12.G2:5_12.G37 5_12.A1:5_12.A1 5_12.A2:5_12.A37 5_12.H1:5_12.H1 5_12.H2:5_12.H37 5_12.A2:5_12.A13 5_12.I1:5_12.I1 5_12.I2:5_12.I13 5_12.A2:5_12.A13 5_12.J1:5_12.J1 5_12.J2:5_12.J13 5_12.K1:5_12.K1 5_12.K14:5_12.K37 5_12.A14:5_12.A37 5_12.A14:5_12.A37 5_12.L1:5_12.L1 5_12.L14:5_12.L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+</text:p>
          </table:table-cell>
          <table:table-cell office:value-type="string" calcext:value-type="string">
            <text:p>прог</text:p>
          </table:table-cell>
          <table:table-cell office:value-type="string" calcext:value-type="string">
            <text:p>прог-</text:p>
          </table:table-cell>
          <table:table-cell office:value-type="string" calcext:value-type="string">
            <text:p>прог+</text:p>
          </table:table-cell>
          <table:table-cell office:value-type="string" calcext:value-type="string">
            <text:p>зак. Адп.</text:p>
          </table:table-cell>
          <table:table-cell office:value-type="string" calcext:value-type="string">
            <text:p>доб. Адп.</text:p>
          </table:table-cell>
          <table:table-cell office:value-type="string" calcext:value-type="string">
            <text:p>зак. Прог.</text:p>
          </table:table-cell>
          <table:table-cell office:value-type="string" calcext:value-type="string">
            <text:p>доб. Прог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921" calcext:value-type="float">
            <text:p>82,921</text:p>
          </table:table-cell>
          <table:table-cell office:value-type="float" office:value="88.29" calcext:value-type="float">
            <text:p>88,29</text:p>
          </table:table-cell>
          <table:table-cell office:value-type="float" office:value="79.709" calcext:value-type="float">
            <text:p>79,709</text:p>
          </table:table-cell>
          <table:table-cell office:value-type="float" office:value="96.87" calcext:value-type="float">
            <text:p>96,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137" calcext:value-type="float">
            <text:p>87,137</text:p>
          </table:table-cell>
          <table:table-cell office:value-type="float" office:value="83.854" calcext:value-type="float">
            <text:p>83,854</text:p>
          </table:table-cell>
          <table:table-cell office:value-type="float" office:value="76.774" calcext:value-type="float">
            <text:p>76,774</text:p>
          </table:table-cell>
          <table:table-cell office:value-type="float" office:value="90.935" calcext:value-type="float">
            <text:p>90,9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.242" calcext:value-type="float">
            <text:p>83,242</text:p>
          </table:table-cell>
          <table:table-cell office:value-type="float" office:value="82.174" calcext:value-type="float">
            <text:p>82,174</text:p>
          </table:table-cell>
          <table:table-cell office:value-type="float" office:value="76.877" calcext:value-type="float">
            <text:p>76,877</text:p>
          </table:table-cell>
          <table:table-cell office:value-type="float" office:value="87.472" calcext:value-type="float">
            <text:p>87,4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492" calcext:value-type="float">
            <text:p>80,492</text:p>
          </table:table-cell>
          <table:table-cell office:value-type="float" office:value="81.538" calcext:value-type="float">
            <text:p>81,538</text:p>
          </table:table-cell>
          <table:table-cell office:value-type="float" office:value="76.905" calcext:value-type="float">
            <text:p>76,905</text:p>
          </table:table-cell>
          <table:table-cell office:value-type="float" office:value="86.171" calcext:value-type="float">
            <text:p>86,1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195" calcext:value-type="float">
            <text:p>78,195</text:p>
          </table:table-cell>
          <table:table-cell office:value-type="float" office:value="81.297" calcext:value-type="float">
            <text:p>81,297</text:p>
          </table:table-cell>
          <table:table-cell office:value-type="float" office:value="76.773" calcext:value-type="float">
            <text:p>76,773</text:p>
          </table:table-cell>
          <table:table-cell office:value-type="float" office:value="85.821" calcext:value-type="float">
            <text:p>85,8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77" calcext:value-type="float">
            <text:p>84,077</text:p>
          </table:table-cell>
          <table:table-cell office:value-type="float" office:value="81.206" calcext:value-type="float">
            <text:p>81,206</text:p>
          </table:table-cell>
          <table:table-cell office:value-type="float" office:value="76.665" calcext:value-type="float">
            <text:p>76,665</text:p>
          </table:table-cell>
          <table:table-cell office:value-type="float" office:value="85.746" calcext:value-type="float">
            <text:p>85,7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.58" calcext:value-type="float">
            <text:p>89,58</text:p>
          </table:table-cell>
          <table:table-cell office:value-type="float" office:value="89.151" calcext:value-type="float">
            <text:p>89,151</text:p>
          </table:table-cell>
          <table:table-cell office:value-type="float" office:value="82.643" calcext:value-type="float">
            <text:p>82,643</text:p>
          </table:table-cell>
          <table:table-cell office:value-type="float" office:value="95.66" calcext:value-type="float">
            <text:p>95,66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.042" calcext:value-type="float">
            <text:p>90,042</text:p>
          </table:table-cell>
          <table:table-cell office:value-type="float" office:value="90.757" calcext:value-type="float">
            <text:p>90,757</text:p>
          </table:table-cell>
          <table:table-cell office:value-type="float" office:value="86.467" calcext:value-type="float">
            <text:p>86,467</text:p>
          </table:table-cell>
          <table:table-cell office:value-type="float" office:value="95.048" calcext:value-type="float">
            <text:p>95,0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111" calcext:value-type="float">
            <text:p>90,111</text:p>
          </table:table-cell>
          <table:table-cell office:value-type="float" office:value="89.962" calcext:value-type="float">
            <text:p>89,962</text:p>
          </table:table-cell>
          <table:table-cell office:value-type="float" office:value="87.166" calcext:value-type="float">
            <text:p>87,166</text:p>
          </table:table-cell>
          <table:table-cell office:value-type="float" office:value="92.758" calcext:value-type="float">
            <text:p>92,758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232" calcext:value-type="float">
            <text:p>91,232</text:p>
          </table:table-cell>
          <table:table-cell office:value-type="float" office:value="88.257" calcext:value-type="float">
            <text:p>88,257</text:p>
          </table:table-cell>
          <table:table-cell office:value-type="float" office:value="85.153" calcext:value-type="float">
            <text:p>85,153</text:p>
          </table:table-cell>
          <table:table-cell office:value-type="float" office:value="91.361" calcext:value-type="float">
            <text:p>91,3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.978" calcext:value-type="float">
            <text:p>81,978</text:p>
          </table:table-cell>
          <table:table-cell office:value-type="float" office:value="86.208" calcext:value-type="float">
            <text:p>86,208</text:p>
          </table:table-cell>
          <table:table-cell office:value-type="float" office:value="82.393" calcext:value-type="float">
            <text:p>82,393</text:p>
          </table:table-cell>
          <table:table-cell office:value-type="float" office:value="90.022" calcext:value-type="float">
            <text:p>90,022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.575" calcext:value-type="float">
            <text:p>85,575</text:p>
          </table:table-cell>
          <table:table-cell office:value-type="float" office:value="84.028" calcext:value-type="float">
            <text:p>84,028</text:p>
          </table:table-cell>
          <table:table-cell office:value-type="float" office:value="79.59" calcext:value-type="float">
            <text:p>79,59</text:p>
          </table:table-cell>
          <table:table-cell office:value-type="float" office:value="88.466" calcext:value-type="float">
            <text:p>88,4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82.534" calcext:value-type="float">
            <text:p>82,534</text:p>
          </table:table-cell>
          <table:table-cell office:value-type="float" office:value="79.638" calcext:value-type="float">
            <text:p>79,638</text:p>
          </table:table-cell>
          <table:table-cell office:value-type="float" office:value="85.431" calcext:value-type="float">
            <text:p>85,4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81.98" calcext:value-type="float">
            <text:p>81,98</text:p>
          </table:table-cell>
          <table:table-cell office:value-type="float" office:value="78.124" calcext:value-type="float">
            <text:p>78,124</text:p>
          </table:table-cell>
          <table:table-cell office:value-type="float" office:value="85.837" calcext:value-type="float">
            <text:p>85,8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1.775" calcext:value-type="float">
            <text:p>81,775</text:p>
          </table:table-cell>
          <table:table-cell office:value-type="float" office:value="77.547" calcext:value-type="float">
            <text:p>77,547</text:p>
          </table:table-cell>
          <table:table-cell office:value-type="float" office:value="86.003" calcext:value-type="float">
            <text:p>86,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81.699" calcext:value-type="float">
            <text:p>81,699</text:p>
          </table:table-cell>
          <table:table-cell office:value-type="float" office:value="77.318" calcext:value-type="float">
            <text:p>77,318</text:p>
          </table:table-cell>
          <table:table-cell office:value-type="float" office:value="86.079" calcext:value-type="float">
            <text:p>86,0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81.671" calcext:value-type="float">
            <text:p>81,671</text:p>
          </table:table-cell>
          <table:table-cell office:value-type="float" office:value="77.227" calcext:value-type="float">
            <text:p>77,227</text:p>
          </table:table-cell>
          <table:table-cell office:value-type="float" office:value="86.114" calcext:value-type="float">
            <text:p>86,1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81.66" calcext:value-type="float">
            <text:p>81,66</text:p>
          </table:table-cell>
          <table:table-cell office:value-type="float" office:value="77.191" calcext:value-type="float">
            <text:p>77,191</text:p>
          </table:table-cell>
          <table:table-cell office:value-type="float" office:value="86.129" calcext:value-type="float">
            <text:p>86,1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81.656" calcext:value-type="float">
            <text:p>81,656</text:p>
          </table:table-cell>
          <table:table-cell office:value-type="float" office:value="77.177" calcext:value-type="float">
            <text:p>77,177</text:p>
          </table:table-cell>
          <table:table-cell office:value-type="float" office:value="86.135" calcext:value-type="float">
            <text:p>86,1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81.655" calcext:value-type="float">
            <text:p>81,655</text:p>
          </table:table-cell>
          <table:table-cell office:value-type="float" office:value="77.172" calcext:value-type="float">
            <text:p>77,172</text:p>
          </table:table-cell>
          <table:table-cell office:value-type="float" office:value="86.138" calcext:value-type="float">
            <text:p>86,1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81.654" calcext:value-type="float">
            <text:p>81,654</text:p>
          </table:table-cell>
          <table:table-cell office:value-type="float" office:value="77.17" calcext:value-type="float">
            <text:p>77,17</text:p>
          </table:table-cell>
          <table:table-cell office:value-type="float" office:value="86.139" calcext:value-type="float">
            <text:p>86,1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81.654" calcext:value-type="float">
            <text:p>81,654</text:p>
          </table:table-cell>
          <table:table-cell office:value-type="float" office:value="77.169" calcext:value-type="float">
            <text:p>77,169</text:p>
          </table:table-cell>
          <table:table-cell office:value-type="float" office:value="86.139" calcext:value-type="float">
            <text:p>86,1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81.654" calcext:value-type="float">
            <text:p>81,654</text:p>
          </table:table-cell>
          <table:table-cell office:value-type="float" office:value="77.169" calcext:value-type="float">
            <text:p>77,169</text:p>
          </table:table-cell>
          <table:table-cell office:value-type="float" office:value="86.139" calcext:value-type="float">
            <text:p>86,1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87.325" calcext:value-type="float">
            <text:p>87,325</text:p>
          </table:table-cell>
          <table:table-cell office:value-type="float" office:value="81.828" calcext:value-type="float">
            <text:p>81,828</text:p>
          </table:table-cell>
          <table:table-cell office:value-type="float" office:value="92.823" calcext:value-type="float">
            <text:p>92,8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9.429" calcext:value-type="float">
            <text:p>89,429</text:p>
          </table:table-cell>
          <table:table-cell office:value-type="float" office:value="85.031" calcext:value-type="float">
            <text:p>85,031</text:p>
          </table:table-cell>
          <table:table-cell office:value-type="float" office:value="93.828" calcext:value-type="float">
            <text:p>93,8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90.21" calcext:value-type="float">
            <text:p>90,21</text:p>
          </table:table-cell>
          <table:table-cell office:value-type="float" office:value="86.818" calcext:value-type="float">
            <text:p>86,818</text:p>
          </table:table-cell>
          <table:table-cell office:value-type="float" office:value="93.601" calcext:value-type="float">
            <text:p>93,6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90.499" calcext:value-type="float">
            <text:p>90,499</text:p>
          </table:table-cell>
          <table:table-cell office:value-type="float" office:value="87.558" calcext:value-type="float">
            <text:p>87,558</text:p>
          </table:table-cell>
          <table:table-cell office:value-type="float" office:value="93.441" calcext:value-type="float">
            <text:p>93,4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90.607" calcext:value-type="float">
            <text:p>90,607</text:p>
          </table:table-cell>
          <table:table-cell office:value-type="float" office:value="87.818" calcext:value-type="float">
            <text:p>87,818</text:p>
          </table:table-cell>
          <table:table-cell office:value-type="float" office:value="93.395" calcext:value-type="float">
            <text:p>93,39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90.646" calcext:value-type="float">
            <text:p>90,646</text:p>
          </table:table-cell>
          <table:table-cell office:value-type="float" office:value="87.906" calcext:value-type="float">
            <text:p>87,906</text:p>
          </table:table-cell>
          <table:table-cell office:value-type="float" office:value="93.387" calcext:value-type="float">
            <text:p>93,3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90.661" calcext:value-type="float">
            <text:p>90,661</text:p>
          </table:table-cell>
          <table:table-cell office:value-type="float" office:value="87.937" calcext:value-type="float">
            <text:p>87,937</text:p>
          </table:table-cell>
          <table:table-cell office:value-type="float" office:value="93.386" calcext:value-type="float">
            <text:p>93,3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.667" calcext:value-type="float">
            <text:p>90,667</text:p>
          </table:table-cell>
          <table:table-cell office:value-type="float" office:value="87.948" calcext:value-type="float">
            <text:p>87,948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90.669" calcext:value-type="float">
            <text:p>90,669</text:p>
          </table:table-cell>
          <table:table-cell office:value-type="float" office:value="87.952" calcext:value-type="float">
            <text:p>87,952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90.669" calcext:value-type="float">
            <text:p>90,669</text:p>
          </table:table-cell>
          <table:table-cell office:value-type="float" office:value="87.954" calcext:value-type="float">
            <text:p>87,954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90.67" calcext:value-type="float">
            <text:p>90,67</text:p>
          </table:table-cell>
          <table:table-cell office:value-type="float" office:value="87.955" calcext:value-type="float">
            <text:p>87,955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90.67" calcext:value-type="float">
            <text:p>90,67</text:p>
          </table:table-cell>
          <table:table-cell office:value-type="float" office:value="87.955" calcext:value-type="float">
            <text:p>87,955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90.67" calcext:value-type="float">
            <text:p>90,67</text:p>
          </table:table-cell>
          <table:table-cell office:value-type="float" office:value="87.955" calcext:value-type="float">
            <text:p>87,955</text:p>
          </table:table-cell>
          <table:table-cell office:value-type="float" office:value="93.385" calcext:value-type="float">
            <text:p>93,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10_12" table:style-name="ta1">
        <table:shapes>
          <draw:frame draw:z-index="0" draw:style-name="gr1" draw:text-style-name="P1" svg:width="27.803cm" svg:height="15.625cm" svg:x="23.994cm" svg:y="0.963cm">
            <draw:object draw:notify-on-update-of-ranges="10_12.A2:10_12.A37 10_12.B1:10_12.B1 10_12.B2:10_12.B37 10_12.A2:10_12.A37 10_12.C1:10_12.C1 10_12.C2:10_12.C37 10_12.A2:10_12.A37 10_12.D1:10_12.D1 10_12.D2:10_12.D37 10_12.A2:10_12.A37 10_12.E1:10_12.E1 10_12.E2:10_12.E37 10_12.A2:10_12.A37 10_12.F1:10_12.F1 10_12.F2:10_12.F37 10_12.A2:10_12.A37 10_12.G1:10_12.G1 10_12.G2:10_12.G37 10_12.A2:10_12.A37 10_12.H1:10_12.H1 10_12.H2:10_12.H37 10_12.I1:10_12.I1 10_12.I2:10_12.I13 10_12.A2:10_12.A13 10_12.J1:10_12.J1 10_12.J2:10_12.J13 10_12.A2:10_12.A13 10_12.K1:10_12.K1 10_12.K14:10_12.K37 10_12.A14:10_12.A37 10_12.L1:10_12.L1 10_12.L14:10_12.L37 10_12.A14:10_12.A37 10_12.M1:10_12.M1 10_12.M14:10_12.M37 10_12.A14:10_12.A37 10_12.N1:10_12.N1 10_12.N14:10_12.N37 10_12.A14:10_12.A37 10_12.O1:10_12.O1 10_12.O14:10_12.O37 10_12.A14:10_12.A37 10_12.P1:10_12.P1 10_12.P14:10_12.P37 10_12.A14:10_12.A37 10_12.Q1:10_12.Q1 10_12.Q14:10_12.Q37 10_12.A14:10_12.A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6" table:number-columns-repeated="16" table:default-cell-style-name="Default"/>
        <table:table-row table:style-name="ro2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.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. Погр.</text:p>
          </table:table-cell>
          <table:table-cell office:value-type="string" calcext:value-type="string">
            <text:p>дав. С1</text:p>
          </table:table-cell>
          <table:table-cell office:value-type="string" calcext:value-type="string">
            <text:p>прог-</text:p>
          </table:table-cell>
          <table:table-cell office:value-type="string" calcext:value-type="string">
            <text:p>Погр. С1</text:p>
          </table:table-cell>
          <table:table-cell office:value-type="string" calcext:value-type="string">
            <text:p>зак. Ист.</text:p>
          </table:table-cell>
          <table:table-cell office:value-type="string" calcext:value-type="string">
            <text:p>доб. Ист.</text:p>
          </table:table-cell>
          <table:table-cell office:value-type="string" calcext:value-type="string">
            <text:p>зак. С1</text:p>
          </table:table-cell>
          <table:table-cell table:style-name="ce1" office:value-type="string" calcext:value-type="string">
            <text:p>доб. С1</text:p>
          </table:table-cell>
          <table:table-cell table:style-name="ce1" office:value-type="string" calcext:value-type="string">
            <text:p>дав. С2</text:p>
          </table:table-cell>
          <table:table-cell table:style-name="ce1" office:value-type="string" calcext:value-type="string">
            <text:p>дав. С2-</text:p>
          </table:table-cell>
          <table:table-cell table:style-name="ce1" office:value-type="string" calcext:value-type="string">
            <text:p>Погр. С2</text:p>
          </table:table-cell>
          <table:table-cell table:style-name="ce1" office:value-type="string" calcext:value-type="string">
            <text:p>зак. С2</text:p>
          </table:table-cell>
          <table:table-cell table:style-name="ce1" office:value-type="string" calcext:value-type="string">
            <text:p>доб. С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921" calcext:value-type="float">
            <text:p>78,921</text:p>
          </table:table-cell>
          <table:table-cell office:value-type="float" office:value="88.136" calcext:value-type="float">
            <text:p>88,136</text:p>
          </table:table-cell>
          <table:table-cell office:value-type="float" office:value="75.67" calcext:value-type="float">
            <text:p>75,67</text:p>
          </table:table-cell>
          <table:table-cell office:value-type="float" office:value="100.603" calcext:value-type="float">
            <text:p>100,6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137" calcext:value-type="float">
            <text:p>87,137</text:p>
          </table:table-cell>
          <table:table-cell office:value-type="float" office:value="83.64" calcext:value-type="float">
            <text:p>83,64</text:p>
          </table:table-cell>
          <table:table-cell office:value-type="float" office:value="73.283" calcext:value-type="float">
            <text:p>73,283</text:p>
          </table:table-cell>
          <table:table-cell office:value-type="float" office:value="93.998" calcext:value-type="float">
            <text:p>93,99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42" calcext:value-type="float">
            <text:p>78,242</text:p>
          </table:table-cell>
          <table:table-cell office:value-type="float" office:value="81.936" calcext:value-type="float">
            <text:p>81,936</text:p>
          </table:table-cell>
          <table:table-cell office:value-type="float" office:value="74.076" calcext:value-type="float">
            <text:p>74,076</text:p>
          </table:table-cell>
          <table:table-cell office:value-type="float" office:value="89.797" calcext:value-type="float">
            <text:p>89,7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492" calcext:value-type="float">
            <text:p>89,492</text:p>
          </table:table-cell>
          <table:table-cell office:value-type="float" office:value="81.29" calcext:value-type="float">
            <text:p>81,29</text:p>
          </table:table-cell>
          <table:table-cell office:value-type="float" office:value="74.331" calcext:value-type="float">
            <text:p>74,331</text:p>
          </table:table-cell>
          <table:table-cell office:value-type="float" office:value="88.25" calcext:value-type="float">
            <text:p>88,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195" calcext:value-type="float">
            <text:p>75,195</text:p>
          </table:table-cell>
          <table:table-cell office:value-type="float" office:value="81.046" calcext:value-type="float">
            <text:p>81,046</text:p>
          </table:table-cell>
          <table:table-cell office:value-type="float" office:value="74.218" calcext:value-type="float">
            <text:p>74,218</text:p>
          </table:table-cell>
          <table:table-cell office:value-type="float" office:value="87.873" calcext:value-type="float">
            <text:p>87,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77" calcext:value-type="float">
            <text:p>84,077</text:p>
          </table:table-cell>
          <table:table-cell office:value-type="float" office:value="80.953" calcext:value-type="float">
            <text:p>80,953</text:p>
          </table:table-cell>
          <table:table-cell office:value-type="float" office:value="74.093" calcext:value-type="float">
            <text:p>74,093</text:p>
          </table:table-cell>
          <table:table-cell office:value-type="float" office:value="87.813" calcext:value-type="float">
            <text:p>87,8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58" calcext:value-type="float">
            <text:p>81,58</text:p>
          </table:table-cell>
          <table:table-cell office:value-type="float" office:value="85.438" calcext:value-type="float">
            <text:p>85,438</text:p>
          </table:table-cell>
          <table:table-cell office:value-type="float" office:value="78.082" calcext:value-type="float">
            <text:p>78,082</text:p>
          </table:table-cell>
          <table:table-cell office:value-type="float" office:value="92.793" calcext:value-type="float">
            <text:p>92,793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42" calcext:value-type="float">
            <text:p>91,042</text:p>
          </table:table-cell>
          <table:table-cell office:value-type="float" office:value="85.391" calcext:value-type="float">
            <text:p>85,391</text:p>
          </table:table-cell>
          <table:table-cell office:value-type="float" office:value="79.572" calcext:value-type="float">
            <text:p>79,572</text:p>
          </table:table-cell>
          <table:table-cell office:value-type="float" office:value="91.211" calcext:value-type="float">
            <text:p>91,2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.111" calcext:value-type="float">
            <text:p>86,111</text:p>
          </table:table-cell>
          <table:table-cell office:value-type="float" office:value="83.628" calcext:value-type="float">
            <text:p>83,628</text:p>
          </table:table-cell>
          <table:table-cell office:value-type="float" office:value="77.628" calcext:value-type="float">
            <text:p>77,628</text:p>
          </table:table-cell>
          <table:table-cell office:value-type="float" office:value="89.627" calcext:value-type="float">
            <text:p>89,627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.232" calcext:value-type="float">
            <text:p>76,232</text:p>
          </table:table-cell>
          <table:table-cell office:value-type="float" office:value="81.213" calcext:value-type="float">
            <text:p>81,213</text:p>
          </table:table-cell>
          <table:table-cell office:value-type="float" office:value="74.052" calcext:value-type="float">
            <text:p>74,052</text:p>
          </table:table-cell>
          <table:table-cell office:value-type="float" office:value="88.374" calcext:value-type="float">
            <text:p>88,3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978" calcext:value-type="float">
            <text:p>75,978</text:p>
          </table:table-cell>
          <table:table-cell office:value-type="float" office:value="78.552" calcext:value-type="float">
            <text:p>78,552</text:p>
          </table:table-cell>
          <table:table-cell office:value-type="float" office:value="70.23" calcext:value-type="float">
            <text:p>70,23</text:p>
          </table:table-cell>
          <table:table-cell office:value-type="float" office:value="86.873" calcext:value-type="float">
            <text:p>86,873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575" calcext:value-type="float">
            <text:p>78,575</text:p>
          </table:table-cell>
          <table:table-cell office:value-type="float" office:value="75.797" calcext:value-type="float">
            <text:p>75,797</text:p>
          </table:table-cell>
          <table:table-cell office:value-type="float" office:value="66.436" calcext:value-type="float">
            <text:p>66,436</text:p>
          </table:table-cell>
          <table:table-cell office:value-type="float" office:value="85.159" calcext:value-type="float">
            <text:p>85,1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74.747" calcext:value-type="float">
            <text:p>74,747</text:p>
          </table:table-cell>
          <table:table-cell office:value-type="float" office:value="65.428" calcext:value-type="float">
            <text:p>65,428</text:p>
          </table:table-cell>
          <table:table-cell office:value-type="float" office:value="84.066" calcext:value-type="float">
            <text:p>84,0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4.747" calcext:value-type="float">
            <text:p>74,747</text:p>
          </table:table-cell>
          <table:table-cell office:value-type="float" office:value="65.428" calcext:value-type="float">
            <text:p>65,428</text:p>
          </table:table-cell>
          <table:table-cell office:value-type="float" office:value="84.066" calcext:value-type="float">
            <text:p>84,06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4.439" calcext:value-type="float">
            <text:p>74,439</text:p>
          </table:table-cell>
          <table:table-cell office:value-type="float" office:value="65.52" calcext:value-type="float">
            <text:p>65,52</text:p>
          </table:table-cell>
          <table:table-cell office:value-type="float" office:value="83.359" calcext:value-type="float">
            <text:p>83,3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1.856" calcext:value-type="float">
            <text:p>71,856</text:p>
          </table:table-cell>
          <table:table-cell office:value-type="float" office:value="61.8" calcext:value-type="float">
            <text:p>61,8</text:p>
          </table:table-cell>
          <table:table-cell office:value-type="float" office:value="81.911" calcext:value-type="float">
            <text:p>81,9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74.337" calcext:value-type="float">
            <text:p>74,337</text:p>
          </table:table-cell>
          <table:table-cell office:value-type="float" office:value="65.41" calcext:value-type="float">
            <text:p>65,41</text:p>
          </table:table-cell>
          <table:table-cell office:value-type="float" office:value="83.263" calcext:value-type="float">
            <text:p>83,2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.306" calcext:value-type="float">
            <text:p>68,306</text:p>
          </table:table-cell>
          <table:table-cell office:value-type="float" office:value="56.898" calcext:value-type="float">
            <text:p>56,898</text:p>
          </table:table-cell>
          <table:table-cell office:value-type="float" office:value="79.713" calcext:value-type="float">
            <text:p>79,7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74.302" calcext:value-type="float">
            <text:p>74,302</text:p>
          </table:table-cell>
          <table:table-cell office:value-type="float" office:value="65.347" calcext:value-type="float">
            <text:p>65,347</text:p>
          </table:table-cell>
          <table:table-cell office:value-type="float" office:value="83.257" calcext:value-type="float">
            <text:p>83,2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4.536" calcext:value-type="float">
            <text:p>64,536</text:p>
          </table:table-cell>
          <table:table-cell office:value-type="float" office:value="51.793" calcext:value-type="float">
            <text:p>51,793</text:p>
          </table:table-cell>
          <table:table-cell office:value-type="float" office:value="77.279" calcext:value-type="float">
            <text:p>77,2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74.291" calcext:value-type="float">
            <text:p>74,291</text:p>
          </table:table-cell>
          <table:table-cell office:value-type="float" office:value="65.321" calcext:value-type="float">
            <text:p>65,321</text:p>
          </table:table-cell>
          <table:table-cell office:value-type="float" office:value="83.261" calcext:value-type="float">
            <text:p>83,2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.693" calcext:value-type="float">
            <text:p>60,693</text:p>
          </table:table-cell>
          <table:table-cell office:value-type="float" office:value="46.67" calcext:value-type="float">
            <text:p>46,67</text:p>
          </table:table-cell>
          <table:table-cell office:value-type="float" office:value="74.716" calcext:value-type="float">
            <text:p>74,7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4.287" calcext:value-type="float">
            <text:p>74,287</text:p>
          </table:table-cell>
          <table:table-cell office:value-type="float" office:value="65.311" calcext:value-type="float">
            <text:p>65,311</text:p>
          </table:table-cell>
          <table:table-cell office:value-type="float" office:value="83.263" calcext:value-type="float">
            <text:p>83,2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6.825" calcext:value-type="float">
            <text:p>56,825</text:p>
          </table:table-cell>
          <table:table-cell office:value-type="float" office:value="41.543" calcext:value-type="float">
            <text:p>41,543</text:p>
          </table:table-cell>
          <table:table-cell office:value-type="float" office:value="72.107" calcext:value-type="float">
            <text:p>72,1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4.286" calcext:value-type="float">
            <text:p>74,286</text:p>
          </table:table-cell>
          <table:table-cell office:value-type="float" office:value="65.307" calcext:value-type="float">
            <text:p>65,307</text:p>
          </table:table-cell>
          <table:table-cell office:value-type="float" office:value="83.264" calcext:value-type="float">
            <text:p>83,2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.949" calcext:value-type="float">
            <text:p>52,949</text:p>
          </table:table-cell>
          <table:table-cell office:value-type="float" office:value="36.408" calcext:value-type="float">
            <text:p>36,408</text:p>
          </table:table-cell>
          <table:table-cell office:value-type="float" office:value="69.49" calcext:value-type="float">
            <text:p>69,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6" calcext:value-type="float">
            <text:p>65,306</text:p>
          </table:table-cell>
          <table:table-cell office:value-type="float" office:value="83.265" calcext:value-type="float">
            <text:p>83,2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1.655" calcext:value-type="float">
            <text:p>51,655</text:p>
          </table:table-cell>
          <table:table-cell office:value-type="float" office:value="35.041" calcext:value-type="float">
            <text:p>35,041</text:p>
          </table:table-cell>
          <table:table-cell office:value-type="float" office:value="68.268" calcext:value-type="float">
            <text:p>68,26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office:value-type="float" office:value="83.265" calcext:value-type="float">
            <text:p>83,2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1.222" calcext:value-type="float">
            <text:p>51,222</text:p>
          </table:table-cell>
          <table:table-cell office:value-type="float" office:value="34.489" calcext:value-type="float">
            <text:p>34,489</text:p>
          </table:table-cell>
          <table:table-cell office:value-type="float" office:value="67.955" calcext:value-type="float">
            <text:p>67,95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office:value-type="float" office:value="83.265" calcext:value-type="float">
            <text:p>83,2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1.078" calcext:value-type="float">
            <text:p>51,078</text:p>
          </table:table-cell>
          <table:table-cell office:value-type="float" office:value="34.247" calcext:value-type="float">
            <text:p>34,247</text:p>
          </table:table-cell>
          <table:table-cell office:value-type="float" office:value="67.909" calcext:value-type="float">
            <text:p>67,90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office:value-type="float" office:value="83.265" calcext:value-type="float">
            <text:p>83,2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1.029" calcext:value-type="float">
            <text:p>51,029</text:p>
          </table:table-cell>
          <table:table-cell office:value-type="float" office:value="34.147" calcext:value-type="float">
            <text:p>34,147</text:p>
          </table:table-cell>
          <table:table-cell office:value-type="float" office:value="67.912" calcext:value-type="float">
            <text:p>67,9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79.453" calcext:value-type="float">
            <text:p>79,453</text:p>
          </table:table-cell>
          <table:table-cell office:value-type="float" office:value="70.174" calcext:value-type="float">
            <text:p>70,174</text:p>
          </table:table-cell>
          <table:table-cell office:value-type="float" office:value="88.732" calcext:value-type="float">
            <text:p>88,7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.013" calcext:value-type="float">
            <text:p>51,013</text:p>
          </table:table-cell>
          <table:table-cell office:value-type="float" office:value="34.109" calcext:value-type="float">
            <text:p>34,109</text:p>
          </table:table-cell>
          <table:table-cell office:value-type="float" office:value="67.918" calcext:value-type="float">
            <text:p>67,9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1.179" calcext:value-type="float">
            <text:p>81,179</text:p>
          </table:table-cell>
          <table:table-cell office:value-type="float" office:value="73.356" calcext:value-type="float">
            <text:p>73,356</text:p>
          </table:table-cell>
          <table:table-cell office:value-type="float" office:value="89.002" calcext:value-type="float">
            <text:p>89,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.008" calcext:value-type="float">
            <text:p>51,008</text:p>
          </table:table-cell>
          <table:table-cell office:value-type="float" office:value="34.094" calcext:value-type="float">
            <text:p>34,094</text:p>
          </table:table-cell>
          <table:table-cell office:value-type="float" office:value="67.922" calcext:value-type="float">
            <text:p>67,9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81.756" calcext:value-type="float">
            <text:p>81,756</text:p>
          </table:table-cell>
          <table:table-cell office:value-type="float" office:value="74.845" calcext:value-type="float">
            <text:p>74,845</text:p>
          </table:table-cell>
          <table:table-cell office:value-type="float" office:value="88.667" calcext:value-type="float">
            <text:p>88,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.59" calcext:value-type="float">
            <text:p>53,59</text:p>
          </table:table-cell>
          <table:table-cell office:value-type="float" office:value="37.08" calcext:value-type="float">
            <text:p>37,08</text:p>
          </table:table-cell>
          <table:table-cell office:value-type="float" office:value="70.1" calcext:value-type="float">
            <text:p>70,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81.948" calcext:value-type="float">
            <text:p>81,948</text:p>
          </table:table-cell>
          <table:table-cell office:value-type="float" office:value="75.366" calcext:value-type="float">
            <text:p>75,366</text:p>
          </table:table-cell>
          <table:table-cell office:value-type="float" office:value="88.53" calcext:value-type="float">
            <text:p>88,5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7.037" calcext:value-type="float">
            <text:p>57,037</text:p>
          </table:table-cell>
          <table:table-cell office:value-type="float" office:value="41.151" calcext:value-type="float">
            <text:p>41,151</text:p>
          </table:table-cell>
          <table:table-cell office:value-type="float" office:value="72.922" calcext:value-type="float">
            <text:p>72,9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2.013" calcext:value-type="float">
            <text:p>82,013</text:p>
          </table:table-cell>
          <table:table-cell office:value-type="float" office:value="75.536" calcext:value-type="float">
            <text:p>75,536</text:p>
          </table:table-cell>
          <table:table-cell office:value-type="float" office:value="88.49" calcext:value-type="float">
            <text:p>88,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.772" calcext:value-type="float">
            <text:p>60,772</text:p>
          </table:table-cell>
          <table:table-cell office:value-type="float" office:value="45.769" calcext:value-type="float">
            <text:p>45,769</text:p>
          </table:table-cell>
          <table:table-cell office:value-type="float" office:value="75.774" calcext:value-type="float">
            <text:p>75,7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82.034" calcext:value-type="float">
            <text:p>82,034</text:p>
          </table:table-cell>
          <table:table-cell office:value-type="float" office:value="75.592" calcext:value-type="float">
            <text:p>75,592</text:p>
          </table:table-cell>
          <table:table-cell office:value-type="float" office:value="88.477" calcext:value-type="float">
            <text:p>88,4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4.603" calcext:value-type="float">
            <text:p>64,603</text:p>
          </table:table-cell>
          <table:table-cell office:value-type="float" office:value="50.652" calcext:value-type="float">
            <text:p>50,652</text:p>
          </table:table-cell>
          <table:table-cell office:value-type="float" office:value="78.554" calcext:value-type="float">
            <text:p>78,55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82.041" calcext:value-type="float">
            <text:p>82,041</text:p>
          </table:table-cell>
          <table:table-cell office:value-type="float" office:value="75.611" calcext:value-type="float">
            <text:p>75,611</text:p>
          </table:table-cell>
          <table:table-cell office:value-type="float" office:value="88.472" calcext:value-type="float">
            <text:p>88,4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.467" calcext:value-type="float">
            <text:p>68,467</text:p>
          </table:table-cell>
          <table:table-cell office:value-type="float" office:value="55.64" calcext:value-type="float">
            <text:p>55,64</text:p>
          </table:table-cell>
          <table:table-cell office:value-type="float" office:value="81.294" calcext:value-type="float">
            <text:p>81,29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82.044" calcext:value-type="float">
            <text:p>82,044</text:p>
          </table:table-cell>
          <table:table-cell office:value-type="float" office:value="75.618" calcext:value-type="float">
            <text:p>75,618</text:p>
          </table:table-cell>
          <table:table-cell office:value-type="float" office:value="88.47" calcext:value-type="float">
            <text:p>88,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2.342" calcext:value-type="float">
            <text:p>72,342</text:p>
          </table:table-cell>
          <table:table-cell office:value-type="float" office:value="60.651" calcext:value-type="float">
            <text:p>60,651</text:p>
          </table:table-cell>
          <table:table-cell office:value-type="float" office:value="84.032" calcext:value-type="float">
            <text:p>84,0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" calcext:value-type="float">
            <text:p>75,62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6.22" calcext:value-type="float">
            <text:p>76,22</text:p>
          </table:table-cell>
          <table:table-cell office:value-type="float" office:value="65.643" calcext:value-type="float">
            <text:p>65,643</text:p>
          </table:table-cell>
          <table:table-cell office:value-type="float" office:value="86.797" calcext:value-type="float">
            <text:p>86,79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.099" calcext:value-type="float">
            <text:p>80,099</text:p>
          </table:table-cell>
          <table:table-cell office:value-type="float" office:value="70.586" calcext:value-type="float">
            <text:p>70,586</text:p>
          </table:table-cell>
          <table:table-cell office:value-type="float" office:value="89.613" calcext:value-type="float">
            <text:p>89,6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3.979" calcext:value-type="float">
            <text:p>83,979</text:p>
          </table:table-cell>
          <table:table-cell office:value-type="float" office:value="75.452" calcext:value-type="float">
            <text:p>75,452</text:p>
          </table:table-cell>
          <table:table-cell office:value-type="float" office:value="92.506" calcext:value-type="float">
            <text:p>92,50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7.859" calcext:value-type="float">
            <text:p>87,859</text:p>
          </table:table-cell>
          <table:table-cell office:value-type="float" office:value="80.209" calcext:value-type="float">
            <text:p>80,209</text:p>
          </table:table-cell>
          <table:table-cell office:value-type="float" office:value="95.509" calcext:value-type="float">
            <text:p>95,50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office:value-type="float" office:value="88.469" calcext:value-type="float">
            <text:p>88,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1.739" calcext:value-type="float">
            <text:p>91,739</text:p>
          </table:table-cell>
          <table:table-cell office:value-type="float" office:value="84.813" calcext:value-type="float">
            <text:p>84,813</text:p>
          </table:table-cell>
          <table:table-cell office:value-type="float" office:value="98.665" calcext:value-type="float">
            <text:p>98,66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10_12_6мес1" table:style-name="ta1">
        <table:shapes>
          <draw:frame draw:z-index="0" draw:style-name="gr1" draw:text-style-name="P1" svg:width="27.803cm" svg:height="15.625cm" svg:x="23.994cm" svg:y="0.963cm">
            <draw:object draw:notify-on-update-of-ranges="10_12_6мес1.A2:10_12_6мес1.A37 10_12_6мес1.B1:10_12_6мес1.B1 10_12_6мес1.B2:10_12_6мес1.B37 10_12_6мес1.A2:10_12_6мес1.A37 10_12_6мес1.C1:10_12_6мес1.C1 10_12_6мес1.C2:10_12_6мес1.C37 10_12_6мес1.A2:10_12_6мес1.A37 10_12_6мес1.D1:10_12_6мес1.D1 10_12_6мес1.D2:10_12_6мес1.D37 10_12_6мес1.A2:10_12_6мес1.A37 10_12_6мес1.E1:10_12_6мес1.E1 10_12_6мес1.E2:10_12_6мес1.E37 10_12_6мес1.A2:10_12_6мес1.A37 10_12_6мес1.F1:10_12_6мес1.F1 10_12_6мес1.F2:10_12_6мес1.F37 10_12_6мес1.A2:10_12_6мес1.A37 10_12_6мес1.G1:10_12_6мес1.G1 10_12_6мес1.G2:10_12_6мес1.G37 10_12_6мес1.A2:10_12_6мес1.A37 10_12_6мес1.H1:10_12_6мес1.H1 10_12_6мес1.H2:10_12_6мес1.H37 10_12_6мес1.A2:10_12_6мес1.A13 10_12_6мес1.I1:10_12_6мес1.I1 10_12_6мес1.I2:10_12_6мес1.I13 10_12_6мес1.A2:10_12_6мес1.A13 10_12_6мес1.J1:10_12_6мес1.J1 10_12_6мес1.J2:10_12_6мес1.J13 10_12_6мес1.A14:10_12_6мес1.A37 10_12_6мес1.K1:10_12_6мес1.K1 10_12_6мес1.K14:10_12_6мес1.K37 10_12_6мес1.A14:10_12_6мес1.A37 10_12_6мес1.L1:10_12_6мес1.L1 10_12_6мес1.L14:10_12_6мес1.L37 10_12_6мес1.A14:10_12_6мес1.A37 10_12_6мес1.M1:10_12_6мес1.M1 10_12_6мес1.M14:10_12_6мес1.M37 10_12_6мес1.A14:10_12_6мес1.A37 10_12_6мес1.N1:10_12_6мес1.N1 10_12_6мес1.N14:10_12_6мес1.N37 10_12_6мес1.A14:10_12_6мес1.A37 10_12_6мес1.O1:10_12_6мес1.O1 10_12_6мес1.O14:10_12_6мес1.O37 10_12_6мес1.A14:10_12_6мес1.A37 10_12_6мес1.P1:10_12_6мес1.P1 10_12_6мес1.P14:10_12_6мес1.P37 10_12_6мес1.A14:10_12_6мес1.A37 10_12_6мес1.Q1:10_12_6мес1.Q1 10_12_6мес1.Q14:10_12_6мес1.Q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number-columns-repeated="16" table:default-cell-style-name="Default"/>
        <table:table-row table:style-name="ro2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.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. Погр.</text:p>
          </table:table-cell>
          <table:table-cell office:value-type="string" calcext:value-type="string">
            <text:p>дав. С1</text:p>
          </table:table-cell>
          <table:table-cell office:value-type="string" calcext:value-type="string">
            <text:p>прог-</text:p>
          </table:table-cell>
          <table:table-cell office:value-type="string" calcext:value-type="string">
            <text:p>Погр. С1</text:p>
          </table:table-cell>
          <table:table-cell office:value-type="string" calcext:value-type="string">
            <text:p>зак. Ист.</text:p>
          </table:table-cell>
          <table:table-cell office:value-type="string" calcext:value-type="string">
            <text:p>доб. Ист.</text:p>
          </table:table-cell>
          <table:table-cell office:value-type="string" calcext:value-type="string">
            <text:p>зак. С1</text:p>
          </table:table-cell>
          <table:table-cell table:style-name="ce1" office:value-type="string" calcext:value-type="string">
            <text:p>доб. С1</text:p>
          </table:table-cell>
          <table:table-cell table:style-name="ce1" office:value-type="string" calcext:value-type="string">
            <text:p>дав. С2</text:p>
          </table:table-cell>
          <table:table-cell table:style-name="ce1" office:value-type="string" calcext:value-type="string">
            <text:p>дав. С2-</text:p>
          </table:table-cell>
          <table:table-cell table:style-name="ce1" office:value-type="string" calcext:value-type="string">
            <text:p>Погр. С2</text:p>
          </table:table-cell>
          <table:table-cell table:style-name="ce1" office:value-type="string" calcext:value-type="string">
            <text:p>зак. С2</text:p>
          </table:table-cell>
          <table:table-cell table:style-name="ce1" office:value-type="string" calcext:value-type="string">
            <text:p>доб. С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921" calcext:value-type="float">
            <text:p>78,921</text:p>
          </table:table-cell>
          <table:table-cell office:value-type="float" office:value="87.625" calcext:value-type="float">
            <text:p>87,625</text:p>
          </table:table-cell>
          <table:table-cell office:value-type="float" office:value="65.996" calcext:value-type="float">
            <text:p>65,996</text:p>
          </table:table-cell>
          <table:table-cell office:value-type="float" office:value="109.254" calcext:value-type="float">
            <text:p>109,2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137" calcext:value-type="float">
            <text:p>87,137</text:p>
          </table:table-cell>
          <table:table-cell office:value-type="float" office:value="83.011" calcext:value-type="float">
            <text:p>83,011</text:p>
          </table:table-cell>
          <table:table-cell office:value-type="float" office:value="65.129" calcext:value-type="float">
            <text:p>65,129</text:p>
          </table:table-cell>
          <table:table-cell office:value-type="float" office:value="100.892" calcext:value-type="float">
            <text:p>100,8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42" calcext:value-type="float">
            <text:p>78,242</text:p>
          </table:table-cell>
          <table:table-cell office:value-type="float" office:value="81.29" calcext:value-type="float">
            <text:p>81,29</text:p>
          </table:table-cell>
          <table:table-cell office:value-type="float" office:value="67.54" calcext:value-type="float">
            <text:p>67,54</text:p>
          </table:table-cell>
          <table:table-cell office:value-type="float" office:value="95.04" calcext:value-type="float">
            <text:p>95,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492" calcext:value-type="float">
            <text:p>89,492</text:p>
          </table:table-cell>
          <table:table-cell office:value-type="float" office:value="80.648" calcext:value-type="float">
            <text:p>80,648</text:p>
          </table:table-cell>
          <table:table-cell office:value-type="float" office:value="68.263" calcext:value-type="float">
            <text:p>68,263</text:p>
          </table:table-cell>
          <table:table-cell office:value-type="float" office:value="93.033" calcext:value-type="float">
            <text:p>93,0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195" calcext:value-type="float">
            <text:p>75,195</text:p>
          </table:table-cell>
          <table:table-cell office:value-type="float" office:value="80.409" calcext:value-type="float">
            <text:p>80,409</text:p>
          </table:table-cell>
          <table:table-cell office:value-type="float" office:value="68.177" calcext:value-type="float">
            <text:p>68,177</text:p>
          </table:table-cell>
          <table:table-cell office:value-type="float" office:value="92.64" calcext:value-type="float">
            <text:p>92,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77" calcext:value-type="float">
            <text:p>84,077</text:p>
          </table:table-cell>
          <table:table-cell office:value-type="float" office:value="80.32" calcext:value-type="float">
            <text:p>80,32</text:p>
          </table:table-cell>
          <table:table-cell office:value-type="float" office:value="68.014" calcext:value-type="float">
            <text:p>68,014</text:p>
          </table:table-cell>
          <table:table-cell office:value-type="float" office:value="92.626" calcext:value-type="float">
            <text:p>92,6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8.021" calcext:value-type="float">
            <text:p>88,021</text:p>
          </table:table-cell>
          <table:table-cell office:value-type="float" office:value="72.181" calcext:value-type="float">
            <text:p>72,181</text:p>
          </table:table-cell>
          <table:table-cell office:value-type="float" office:value="103.861" calcext:value-type="float">
            <text:p>103,861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9.346" calcext:value-type="float">
            <text:p>89,346</text:p>
          </table:table-cell>
          <table:table-cell office:value-type="float" office:value="78.826" calcext:value-type="float">
            <text:p>78,826</text:p>
          </table:table-cell>
          <table:table-cell office:value-type="float" office:value="99.865" calcext:value-type="float">
            <text:p>99,8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8.293" calcext:value-type="float">
            <text:p>88,293</text:p>
          </table:table-cell>
          <table:table-cell office:value-type="float" office:value="80.539" calcext:value-type="float">
            <text:p>80,539</text:p>
          </table:table-cell>
          <table:table-cell office:value-type="float" office:value="96.047" calcext:value-type="float">
            <text:p>96,047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6.353" calcext:value-type="float">
            <text:p>86,353</text:p>
          </table:table-cell>
          <table:table-cell office:value-type="float" office:value="77.405" calcext:value-type="float">
            <text:p>77,405</text:p>
          </table:table-cell>
          <table:table-cell office:value-type="float" office:value="95.302" calcext:value-type="float">
            <text:p>95,3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4.083" calcext:value-type="float">
            <text:p>84,083</text:p>
          </table:table-cell>
          <table:table-cell office:value-type="float" office:value="73.271" calcext:value-type="float">
            <text:p>73,271</text:p>
          </table:table-cell>
          <table:table-cell office:value-type="float" office:value="94.896" calcext:value-type="float">
            <text:p>94,896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1.69" calcext:value-type="float">
            <text:p>81,69</text:p>
          </table:table-cell>
          <table:table-cell office:value-type="float" office:value="69.215" calcext:value-type="float">
            <text:p>69,215</text:p>
          </table:table-cell>
          <table:table-cell office:value-type="float" office:value="94.165" calcext:value-type="float">
            <text:p>94,1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81.766" calcext:value-type="float">
            <text:p>81,766</text:p>
          </table:table-cell>
          <table:table-cell office:value-type="float" office:value="72.273" calcext:value-type="float">
            <text:p>72,273</text:p>
          </table:table-cell>
          <table:table-cell office:value-type="float" office:value="91.259" calcext:value-type="float">
            <text:p>91,2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1.766" calcext:value-type="float">
            <text:p>81,766</text:p>
          </table:table-cell>
          <table:table-cell office:value-type="float" office:value="72.273" calcext:value-type="float">
            <text:p>72,273</text:p>
          </table:table-cell>
          <table:table-cell office:value-type="float" office:value="91.259" calcext:value-type="float">
            <text:p>91,2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81.614" calcext:value-type="float">
            <text:p>81,614</text:p>
          </table:table-cell>
          <table:table-cell office:value-type="float" office:value="72.42" calcext:value-type="float">
            <text:p>72,42</text:p>
          </table:table-cell>
          <table:table-cell office:value-type="float" office:value="90.809" calcext:value-type="float">
            <text:p>90,8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8.189" calcext:value-type="float">
            <text:p>78,189</text:p>
          </table:table-cell>
          <table:table-cell office:value-type="float" office:value="66.307" calcext:value-type="float">
            <text:p>66,307</text:p>
          </table:table-cell>
          <table:table-cell office:value-type="float" office:value="90.072" calcext:value-type="float">
            <text:p>90,07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1.575" calcext:value-type="float">
            <text:p>81,575</text:p>
          </table:table-cell>
          <table:table-cell office:value-type="float" office:value="72.364" calcext:value-type="float">
            <text:p>72,364</text:p>
          </table:table-cell>
          <table:table-cell office:value-type="float" office:value="90.787" calcext:value-type="float">
            <text:p>90,7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3.845" calcext:value-type="float">
            <text:p>73,845</text:p>
          </table:table-cell>
          <table:table-cell office:value-type="float" office:value="59.218" calcext:value-type="float">
            <text:p>59,218</text:p>
          </table:table-cell>
          <table:table-cell office:value-type="float" office:value="88.473" calcext:value-type="float">
            <text:p>88,4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81.565" calcext:value-type="float">
            <text:p>81,565</text:p>
          </table:table-cell>
          <table:table-cell office:value-type="float" office:value="72.338" calcext:value-type="float">
            <text:p>72,338</text:p>
          </table:table-cell>
          <table:table-cell office:value-type="float" office:value="90.793" calcext:value-type="float">
            <text:p>90,7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9.304" calcext:value-type="float">
            <text:p>69,304</text:p>
          </table:table-cell>
          <table:table-cell office:value-type="float" office:value="52.371" calcext:value-type="float">
            <text:p>52,371</text:p>
          </table:table-cell>
          <table:table-cell office:value-type="float" office:value="86.237" calcext:value-type="float">
            <text:p>86,23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81.563" calcext:value-type="float">
            <text:p>81,563</text:p>
          </table:table-cell>
          <table:table-cell office:value-type="float" office:value="72.33" calcext:value-type="float">
            <text:p>72,33</text:p>
          </table:table-cell>
          <table:table-cell office:value-type="float" office:value="90.796" calcext:value-type="float">
            <text:p>90,7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4.712" calcext:value-type="float">
            <text:p>64,712</text:p>
          </table:table-cell>
          <table:table-cell office:value-type="float" office:value="45.652" calcext:value-type="float">
            <text:p>45,652</text:p>
          </table:table-cell>
          <table:table-cell office:value-type="float" office:value="83.772" calcext:value-type="float">
            <text:p>83,7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8" calcext:value-type="float">
            <text:p>72,328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.107" calcext:value-type="float">
            <text:p>60,107</text:p>
          </table:table-cell>
          <table:table-cell office:value-type="float" office:value="38.945" calcext:value-type="float">
            <text:p>38,945</text:p>
          </table:table-cell>
          <table:table-cell office:value-type="float" office:value="81.269" calcext:value-type="float">
            <text:p>81,2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7" calcext:value-type="float">
            <text:p>72,327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5.499" calcext:value-type="float">
            <text:p>55,499</text:p>
          </table:table-cell>
          <table:table-cell office:value-type="float" office:value="32.215" calcext:value-type="float">
            <text:p>32,215</text:p>
          </table:table-cell>
          <table:table-cell office:value-type="float" office:value="78.782" calcext:value-type="float">
            <text:p>78,78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7" calcext:value-type="float">
            <text:p>72,327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314" calcext:value-type="float">
            <text:p>54,314</text:p>
          </table:table-cell>
          <table:table-cell office:value-type="float" office:value="31.434" calcext:value-type="float">
            <text:p>31,434</text:p>
          </table:table-cell>
          <table:table-cell office:value-type="float" office:value="77.195" calcext:value-type="float">
            <text:p>77,19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7" calcext:value-type="float">
            <text:p>72,327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01" calcext:value-type="float">
            <text:p>54,01</text:p>
          </table:table-cell>
          <table:table-cell office:value-type="float" office:value="31.059" calcext:value-type="float">
            <text:p>31,059</text:p>
          </table:table-cell>
          <table:table-cell office:value-type="float" office:value="76.962" calcext:value-type="float">
            <text:p>76,9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7" calcext:value-type="float">
            <text:p>72,327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.932" calcext:value-type="float">
            <text:p>53,932</text:p>
          </table:table-cell>
          <table:table-cell office:value-type="float" office:value="30.896" calcext:value-type="float">
            <text:p>30,896</text:p>
          </table:table-cell>
          <table:table-cell office:value-type="float" office:value="76.968" calcext:value-type="float">
            <text:p>76,96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81.562" calcext:value-type="float">
            <text:p>81,562</text:p>
          </table:table-cell>
          <table:table-cell office:value-type="float" office:value="72.327" calcext:value-type="float">
            <text:p>72,327</text:p>
          </table:table-cell>
          <table:table-cell office:value-type="float" office:value="90.797" calcext:value-type="float">
            <text:p>90,7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.912" calcext:value-type="float">
            <text:p>53,912</text:p>
          </table:table-cell>
          <table:table-cell office:value-type="float" office:value="30.841" calcext:value-type="float">
            <text:p>30,841</text:p>
          </table:table-cell>
          <table:table-cell office:value-type="float" office:value="76.983" calcext:value-type="float">
            <text:p>76,98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88.412" calcext:value-type="float">
            <text:p>88,412</text:p>
          </table:table-cell>
          <table:table-cell office:value-type="float" office:value="76.464" calcext:value-type="float">
            <text:p>76,464</text:p>
          </table:table-cell>
          <table:table-cell office:value-type="float" office:value="100.361" calcext:value-type="float">
            <text:p>100,3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.907" calcext:value-type="float">
            <text:p>53,907</text:p>
          </table:table-cell>
          <table:table-cell office:value-type="float" office:value="30.824" calcext:value-type="float">
            <text:p>30,824</text:p>
          </table:table-cell>
          <table:table-cell office:value-type="float" office:value="76.99" calcext:value-type="float">
            <text:p>76,9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90.172" calcext:value-type="float">
            <text:p>90,172</text:p>
          </table:table-cell>
          <table:table-cell office:value-type="float" office:value="82.77" calcext:value-type="float">
            <text:p>82,77</text:p>
          </table:table-cell>
          <table:table-cell office:value-type="float" office:value="97.575" calcext:value-type="float">
            <text:p>97,5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.905" calcext:value-type="float">
            <text:p>53,905</text:p>
          </table:table-cell>
          <table:table-cell office:value-type="float" office:value="30.819" calcext:value-type="float">
            <text:p>30,819</text:p>
          </table:table-cell>
          <table:table-cell office:value-type="float" office:value="76.992" calcext:value-type="float">
            <text:p>76,99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90.625" calcext:value-type="float">
            <text:p>90,625</text:p>
          </table:table-cell>
          <table:table-cell office:value-type="float" office:value="85.373" calcext:value-type="float">
            <text:p>85,373</text:p>
          </table:table-cell>
          <table:table-cell office:value-type="float" office:value="95.876" calcext:value-type="float">
            <text:p>95,8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7.33" calcext:value-type="float">
            <text:p>57,33</text:p>
          </table:table-cell>
          <table:table-cell office:value-type="float" office:value="34.963" calcext:value-type="float">
            <text:p>34,963</text:p>
          </table:table-cell>
          <table:table-cell office:value-type="float" office:value="79.697" calcext:value-type="float">
            <text:p>79,69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90.741" calcext:value-type="float">
            <text:p>90,741</text:p>
          </table:table-cell>
          <table:table-cell office:value-type="float" office:value="85.995" calcext:value-type="float">
            <text:p>85,995</text:p>
          </table:table-cell>
          <table:table-cell office:value-type="float" office:value="95.487" calcext:value-type="float">
            <text:p>95,4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1.635" calcext:value-type="float">
            <text:p>61,635</text:p>
          </table:table-cell>
          <table:table-cell office:value-type="float" office:value="40.386" calcext:value-type="float">
            <text:p>40,386</text:p>
          </table:table-cell>
          <table:table-cell office:value-type="float" office:value="82.884" calcext:value-type="float">
            <text:p>82,88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90.771" calcext:value-type="float">
            <text:p>90,771</text:p>
          </table:table-cell>
          <table:table-cell office:value-type="float" office:value="86.123" calcext:value-type="float">
            <text:p>86,123</text:p>
          </table:table-cell>
          <table:table-cell office:value-type="float" office:value="95.418" calcext:value-type="float">
            <text:p>95,4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6.167" calcext:value-type="float">
            <text:p>66,167</text:p>
          </table:table-cell>
          <table:table-cell office:value-type="float" office:value="46.541" calcext:value-type="float">
            <text:p>46,541</text:p>
          </table:table-cell>
          <table:table-cell office:value-type="float" office:value="85.792" calcext:value-type="float">
            <text:p>85,7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90.778" calcext:value-type="float">
            <text:p>90,778</text:p>
          </table:table-cell>
          <table:table-cell office:value-type="float" office:value="86.152" calcext:value-type="float">
            <text:p>86,152</text:p>
          </table:table-cell>
          <table:table-cell office:value-type="float" office:value="95.404" calcext:value-type="float">
            <text:p>95,4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.756" calcext:value-type="float">
            <text:p>70,756</text:p>
          </table:table-cell>
          <table:table-cell office:value-type="float" office:value="52.985" calcext:value-type="float">
            <text:p>52,985</text:p>
          </table:table-cell>
          <table:table-cell office:value-type="float" office:value="88.527" calcext:value-type="float">
            <text:p>88,5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90.78" calcext:value-type="float">
            <text:p>90,78</text:p>
          </table:table-cell>
          <table:table-cell office:value-type="float" office:value="86.16" calcext:value-type="float">
            <text:p>86,16</text:p>
          </table:table-cell>
          <table:table-cell office:value-type="float" office:value="95.401" calcext:value-type="float">
            <text:p>95,4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.36" calcext:value-type="float">
            <text:p>75,36</text:p>
          </table:table-cell>
          <table:table-cell office:value-type="float" office:value="59.482" calcext:value-type="float">
            <text:p>59,482</text:p>
          </table:table-cell>
          <table:table-cell office:value-type="float" office:value="91.239" calcext:value-type="float">
            <text:p>91,2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2" calcext:value-type="float">
            <text:p>86,162</text:p>
          </table:table-cell>
          <table:table-cell office:value-type="float" office:value="95.4" calcext:value-type="float">
            <text:p>95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9.969" calcext:value-type="float">
            <text:p>79,969</text:p>
          </table:table-cell>
          <table:table-cell office:value-type="float" office:value="65.916" calcext:value-type="float">
            <text:p>65,916</text:p>
          </table:table-cell>
          <table:table-cell office:value-type="float" office:value="94.021" calcext:value-type="float">
            <text:p>94,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3" calcext:value-type="float">
            <text:p>86,163</text:p>
          </table:table-cell>
          <table:table-cell office:value-type="float" office:value="95.399" calcext:value-type="float">
            <text:p>95,3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4.578" calcext:value-type="float">
            <text:p>84,578</text:p>
          </table:table-cell>
          <table:table-cell office:value-type="float" office:value="72.209" calcext:value-type="float">
            <text:p>72,209</text:p>
          </table:table-cell>
          <table:table-cell office:value-type="float" office:value="96.947" calcext:value-type="float">
            <text:p>96,94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3" calcext:value-type="float">
            <text:p>86,163</text:p>
          </table:table-cell>
          <table:table-cell office:value-type="float" office:value="95.399" calcext:value-type="float">
            <text:p>95,3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9.187" calcext:value-type="float">
            <text:p>89,187</text:p>
          </table:table-cell>
          <table:table-cell office:value-type="float" office:value="78.277" calcext:value-type="float">
            <text:p>78,277</text:p>
          </table:table-cell>
          <table:table-cell office:value-type="float" office:value="100.097" calcext:value-type="float">
            <text:p>100,09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3" calcext:value-type="float">
            <text:p>86,163</text:p>
          </table:table-cell>
          <table:table-cell office:value-type="float" office:value="95.399" calcext:value-type="float">
            <text:p>95,3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3.797" calcext:value-type="float">
            <text:p>93,797</text:p>
          </table:table-cell>
          <table:table-cell office:value-type="float" office:value="84.015" calcext:value-type="float">
            <text:p>84,015</text:p>
          </table:table-cell>
          <table:table-cell office:value-type="float" office:value="103.578" calcext:value-type="float">
            <text:p>103,57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3" calcext:value-type="float">
            <text:p>86,163</text:p>
          </table:table-cell>
          <table:table-cell office:value-type="float" office:value="95.399" calcext:value-type="float">
            <text:p>95,3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8.406" calcext:value-type="float">
            <text:p>98,406</text:p>
          </table:table-cell>
          <table:table-cell office:value-type="float" office:value="89.297" calcext:value-type="float">
            <text:p>89,297</text:p>
          </table:table-cell>
          <table:table-cell office:value-type="float" office:value="107.515" calcext:value-type="float">
            <text:p>107,51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90.781" calcext:value-type="float">
            <text:p>90,781</text:p>
          </table:table-cell>
          <table:table-cell office:value-type="float" office:value="86.163" calcext:value-type="float">
            <text:p>86,163</text:p>
          </table:table-cell>
          <table:table-cell office:value-type="float" office:value="95.399" calcext:value-type="float">
            <text:p>95,3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3.016" calcext:value-type="float">
            <text:p>103,016</text:p>
          </table:table-cell>
          <table:table-cell office:value-type="float" office:value="94.019" calcext:value-type="float">
            <text:p>94,019</text:p>
          </table:table-cell>
          <table:table-cell office:value-type="float" office:value="112.012" calcext:value-type="float">
            <text:p>112,0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8.353±32.4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±0.0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12±0.115</text:p>
          </table:table-cell>
          <table:table-cell table:number-columns-repeated="16"/>
        </table:table-row>
      </table:table>
      <table:table table:name="10_12_6мес2" table:style-name="ta1">
        <table:shapes>
          <draw:frame draw:z-index="0" draw:style-name="gr1" draw:text-style-name="P1" svg:width="27.803cm" svg:height="15.625cm" svg:x="23.994cm" svg:y="0.963cm">
            <draw:object draw:notify-on-update-of-ranges="10_12_6мес2.A2:10_12_6мес2.A37 10_12_6мес2.B1:10_12_6мес2.B1 10_12_6мес2.B2:10_12_6мес2.B37 10_12_6мес2.A2:10_12_6мес2.A37 10_12_6мес2.C1:10_12_6мес2.C1 10_12_6мес2.C2:10_12_6мес2.C37 10_12_6мес2.A2:10_12_6мес2.A37 10_12_6мес2.D1:10_12_6мес2.D1 10_12_6мес2.D2:10_12_6мес2.D37 10_12_6мес2.A2:10_12_6мес2.A37 10_12_6мес2.E1:10_12_6мес2.E1 10_12_6мес2.E2:10_12_6мес2.E37 10_12_6мес2.A2:10_12_6мес2.A37 10_12_6мес2.F1:10_12_6мес2.F1 10_12_6мес2.F2:10_12_6мес2.F37 10_12_6мес2.A2:10_12_6мес2.A37 10_12_6мес2.G1:10_12_6мес2.G1 10_12_6мес2.G2:10_12_6мес2.G37 10_12_6мес2.A2:10_12_6мес2.A37 10_12_6мес2.H1:10_12_6мес2.H1 10_12_6мес2.H2:10_12_6мес2.H37 10_12_6мес2.A2:10_12_6мес2.A13 10_12_6мес2.I1:10_12_6мес2.I1 10_12_6мес2.I2:10_12_6мес2.I13 10_12_6мес2.A2:10_12_6мес2.A13 10_12_6мес2.J1:10_12_6мес2.J1 10_12_6мес2.J2:10_12_6мес2.J13 10_12_6мес2.A14:10_12_6мес2.A37 10_12_6мес2.K1:10_12_6мес2.K1 10_12_6мес2.K14:10_12_6мес2.K37 10_12_6мес2.A14:10_12_6мес2.A37 10_12_6мес2.L1:10_12_6мес2.L1 10_12_6мес2.L14:10_12_6мес2.L37 10_12_6мес2.A14:10_12_6мес2.A37 10_12_6мес2.M1:10_12_6мес2.M1 10_12_6мес2.M14:10_12_6мес2.M37 10_12_6мес2.A14:10_12_6мес2.A37 10_12_6мес2.N1:10_12_6мес2.N1 10_12_6мес2.N14:10_12_6мес2.N37 10_12_6мес2.A14:10_12_6мес2.A37 10_12_6мес2.O1:10_12_6мес2.O1 10_12_6мес2.O14:10_12_6мес2.O37 10_12_6мес2.A14:10_12_6мес2.A37 10_12_6мес2.P1:10_12_6мес2.P1 10_12_6мес2.P14:10_12_6мес2.P37 10_12_6мес2.A14:10_12_6мес2.A37 10_12_6мес2.Q1:10_12_6мес2.Q1 10_12_6мес2.Q14:10_12_6мес2.Q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6" table:number-columns-repeated="16" table:default-cell-style-name="Default"/>
        <table:table-row table:style-name="ro2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.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. Погр.</text:p>
          </table:table-cell>
          <table:table-cell office:value-type="string" calcext:value-type="string">
            <text:p>дав. С1</text:p>
          </table:table-cell>
          <table:table-cell office:value-type="string" calcext:value-type="string">
            <text:p>прог-</text:p>
          </table:table-cell>
          <table:table-cell office:value-type="string" calcext:value-type="string">
            <text:p>Погр. С1</text:p>
          </table:table-cell>
          <table:table-cell office:value-type="string" calcext:value-type="string">
            <text:p>зак. Ист.</text:p>
          </table:table-cell>
          <table:table-cell office:value-type="string" calcext:value-type="string">
            <text:p>доб. Ист.</text:p>
          </table:table-cell>
          <table:table-cell office:value-type="string" calcext:value-type="string">
            <text:p>зак. С1</text:p>
          </table:table-cell>
          <table:table-cell table:style-name="ce1" office:value-type="string" calcext:value-type="string">
            <text:p>доб. С1</text:p>
          </table:table-cell>
          <table:table-cell table:style-name="ce1" office:value-type="string" calcext:value-type="string">
            <text:p>дав. С2</text:p>
          </table:table-cell>
          <table:table-cell table:style-name="ce1" office:value-type="string" calcext:value-type="string">
            <text:p>дав. С2-</text:p>
          </table:table-cell>
          <table:table-cell table:style-name="ce1" office:value-type="string" calcext:value-type="string">
            <text:p>Погр. С2</text:p>
          </table:table-cell>
          <table:table-cell table:style-name="ce1" office:value-type="string" calcext:value-type="string">
            <text:p>зак. С2</text:p>
          </table:table-cell>
          <table:table-cell table:style-name="ce1" office:value-type="string" calcext:value-type="string">
            <text:p>доб. С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86.884" calcext:value-type="float">
            <text:p>86,884</text:p>
          </table:table-cell>
          <table:table-cell office:value-type="float" office:value="65.902" calcext:value-type="float">
            <text:p>65,902</text:p>
          </table:table-cell>
          <table:table-cell office:value-type="float" office:value="107.866" calcext:value-type="float">
            <text:p>107,8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81.275" calcext:value-type="float">
            <text:p>81,275</text:p>
          </table:table-cell>
          <table:table-cell office:value-type="float" office:value="62.169" calcext:value-type="float">
            <text:p>62,169</text:p>
          </table:table-cell>
          <table:table-cell office:value-type="float" office:value="100.381" calcext:value-type="float">
            <text:p>100,3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78.876" calcext:value-type="float">
            <text:p>78,876</text:p>
          </table:table-cell>
          <table:table-cell office:value-type="float" office:value="64.066" calcext:value-type="float">
            <text:p>64,066</text:p>
          </table:table-cell>
          <table:table-cell office:value-type="float" office:value="93.686" calcext:value-type="float">
            <text:p>93,6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77.85" calcext:value-type="float">
            <text:p>77,85</text:p>
          </table:table-cell>
          <table:table-cell office:value-type="float" office:value="65.261" calcext:value-type="float">
            <text:p>65,261</text:p>
          </table:table-cell>
          <table:table-cell office:value-type="float" office:value="90.438" calcext:value-type="float">
            <text:p>90,4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77.411" calcext:value-type="float">
            <text:p>77,411</text:p>
          </table:table-cell>
          <table:table-cell office:value-type="float" office:value="65.426" calcext:value-type="float">
            <text:p>65,426</text:p>
          </table:table-cell>
          <table:table-cell office:value-type="float" office:value="89.395" calcext:value-type="float">
            <text:p>89,3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77.223" calcext:value-type="float">
            <text:p>77,223</text:p>
          </table:table-cell>
          <table:table-cell office:value-type="float" office:value="65.272" calcext:value-type="float">
            <text:p>65,272</text:p>
          </table:table-cell>
          <table:table-cell office:value-type="float" office:value="89.174" calcext:value-type="float">
            <text:p>89,1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58" calcext:value-type="float">
            <text:p>81,58</text:p>
          </table:table-cell>
          <table:table-cell office:value-type="float" office:value="83.998" calcext:value-type="float">
            <text:p>83,998</text:p>
          </table:table-cell>
          <table:table-cell office:value-type="float" office:value="69.848" calcext:value-type="float">
            <text:p>69,848</text:p>
          </table:table-cell>
          <table:table-cell office:value-type="float" office:value="98.148" calcext:value-type="float">
            <text:p>98,148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42" calcext:value-type="float">
            <text:p>91,042</text:p>
          </table:table-cell>
          <table:table-cell office:value-type="float" office:value="85.135" calcext:value-type="float">
            <text:p>85,135</text:p>
          </table:table-cell>
          <table:table-cell office:value-type="float" office:value="74.063" calcext:value-type="float">
            <text:p>74,063</text:p>
          </table:table-cell>
          <table:table-cell office:value-type="float" office:value="96.206" calcext:value-type="float">
            <text:p>96,2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.111" calcext:value-type="float">
            <text:p>86,111</text:p>
          </table:table-cell>
          <table:table-cell office:value-type="float" office:value="83.859" calcext:value-type="float">
            <text:p>83,859</text:p>
          </table:table-cell>
          <table:table-cell office:value-type="float" office:value="74.408" calcext:value-type="float">
            <text:p>74,408</text:p>
          </table:table-cell>
          <table:table-cell office:value-type="float" office:value="93.311" calcext:value-type="float">
            <text:p>93,311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.232" calcext:value-type="float">
            <text:p>76,232</text:p>
          </table:table-cell>
          <table:table-cell office:value-type="float" office:value="81.552" calcext:value-type="float">
            <text:p>81,552</text:p>
          </table:table-cell>
          <table:table-cell office:value-type="float" office:value="70.788" calcext:value-type="float">
            <text:p>70,788</text:p>
          </table:table-cell>
          <table:table-cell office:value-type="float" office:value="92.317" calcext:value-type="float">
            <text:p>92,3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978" calcext:value-type="float">
            <text:p>75,978</text:p>
          </table:table-cell>
          <table:table-cell office:value-type="float" office:value="78.804" calcext:value-type="float">
            <text:p>78,804</text:p>
          </table:table-cell>
          <table:table-cell office:value-type="float" office:value="66.036" calcext:value-type="float">
            <text:p>66,036</text:p>
          </table:table-cell>
          <table:table-cell office:value-type="float" office:value="91.573" calcext:value-type="float">
            <text:p>91,573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575" calcext:value-type="float">
            <text:p>78,575</text:p>
          </table:table-cell>
          <table:table-cell office:value-type="float" office:value="75.868" calcext:value-type="float">
            <text:p>75,868</text:p>
          </table:table-cell>
          <table:table-cell office:value-type="float" office:value="61.251" calcext:value-type="float">
            <text:p>61,251</text:p>
          </table:table-cell>
          <table:table-cell office:value-type="float" office:value="90.484" calcext:value-type="float">
            <text:p>90,48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74.567" calcext:value-type="float">
            <text:p>74,567</text:p>
          </table:table-cell>
          <table:table-cell office:value-type="float" office:value="59.91" calcext:value-type="float">
            <text:p>59,91</text:p>
          </table:table-cell>
          <table:table-cell office:value-type="float" office:value="89.224" calcext:value-type="float">
            <text:p>89,2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4.567" calcext:value-type="float">
            <text:p>74,567</text:p>
          </table:table-cell>
          <table:table-cell office:value-type="float" office:value="59.91" calcext:value-type="float">
            <text:p>59,91</text:p>
          </table:table-cell>
          <table:table-cell office:value-type="float" office:value="89.224" calcext:value-type="float">
            <text:p>89,2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4.046" calcext:value-type="float">
            <text:p>74,046</text:p>
          </table:table-cell>
          <table:table-cell office:value-type="float" office:value="60.318" calcext:value-type="float">
            <text:p>60,318</text:p>
          </table:table-cell>
          <table:table-cell office:value-type="float" office:value="87.774" calcext:value-type="float">
            <text:p>87,7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.924" calcext:value-type="float">
            <text:p>70,924</text:p>
          </table:table-cell>
          <table:table-cell office:value-type="float" office:value="55.056" calcext:value-type="float">
            <text:p>55,056</text:p>
          </table:table-cell>
          <table:table-cell office:value-type="float" office:value="86.792" calcext:value-type="float">
            <text:p>86,79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73.827" calcext:value-type="float">
            <text:p>73,827</text:p>
          </table:table-cell>
          <table:table-cell office:value-type="float" office:value="60.181" calcext:value-type="float">
            <text:p>60,181</text:p>
          </table:table-cell>
          <table:table-cell office:value-type="float" office:value="87.474" calcext:value-type="float">
            <text:p>87,4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.273" calcext:value-type="float">
            <text:p>66,273</text:p>
          </table:table-cell>
          <table:table-cell office:value-type="float" office:value="47.811" calcext:value-type="float">
            <text:p>47,811</text:p>
          </table:table-cell>
          <table:table-cell office:value-type="float" office:value="84.735" calcext:value-type="float">
            <text:p>84,7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73.736" calcext:value-type="float">
            <text:p>73,736</text:p>
          </table:table-cell>
          <table:table-cell office:value-type="float" office:value="60.034" calcext:value-type="float">
            <text:p>60,034</text:p>
          </table:table-cell>
          <table:table-cell office:value-type="float" office:value="87.437" calcext:value-type="float">
            <text:p>87,4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1.2" calcext:value-type="float">
            <text:p>61,2</text:p>
          </table:table-cell>
          <table:table-cell office:value-type="float" office:value="40.099" calcext:value-type="float">
            <text:p>40,099</text:p>
          </table:table-cell>
          <table:table-cell office:value-type="float" office:value="82.3" calcext:value-type="float">
            <text:p>82,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73.697" calcext:value-type="float">
            <text:p>73,697</text:p>
          </table:table-cell>
          <table:table-cell office:value-type="float" office:value="59.946" calcext:value-type="float">
            <text:p>59,946</text:p>
          </table:table-cell>
          <table:table-cell office:value-type="float" office:value="87.448" calcext:value-type="float">
            <text:p>87,4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5.948" calcext:value-type="float">
            <text:p>55,948</text:p>
          </table:table-cell>
          <table:table-cell office:value-type="float" office:value="32.368" calcext:value-type="float">
            <text:p>32,368</text:p>
          </table:table-cell>
          <table:table-cell office:value-type="float" office:value="79.529" calcext:value-type="float">
            <text:p>79,5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3.681" calcext:value-type="float">
            <text:p>73,681</text:p>
          </table:table-cell>
          <table:table-cell office:value-type="float" office:value="59.901" calcext:value-type="float">
            <text:p>59,901</text:p>
          </table:table-cell>
          <table:table-cell office:value-type="float" office:value="87.46" calcext:value-type="float">
            <text:p>87,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.623" calcext:value-type="float">
            <text:p>50,623</text:p>
          </table:table-cell>
          <table:table-cell office:value-type="float" office:value="24.655" calcext:value-type="float">
            <text:p>24,655</text:p>
          </table:table-cell>
          <table:table-cell office:value-type="float" office:value="76.591" calcext:value-type="float">
            <text:p>76,59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3.674" calcext:value-type="float">
            <text:p>73,674</text:p>
          </table:table-cell>
          <table:table-cell office:value-type="float" office:value="59.88" calcext:value-type="float">
            <text:p>59,88</text:p>
          </table:table-cell>
          <table:table-cell office:value-type="float" office:value="87.469" calcext:value-type="float">
            <text:p>87,4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5.266" calcext:value-type="float">
            <text:p>45,266</text:p>
          </table:table-cell>
          <table:table-cell office:value-type="float" office:value="16.93" calcext:value-type="float">
            <text:p>16,93</text:p>
          </table:table-cell>
          <table:table-cell office:value-type="float" office:value="73.602" calcext:value-type="float">
            <text:p>73,60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3.671" calcext:value-type="float">
            <text:p>73,671</text:p>
          </table:table-cell>
          <table:table-cell office:value-type="float" office:value="59.87" calcext:value-type="float">
            <text:p>59,87</text:p>
          </table:table-cell>
          <table:table-cell office:value-type="float" office:value="87.473" calcext:value-type="float">
            <text:p>87,4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.018" calcext:value-type="float">
            <text:p>43,018</text:p>
          </table:table-cell>
          <table:table-cell office:value-type="float" office:value="14.761" calcext:value-type="float">
            <text:p>14,761</text:p>
          </table:table-cell>
          <table:table-cell office:value-type="float" office:value="71.276" calcext:value-type="float">
            <text:p>71,2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73.67" calcext:value-type="float">
            <text:p>73,67</text:p>
          </table:table-cell>
          <table:table-cell office:value-type="float" office:value="59.865" calcext:value-type="float">
            <text:p>59,865</text:p>
          </table:table-cell>
          <table:table-cell office:value-type="float" office:value="87.475" calcext:value-type="float">
            <text:p>87,4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.075" calcext:value-type="float">
            <text:p>42,075</text:p>
          </table:table-cell>
          <table:table-cell office:value-type="float" office:value="13.746" calcext:value-type="float">
            <text:p>13,746</text:p>
          </table:table-cell>
          <table:table-cell office:value-type="float" office:value="70.404" calcext:value-type="float">
            <text:p>70,40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73.67" calcext:value-type="float">
            <text:p>73,67</text:p>
          </table:table-cell>
          <table:table-cell office:value-type="float" office:value="59.863" calcext:value-type="float">
            <text:p>59,863</text:p>
          </table:table-cell>
          <table:table-cell office:value-type="float" office:value="87.476" calcext:value-type="float">
            <text:p>87,47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.679" calcext:value-type="float">
            <text:p>41,679</text:p>
          </table:table-cell>
          <table:table-cell office:value-type="float" office:value="13.139" calcext:value-type="float">
            <text:p>13,139</text:p>
          </table:table-cell>
          <table:table-cell office:value-type="float" office:value="70.22" calcext:value-type="float">
            <text:p>70,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3.669" calcext:value-type="float">
            <text:p>73,669</text:p>
          </table:table-cell>
          <table:table-cell office:value-type="float" office:value="59.862" calcext:value-type="float">
            <text:p>59,862</text:p>
          </table:table-cell>
          <table:table-cell office:value-type="float" office:value="87.477" calcext:value-type="float">
            <text:p>87,4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.513" calcext:value-type="float">
            <text:p>41,513</text:p>
          </table:table-cell>
          <table:table-cell office:value-type="float" office:value="12.795" calcext:value-type="float">
            <text:p>12,795</text:p>
          </table:table-cell>
          <table:table-cell office:value-type="float" office:value="70.232" calcext:value-type="float">
            <text:p>70,2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79.913" calcext:value-type="float">
            <text:p>79,913</text:p>
          </table:table-cell>
          <table:table-cell office:value-type="float" office:value="64.621" calcext:value-type="float">
            <text:p>64,621</text:p>
          </table:table-cell>
          <table:table-cell office:value-type="float" office:value="95.206" calcext:value-type="float">
            <text:p>95,2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.444" calcext:value-type="float">
            <text:p>41,444</text:p>
          </table:table-cell>
          <table:table-cell office:value-type="float" office:value="12.616" calcext:value-type="float">
            <text:p>12,616</text:p>
          </table:table-cell>
          <table:table-cell office:value-type="float" office:value="70.271" calcext:value-type="float">
            <text:p>70,27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2.534" calcext:value-type="float">
            <text:p>82,534</text:p>
          </table:table-cell>
          <table:table-cell office:value-type="float" office:value="69.04" calcext:value-type="float">
            <text:p>69,04</text:p>
          </table:table-cell>
          <table:table-cell office:value-type="float" office:value="96.027" calcext:value-type="float">
            <text:p>96,0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.414" calcext:value-type="float">
            <text:p>41,414</text:p>
          </table:table-cell>
          <table:table-cell office:value-type="float" office:value="12.528" calcext:value-type="float">
            <text:p>12,528</text:p>
          </table:table-cell>
          <table:table-cell office:value-type="float" office:value="70.3" calcext:value-type="float">
            <text:p>70,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83.633" calcext:value-type="float">
            <text:p>83,633</text:p>
          </table:table-cell>
          <table:table-cell office:value-type="float" office:value="72.139" calcext:value-type="float">
            <text:p>72,139</text:p>
          </table:table-cell>
          <table:table-cell office:value-type="float" office:value="95.127" calcext:value-type="float">
            <text:p>95,1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.524" calcext:value-type="float">
            <text:p>44,524</text:p>
          </table:table-cell>
          <table:table-cell office:value-type="float" office:value="16.157" calcext:value-type="float">
            <text:p>16,157</text:p>
          </table:table-cell>
          <table:table-cell office:value-type="float" office:value="72.891" calcext:value-type="float">
            <text:p>72,89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84.094" calcext:value-type="float">
            <text:p>84,094</text:p>
          </table:table-cell>
          <table:table-cell office:value-type="float" office:value="73.681" calcext:value-type="float">
            <text:p>73,681</text:p>
          </table:table-cell>
          <table:table-cell office:value-type="float" office:value="94.508" calcext:value-type="float">
            <text:p>94,5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.951" calcext:value-type="float">
            <text:p>48,951</text:p>
          </table:table-cell>
          <table:table-cell office:value-type="float" office:value="21.285" calcext:value-type="float">
            <text:p>21,285</text:p>
          </table:table-cell>
          <table:table-cell office:value-type="float" office:value="76.617" calcext:value-type="float">
            <text:p>76,6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4.288" calcext:value-type="float">
            <text:p>84,288</text:p>
          </table:table-cell>
          <table:table-cell office:value-type="float" office:value="74.331" calcext:value-type="float">
            <text:p>74,331</text:p>
          </table:table-cell>
          <table:table-cell office:value-type="float" office:value="94.245" calcext:value-type="float">
            <text:p>94,2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.931" calcext:value-type="float">
            <text:p>53,931</text:p>
          </table:table-cell>
          <table:table-cell office:value-type="float" office:value="27.364" calcext:value-type="float">
            <text:p>27,364</text:p>
          </table:table-cell>
          <table:table-cell office:value-type="float" office:value="80.498" calcext:value-type="float">
            <text:p>80,4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84.369" calcext:value-type="float">
            <text:p>84,369</text:p>
          </table:table-cell>
          <table:table-cell office:value-type="float" office:value="74.59" calcext:value-type="float">
            <text:p>74,59</text:p>
          </table:table-cell>
          <table:table-cell office:value-type="float" office:value="94.148" calcext:value-type="float">
            <text:p>94,1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9.142" calcext:value-type="float">
            <text:p>59,142</text:p>
          </table:table-cell>
          <table:table-cell office:value-type="float" office:value="34.058" calcext:value-type="float">
            <text:p>34,058</text:p>
          </table:table-cell>
          <table:table-cell office:value-type="float" office:value="84.227" calcext:value-type="float">
            <text:p>84,2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84.403" calcext:value-type="float">
            <text:p>84,403</text:p>
          </table:table-cell>
          <table:table-cell office:value-type="float" office:value="74.696" calcext:value-type="float">
            <text:p>74,696</text:p>
          </table:table-cell>
          <table:table-cell office:value-type="float" office:value="94.111" calcext:value-type="float">
            <text:p>94,1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4.451" calcext:value-type="float">
            <text:p>64,451</text:p>
          </table:table-cell>
          <table:table-cell office:value-type="float" office:value="41.076" calcext:value-type="float">
            <text:p>41,076</text:p>
          </table:table-cell>
          <table:table-cell office:value-type="float" office:value="87.827" calcext:value-type="float">
            <text:p>87,8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84.418" calcext:value-type="float">
            <text:p>84,418</text:p>
          </table:table-cell>
          <table:table-cell office:value-type="float" office:value="74.74" calcext:value-type="float">
            <text:p>74,74</text:p>
          </table:table-cell>
          <table:table-cell office:value-type="float" office:value="94.095" calcext:value-type="float">
            <text:p>94,09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9.801" calcext:value-type="float">
            <text:p>69,801</text:p>
          </table:table-cell>
          <table:table-cell office:value-type="float" office:value="48.203" calcext:value-type="float">
            <text:p>48,203</text:p>
          </table:table-cell>
          <table:table-cell office:value-type="float" office:value="91.399" calcext:value-type="float">
            <text:p>91,39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84.424" calcext:value-type="float">
            <text:p>84,424</text:p>
          </table:table-cell>
          <table:table-cell office:value-type="float" office:value="74.759" calcext:value-type="float">
            <text:p>74,759</text:p>
          </table:table-cell>
          <table:table-cell office:value-type="float" office:value="94.088" calcext:value-type="float">
            <text:p>94,0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.168" calcext:value-type="float">
            <text:p>75,168</text:p>
          </table:table-cell>
          <table:table-cell office:value-type="float" office:value="55.29" calcext:value-type="float">
            <text:p>55,29</text:p>
          </table:table-cell>
          <table:table-cell office:value-type="float" office:value="95.046" calcext:value-type="float">
            <text:p>95,04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84.426" calcext:value-type="float">
            <text:p>84,426</text:p>
          </table:table-cell>
          <table:table-cell office:value-type="float" office:value="74.767" calcext:value-type="float">
            <text:p>74,767</text:p>
          </table:table-cell>
          <table:table-cell office:value-type="float" office:value="94.085" calcext:value-type="float">
            <text:p>94,0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.542" calcext:value-type="float">
            <text:p>80,542</text:p>
          </table:table-cell>
          <table:table-cell office:value-type="float" office:value="62.224" calcext:value-type="float">
            <text:p>62,224</text:p>
          </table:table-cell>
          <table:table-cell office:value-type="float" office:value="98.861" calcext:value-type="float">
            <text:p>98,86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84.427" calcext:value-type="float">
            <text:p>84,427</text:p>
          </table:table-cell>
          <table:table-cell office:value-type="float" office:value="74.771" calcext:value-type="float">
            <text:p>74,771</text:p>
          </table:table-cell>
          <table:table-cell office:value-type="float" office:value="94.083" calcext:value-type="float">
            <text:p>94,0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5.919" calcext:value-type="float">
            <text:p>85,919</text:p>
          </table:table-cell>
          <table:table-cell office:value-type="float" office:value="68.909" calcext:value-type="float">
            <text:p>68,909</text:p>
          </table:table-cell>
          <table:table-cell office:value-type="float" office:value="102.93" calcext:value-type="float">
            <text:p>102,9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84.428" calcext:value-type="float">
            <text:p>84,428</text:p>
          </table:table-cell>
          <table:table-cell office:value-type="float" office:value="74.773" calcext:value-type="float">
            <text:p>74,773</text:p>
          </table:table-cell>
          <table:table-cell office:value-type="float" office:value="94.083" calcext:value-type="float">
            <text:p>94,0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1.298" calcext:value-type="float">
            <text:p>91,298</text:p>
          </table:table-cell>
          <table:table-cell office:value-type="float" office:value="75.259" calcext:value-type="float">
            <text:p>75,259</text:p>
          </table:table-cell>
          <table:table-cell office:value-type="float" office:value="107.336" calcext:value-type="float">
            <text:p>107,33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4.428" calcext:value-type="float">
            <text:p>84,428</text:p>
          </table:table-cell>
          <table:table-cell office:value-type="float" office:value="74.773" calcext:value-type="float">
            <text:p>74,773</text:p>
          </table:table-cell>
          <table:table-cell office:value-type="float" office:value="94.082" calcext:value-type="float">
            <text:p>94,0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6.677" calcext:value-type="float">
            <text:p>96,677</text:p>
          </table:table-cell>
          <table:table-cell office:value-type="float" office:value="81.198" calcext:value-type="float">
            <text:p>81,198</text:p>
          </table:table-cell>
          <table:table-cell office:value-type="float" office:value="112.155" calcext:value-type="float">
            <text:p>112,15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7.666±28.1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26±0.1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175±0.093</text:p>
          </table:table-cell>
          <table:table-cell table:number-columns-repeated="16"/>
        </table:table-row>
      </table:table>
      <table:table table:name="отн. погр." table:style-name="ta1">
        <table:shapes>
          <draw:frame draw:z-index="0" draw:style-name="gr1" draw:text-style-name="P1" svg:width="22.536cm" svg:height="10.807cm" svg:x="15.464cm" svg:y="6.923cm">
            <draw:object draw:notify-on-update-of-ranges="'отн. погр.'.A2:'отн. погр.'.A13 'отн. погр.'.E1:'отн. погр.'.E1 'отн. погр.'.E2:'отн. погр.'.E13 'отн. погр.'.H1:'отн. погр.'.H1 'отн. погр.'.H14:'отн. погр.'.H37 'отн. погр.'.A14:'отн. погр.'.A37 'отн. погр.'.A14:'отн. погр.'.A37 'отн. погр.'.K1:'отн. погр.'.K1 'отн. погр.'.K14:'отн. погр.'.K37 'отн. погр.'.A2:'отн. погр.'.A13 'отн. погр.'.N1:'отн. погр.'.N1 'отн. погр.'.N2:'отн. погр.'.N13 'отн. погр.'.A14:'отн. погр.'.A37 'отн. погр.'.Q1:'отн. погр.'.Q1 'отн. погр.'.Q14:'отн. погр.'.Q37 'отн. погр.'.A14:'отн. погр.'.A37 'отн. погр.'.T1:'отн. погр.'.T1 'отн. погр.'.T14:'отн. погр.'.T37 'отн. погр.'.A2:'отн. погр.'.A13 'отн. погр.'.W1:'отн. погр.'.W1 'отн. погр.'.W2:'отн. погр.'.W13 'отн. погр.'.A14:'отн. погр.'.A37 'отн. погр.'.Z1:'отн. погр.'.Z1 'отн. погр.'.Z14:'отн. погр.'.Z37 'отн. погр.'.A14:'отн. погр.'.A37 'отн. погр.'.AC1:'отн. погр.'.AC1 'отн. погр.'.AC14:'отн. погр.'.AC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6" table:number-columns-repeated="3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2" table:number-columns-repeated="2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7" table:default-cell-style-name="ce3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.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. В0</text:p>
          </table:table-cell>
          <table:table-cell office:value-type="string" calcext:value-type="string">
            <text:p>дав. С1</text:p>
          </table:table-cell>
          <table:table-cell office:value-type="string" calcext:value-type="string">
            <text:p>прог-</text:p>
          </table:table-cell>
          <table:table-cell table:style-name="ce3" office:value-type="string" calcext:value-type="string">
            <text:p>прог. В0, С1</text:p>
          </table:table-cell>
          <table:table-cell table:style-name="ce1" office:value-type="string" calcext:value-type="string">
            <text:p>дав. С2</text:p>
          </table:table-cell>
          <table:table-cell table:style-name="ce1" office:value-type="string" calcext:value-type="string">
            <text:p>дав. С2-</text:p>
          </table:table-cell>
          <table:table-cell table:style-name="ce4" office:value-type="string" calcext:value-type="string">
            <text:p>прог. В0, С2 </text:p>
          </table:table-cell>
          <table:table-cell table:number-columns-repeated="2"/>
          <table:table-cell office:value-type="string" calcext:value-type="string">
            <text:p>адп. В1</text:p>
          </table:table-cell>
          <table:table-cell table:number-columns-repeated="2"/>
          <table:table-cell office:value-type="string" calcext:value-type="string">
            <text:p>прог. В1, С1</text:p>
          </table:table-cell>
          <table:table-cell table:number-columns-repeated="2"/>
          <table:table-cell office:value-type="string" calcext:value-type="string">
            <text:p>прог. В1, С2</text:p>
          </table:table-cell>
          <table:table-cell table:number-columns-repeated="2"/>
          <table:table-cell office:value-type="string" calcext:value-type="string">
            <text:p>адп. В2</text:p>
          </table:table-cell>
          <table:table-cell/>
          <table:table-cell table:style-name="ce3"/>
          <table:table-cell table:style-name="ce3" office:value-type="string" calcext:value-type="string">
            <text:p>прог. В2, С1</text:p>
          </table:table-cell>
          <table:table-cell table:style-name="ce3" table:number-columns-repeated="2"/>
          <table:table-cell table:style-name="ce3" office:value-type="string" calcext:value-type="string">
            <text:p>прог. В2, С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921" calcext:value-type="float">
            <text:p>78,921</text:p>
          </table:table-cell>
          <table:table-cell office:value-type="float" office:value="88.136" calcext:value-type="float">
            <text:p>88,136</text:p>
          </table:table-cell>
          <table:table-cell office:value-type="float" office:value="75.67" calcext:value-type="float">
            <text:p>75,67</text:p>
          </table:table-cell>
          <table:table-cell table:formula="of:=([.C2]-[.D2])/[.C2]" office:value-type="float" office:value="0.141440501043841" calcext:value-type="float">
            <text:p>0,141440501043841</text:p>
          </table:table-cell>
          <table:table-cell table:number-columns-repeated="6"/>
          <table:table-cell office:value-type="float" office:value="87.625" calcext:value-type="float">
            <text:p>87,625</text:p>
          </table:table-cell>
          <table:table-cell office:value-type="float" office:value="65.996" calcext:value-type="float">
            <text:p>65,996</text:p>
          </table:table-cell>
          <table:table-cell table:style-name="ce5" table:formula="of:=([.L2]-[.M2])/[.L2]" office:value-type="float" office:value="0.246835948644793" calcext:value-type="float">
            <text:p>0,247</text:p>
          </table:table-cell>
          <table:table-cell table:number-columns-repeated="6"/>
          <table:table-cell table:style-name="ce3" office:value-type="float" office:value="86.884" calcext:value-type="float">
            <text:p>86,884</text:p>
          </table:table-cell>
          <table:table-cell table:style-name="ce3" office:value-type="float" office:value="65.902" calcext:value-type="float">
            <text:p>65,902</text:p>
          </table:table-cell>
          <table:table-cell table:style-name="ce6" table:formula="of:=([.U2]-[.V2])/[.U2]" office:value-type="float" office:value="0.241494406334883" calcext:value-type="float">
            <text:p>0,241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137" calcext:value-type="float">
            <text:p>87,137</text:p>
          </table:table-cell>
          <table:table-cell office:value-type="float" office:value="83.64" calcext:value-type="float">
            <text:p>83,64</text:p>
          </table:table-cell>
          <table:table-cell office:value-type="float" office:value="73.283" calcext:value-type="float">
            <text:p>73,283</text:p>
          </table:table-cell>
          <table:table-cell table:formula="of:=([.C3]-[.D3])/[.C3]" office:value-type="float" office:value="0.12382831181253" calcext:value-type="float">
            <text:p>0,12382831181253</text:p>
          </table:table-cell>
          <table:table-cell table:number-columns-repeated="6"/>
          <table:table-cell office:value-type="float" office:value="83.011" calcext:value-type="float">
            <text:p>83,011</text:p>
          </table:table-cell>
          <table:table-cell office:value-type="float" office:value="65.129" calcext:value-type="float">
            <text:p>65,129</text:p>
          </table:table-cell>
          <table:table-cell table:style-name="ce5" table:formula="of:=([.L3]-[.M3])/[.L3]" office:value-type="float" office:value="0.215417233860573" calcext:value-type="float">
            <text:p>0,215</text:p>
          </table:table-cell>
          <table:table-cell table:number-columns-repeated="6"/>
          <table:table-cell table:style-name="ce3" office:value-type="float" office:value="81.275" calcext:value-type="float">
            <text:p>81,275</text:p>
          </table:table-cell>
          <table:table-cell table:style-name="ce3" office:value-type="float" office:value="62.169" calcext:value-type="float">
            <text:p>62,169</text:p>
          </table:table-cell>
          <table:table-cell table:style-name="ce6" table:formula="of:=([.U3]-[.V3])/[.U3]" office:value-type="float" office:value="0.235078437403876" calcext:value-type="float">
            <text:p>0,235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42" calcext:value-type="float">
            <text:p>78,242</text:p>
          </table:table-cell>
          <table:table-cell office:value-type="float" office:value="81.936" calcext:value-type="float">
            <text:p>81,936</text:p>
          </table:table-cell>
          <table:table-cell office:value-type="float" office:value="74.076" calcext:value-type="float">
            <text:p>74,076</text:p>
          </table:table-cell>
          <table:table-cell table:formula="of:=([.C4]-[.D4])/[.C4]" office:value-type="float" office:value="0.0959285295840658" calcext:value-type="float">
            <text:p>0,095928529584066</text:p>
          </table:table-cell>
          <table:table-cell table:number-columns-repeated="6"/>
          <table:table-cell office:value-type="float" office:value="81.29" calcext:value-type="float">
            <text:p>81,290</text:p>
          </table:table-cell>
          <table:table-cell office:value-type="float" office:value="67.54" calcext:value-type="float">
            <text:p>67,540</text:p>
          </table:table-cell>
          <table:table-cell table:style-name="ce5" table:formula="of:=([.L4]-[.M4])/[.L4]" office:value-type="float" office:value="0.16914749661705" calcext:value-type="float">
            <text:p>0,169</text:p>
          </table:table-cell>
          <table:table-cell table:number-columns-repeated="6"/>
          <table:table-cell table:style-name="ce3" office:value-type="float" office:value="78.876" calcext:value-type="float">
            <text:p>78,876</text:p>
          </table:table-cell>
          <table:table-cell table:style-name="ce3" office:value-type="float" office:value="64.066" calcext:value-type="float">
            <text:p>64,066</text:p>
          </table:table-cell>
          <table:table-cell table:style-name="ce6" table:formula="of:=([.U4]-[.V4])/[.U4]" office:value-type="float" office:value="0.187763071149653" calcext:value-type="float">
            <text:p>0,188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492" calcext:value-type="float">
            <text:p>89,492</text:p>
          </table:table-cell>
          <table:table-cell office:value-type="float" office:value="81.29" calcext:value-type="float">
            <text:p>81,29</text:p>
          </table:table-cell>
          <table:table-cell office:value-type="float" office:value="74.331" calcext:value-type="float">
            <text:p>74,331</text:p>
          </table:table-cell>
          <table:table-cell table:formula="of:=([.C5]-[.D5])/[.C5]" office:value-type="float" office:value="0.0856070857424038" calcext:value-type="float">
            <text:p>0,085607085742404</text:p>
          </table:table-cell>
          <table:table-cell table:number-columns-repeated="6"/>
          <table:table-cell office:value-type="float" office:value="80.648" calcext:value-type="float">
            <text:p>80,648</text:p>
          </table:table-cell>
          <table:table-cell office:value-type="float" office:value="68.263" calcext:value-type="float">
            <text:p>68,263</text:p>
          </table:table-cell>
          <table:table-cell table:style-name="ce5" table:formula="of:=([.L5]-[.M5])/[.L5]" office:value-type="float" office:value="0.153568594385478" calcext:value-type="float">
            <text:p>0,154</text:p>
          </table:table-cell>
          <table:table-cell table:number-columns-repeated="6"/>
          <table:table-cell table:style-name="ce3" office:value-type="float" office:value="77.85" calcext:value-type="float">
            <text:p>77,850</text:p>
          </table:table-cell>
          <table:table-cell table:style-name="ce3" office:value-type="float" office:value="65.261" calcext:value-type="float">
            <text:p>65,261</text:p>
          </table:table-cell>
          <table:table-cell table:style-name="ce6" table:formula="of:=([.U5]-[.V5])/[.U5]" office:value-type="float" office:value="0.161708413615928" calcext:value-type="float">
            <text:p>0,162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195" calcext:value-type="float">
            <text:p>75,195</text:p>
          </table:table-cell>
          <table:table-cell office:value-type="float" office:value="81.046" calcext:value-type="float">
            <text:p>81,046</text:p>
          </table:table-cell>
          <table:table-cell office:value-type="float" office:value="74.218" calcext:value-type="float">
            <text:p>74,218</text:p>
          </table:table-cell>
          <table:table-cell table:formula="of:=([.C6]-[.D6])/[.C6]" office:value-type="float" office:value="0.0842484514966809" calcext:value-type="float">
            <text:p>0,084248451496681</text:p>
          </table:table-cell>
          <table:table-cell table:number-columns-repeated="6"/>
          <table:table-cell office:value-type="float" office:value="80.409" calcext:value-type="float">
            <text:p>80,409</text:p>
          </table:table-cell>
          <table:table-cell office:value-type="float" office:value="68.177" calcext:value-type="float">
            <text:p>68,177</text:p>
          </table:table-cell>
          <table:table-cell table:style-name="ce5" table:formula="of:=([.L6]-[.M6])/[.L6]" office:value-type="float" office:value="0.152122274869728" calcext:value-type="float">
            <text:p>0,152</text:p>
          </table:table-cell>
          <table:table-cell table:number-columns-repeated="6"/>
          <table:table-cell table:style-name="ce3" office:value-type="float" office:value="77.411" calcext:value-type="float">
            <text:p>77,411</text:p>
          </table:table-cell>
          <table:table-cell table:style-name="ce3" office:value-type="float" office:value="65.426" calcext:value-type="float">
            <text:p>65,426</text:p>
          </table:table-cell>
          <table:table-cell table:style-name="ce6" table:formula="of:=([.U6]-[.V6])/[.U6]" office:value-type="float" office:value="0.154822957977548" calcext:value-type="float">
            <text:p>0,155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77" calcext:value-type="float">
            <text:p>84,077</text:p>
          </table:table-cell>
          <table:table-cell office:value-type="float" office:value="80.953" calcext:value-type="float">
            <text:p>80,953</text:p>
          </table:table-cell>
          <table:table-cell office:value-type="float" office:value="74.093" calcext:value-type="float">
            <text:p>74,093</text:p>
          </table:table-cell>
          <table:table-cell table:formula="of:=([.C7]-[.D7])/[.C7]" office:value-type="float" office:value="0.0847405284547824" calcext:value-type="float">
            <text:p>0,084740528454782</text:p>
          </table:table-cell>
          <table:table-cell table:number-columns-repeated="6"/>
          <table:table-cell office:value-type="float" office:value="80.32" calcext:value-type="float">
            <text:p>80,320</text:p>
          </table:table-cell>
          <table:table-cell office:value-type="float" office:value="68.014" calcext:value-type="float">
            <text:p>68,014</text:p>
          </table:table-cell>
          <table:table-cell table:style-name="ce5" table:formula="of:=([.L7]-[.M7])/[.L7]" office:value-type="float" office:value="0.153212151394422" calcext:value-type="float">
            <text:p>0,153</text:p>
          </table:table-cell>
          <table:table-cell table:number-columns-repeated="6"/>
          <table:table-cell table:style-name="ce3" office:value-type="float" office:value="77.223" calcext:value-type="float">
            <text:p>77,223</text:p>
          </table:table-cell>
          <table:table-cell table:style-name="ce3" office:value-type="float" office:value="65.272" calcext:value-type="float">
            <text:p>65,272</text:p>
          </table:table-cell>
          <table:table-cell table:style-name="ce6" table:formula="of:=([.U7]-[.V7])/[.U7]" office:value-type="float" office:value="0.154759592349429" calcext:value-type="float">
            <text:p>0,155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58" calcext:value-type="float">
            <text:p>81,58</text:p>
          </table:table-cell>
          <table:table-cell office:value-type="float" office:value="85.438" calcext:value-type="float">
            <text:p>85,438</text:p>
          </table:table-cell>
          <table:table-cell office:value-type="float" office:value="78.082" calcext:value-type="float">
            <text:p>78,082</text:p>
          </table:table-cell>
          <table:table-cell table:formula="of:=([.C8]-[.D8])/[.C8]" office:value-type="float" office:value="0.086097521009387" calcext:value-type="float">
            <text:p>0,086097521009387</text:p>
          </table:table-cell>
          <table:table-cell table:number-columns-repeated="6"/>
          <table:table-cell office:value-type="float" office:value="88.021" calcext:value-type="float">
            <text:p>88,021</text:p>
          </table:table-cell>
          <table:table-cell office:value-type="float" office:value="72.181" calcext:value-type="float">
            <text:p>72,181</text:p>
          </table:table-cell>
          <table:table-cell table:style-name="ce5" table:formula="of:=([.L8]-[.M8])/[.L8]" office:value-type="float" office:value="0.179957055702616" calcext:value-type="float">
            <text:p>0,180</text:p>
          </table:table-cell>
          <table:table-cell table:number-columns-repeated="6"/>
          <table:table-cell table:style-name="ce3" office:value-type="float" office:value="83.998" calcext:value-type="float">
            <text:p>83,998</text:p>
          </table:table-cell>
          <table:table-cell table:style-name="ce3" office:value-type="float" office:value="69.848" calcext:value-type="float">
            <text:p>69,848</text:p>
          </table:table-cell>
          <table:table-cell table:style-name="ce6" table:formula="of:=([.U8]-[.V8])/[.U8]" office:value-type="float" office:value="0.168456391818853" calcext:value-type="float">
            <text:p>0,168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42" calcext:value-type="float">
            <text:p>91,042</text:p>
          </table:table-cell>
          <table:table-cell office:value-type="float" office:value="85.391" calcext:value-type="float">
            <text:p>85,391</text:p>
          </table:table-cell>
          <table:table-cell office:value-type="float" office:value="79.572" calcext:value-type="float">
            <text:p>79,572</text:p>
          </table:table-cell>
          <table:table-cell table:formula="of:=([.C9]-[.D9])/[.C9]" office:value-type="float" office:value="0.0681453548968861" calcext:value-type="float">
            <text:p>0,068145354896886</text:p>
          </table:table-cell>
          <table:table-cell table:number-columns-repeated="6"/>
          <table:table-cell office:value-type="float" office:value="89.346" calcext:value-type="float">
            <text:p>89,346</text:p>
          </table:table-cell>
          <table:table-cell office:value-type="float" office:value="78.826" calcext:value-type="float">
            <text:p>78,826</text:p>
          </table:table-cell>
          <table:table-cell table:style-name="ce5" table:formula="of:=([.L9]-[.M9])/[.L9]" office:value-type="float" office:value="0.117744498914333" calcext:value-type="float">
            <text:p>0,118</text:p>
          </table:table-cell>
          <table:table-cell table:number-columns-repeated="6"/>
          <table:table-cell table:style-name="ce3" office:value-type="float" office:value="85.135" calcext:value-type="float">
            <text:p>85,135</text:p>
          </table:table-cell>
          <table:table-cell table:style-name="ce3" office:value-type="float" office:value="74.063" calcext:value-type="float">
            <text:p>74,063</text:p>
          </table:table-cell>
          <table:table-cell table:style-name="ce6" table:formula="of:=([.U9]-[.V9])/[.U9]" office:value-type="float" office:value="0.130052269924238" calcext:value-type="float">
            <text:p>0,130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.111" calcext:value-type="float">
            <text:p>86,111</text:p>
          </table:table-cell>
          <table:table-cell office:value-type="float" office:value="83.628" calcext:value-type="float">
            <text:p>83,628</text:p>
          </table:table-cell>
          <table:table-cell office:value-type="float" office:value="77.628" calcext:value-type="float">
            <text:p>77,628</text:p>
          </table:table-cell>
          <table:table-cell table:formula="of:=([.C10]-[.D10])/[.C10]" office:value-type="float" office:value="0.0717463050652891" calcext:value-type="float">
            <text:p>0,071746305065289</text:p>
          </table:table-cell>
          <table:table-cell table:number-columns-repeated="6"/>
          <table:table-cell office:value-type="float" office:value="88.293" calcext:value-type="float">
            <text:p>88,293</text:p>
          </table:table-cell>
          <table:table-cell office:value-type="float" office:value="80.539" calcext:value-type="float">
            <text:p>80,539</text:p>
          </table:table-cell>
          <table:table-cell table:style-name="ce5" table:formula="of:=([.L10]-[.M10])/[.L10]" office:value-type="float" office:value="0.0878212315812126" calcext:value-type="float">
            <text:p>0,088</text:p>
          </table:table-cell>
          <table:table-cell table:number-columns-repeated="6"/>
          <table:table-cell table:style-name="ce3" office:value-type="float" office:value="83.859" calcext:value-type="float">
            <text:p>83,859</text:p>
          </table:table-cell>
          <table:table-cell table:style-name="ce3" office:value-type="float" office:value="74.408" calcext:value-type="float">
            <text:p>74,408</text:p>
          </table:table-cell>
          <table:table-cell table:style-name="ce6" table:formula="of:=([.U10]-[.V10])/[.U10]" office:value-type="float" office:value="0.11270108157741" calcext:value-type="float">
            <text:p>0,113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.232" calcext:value-type="float">
            <text:p>76,232</text:p>
          </table:table-cell>
          <table:table-cell office:value-type="float" office:value="81.213" calcext:value-type="float">
            <text:p>81,213</text:p>
          </table:table-cell>
          <table:table-cell office:value-type="float" office:value="74.052" calcext:value-type="float">
            <text:p>74,052</text:p>
          </table:table-cell>
          <table:table-cell table:formula="of:=([.C11]-[.D11])/[.C11]" office:value-type="float" office:value="0.0881755383990246" calcext:value-type="float">
            <text:p>0,088175538399025</text:p>
          </table:table-cell>
          <table:table-cell table:number-columns-repeated="6"/>
          <table:table-cell office:value-type="float" office:value="86.353" calcext:value-type="float">
            <text:p>86,353</text:p>
          </table:table-cell>
          <table:table-cell office:value-type="float" office:value="77.405" calcext:value-type="float">
            <text:p>77,405</text:p>
          </table:table-cell>
          <table:table-cell table:style-name="ce5" table:formula="of:=([.L11]-[.M11])/[.L11]" office:value-type="float" office:value="0.103621182819358" calcext:value-type="float">
            <text:p>0,104</text:p>
          </table:table-cell>
          <table:table-cell table:number-columns-repeated="6"/>
          <table:table-cell table:style-name="ce3" office:value-type="float" office:value="81.552" calcext:value-type="float">
            <text:p>81,552</text:p>
          </table:table-cell>
          <table:table-cell table:style-name="ce3" office:value-type="float" office:value="70.788" calcext:value-type="float">
            <text:p>70,788</text:p>
          </table:table-cell>
          <table:table-cell table:style-name="ce6" table:formula="of:=([.U11]-[.V11])/[.U11]" office:value-type="float" office:value="0.131989405532666" calcext:value-type="float">
            <text:p>0,132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978" calcext:value-type="float">
            <text:p>75,978</text:p>
          </table:table-cell>
          <table:table-cell office:value-type="float" office:value="78.552" calcext:value-type="float">
            <text:p>78,552</text:p>
          </table:table-cell>
          <table:table-cell office:value-type="float" office:value="70.23" calcext:value-type="float">
            <text:p>70,23</text:p>
          </table:table-cell>
          <table:table-cell table:formula="of:=([.C12]-[.D12])/[.C12]" office:value-type="float" office:value="0.105942560342194" calcext:value-type="float">
            <text:p>0,105942560342194</text:p>
          </table:table-cell>
          <table:table-cell table:number-columns-repeated="6"/>
          <table:table-cell office:value-type="float" office:value="84.083" calcext:value-type="float">
            <text:p>84,083</text:p>
          </table:table-cell>
          <table:table-cell office:value-type="float" office:value="73.271" calcext:value-type="float">
            <text:p>73,271</text:p>
          </table:table-cell>
          <table:table-cell table:style-name="ce5" table:formula="of:=([.L12]-[.M12])/[.L12]" office:value-type="float" office:value="0.128587229285349" calcext:value-type="float">
            <text:p>0,129</text:p>
          </table:table-cell>
          <table:table-cell table:number-columns-repeated="6"/>
          <table:table-cell table:style-name="ce3" office:value-type="float" office:value="78.804" calcext:value-type="float">
            <text:p>78,804</text:p>
          </table:table-cell>
          <table:table-cell table:style-name="ce3" office:value-type="float" office:value="66.036" calcext:value-type="float">
            <text:p>66,036</text:p>
          </table:table-cell>
          <table:table-cell table:style-name="ce6" table:formula="of:=([.U12]-[.V12])/[.U12]" office:value-type="float" office:value="0.162022232373991" calcext:value-type="float">
            <text:p>0,162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575" calcext:value-type="float">
            <text:p>78,575</text:p>
          </table:table-cell>
          <table:table-cell office:value-type="float" office:value="75.797" calcext:value-type="float">
            <text:p>75,797</text:p>
          </table:table-cell>
          <table:table-cell office:value-type="float" office:value="66.436" calcext:value-type="float">
            <text:p>66,436</text:p>
          </table:table-cell>
          <table:table-cell table:formula="of:=([.C13]-[.D13])/[.C13]" office:value-type="float" office:value="0.123500930115968" calcext:value-type="float">
            <text:p>0,123500930115968</text:p>
          </table:table-cell>
          <table:table-cell table:number-columns-repeated="6"/>
          <table:table-cell office:value-type="float" office:value="81.69" calcext:value-type="float">
            <text:p>81,690</text:p>
          </table:table-cell>
          <table:table-cell office:value-type="float" office:value="69.215" calcext:value-type="float">
            <text:p>69,215</text:p>
          </table:table-cell>
          <table:table-cell table:style-name="ce5" table:formula="of:=([.L13]-[.M13])/[.L13]" office:value-type="float" office:value="0.15271147019219" calcext:value-type="float">
            <text:p>0,153</text:p>
          </table:table-cell>
          <table:table-cell table:number-columns-repeated="6"/>
          <table:table-cell table:style-name="ce3" office:value-type="float" office:value="75.868" calcext:value-type="float">
            <text:p>75,868</text:p>
          </table:table-cell>
          <table:table-cell table:style-name="ce3" office:value-type="float" office:value="61.251" calcext:value-type="float">
            <text:p>61,251</text:p>
          </table:table-cell>
          <table:table-cell table:style-name="ce6" table:formula="of:=([.U13]-[.V13])/[.U13]" office:value-type="float" office:value="0.192663573575157" calcext:value-type="float">
            <text:p>0,193</text:p>
          </table:table-cell>
          <table:table-cell table:style-name="ce3" table:number-columns-repeated="6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74.747" calcext:value-type="float">
            <text:p>74,747</text:p>
          </table:table-cell>
          <table:table-cell office:value-type="float" office:value="65.428" calcext:value-type="float">
            <text:p>65,428</text:p>
          </table:table-cell>
          <table:table-cell table:formula="of:=([.F14]-[.G14])/[.F14]" office:value-type="float" office:value="0.124673899955851" calcext:value-type="float">
            <text:p>0,124673899955851</text:p>
          </table:table-cell>
          <table:table-cell office:value-type="float" office:value="74.747" calcext:value-type="float">
            <text:p>74,747</text:p>
          </table:table-cell>
          <table:table-cell office:value-type="float" office:value="65.428" calcext:value-type="float">
            <text:p>65,428</text:p>
          </table:table-cell>
          <table:table-cell table:formula="of:=([.I14]-[.J14])/[.I14]" office:value-type="float" office:value="0.124673899955851" calcext:value-type="float">
            <text:p>0,124673899955851</text:p>
          </table:table-cell>
          <table:table-cell table:number-columns-repeated="3"/>
          <table:table-cell table:style-name="Default" office:value-type="float" office:value="81.766" calcext:value-type="float">
            <text:p>81,766</text:p>
          </table:table-cell>
          <table:table-cell table:style-name="Default" office:value-type="float" office:value="72.273" calcext:value-type="float">
            <text:p>72,273</text:p>
          </table:table-cell>
          <table:table-cell table:style-name="ce5" table:formula="of:=([.O14]-[.P14])/[.O14]" office:value-type="float" office:value="0.116099601301274" calcext:value-type="float">
            <text:p>0,116</text:p>
          </table:table-cell>
          <table:table-cell table:style-name="Default" office:value-type="float" office:value="81.766" calcext:value-type="float">
            <text:p>81,766</text:p>
          </table:table-cell>
          <table:table-cell table:style-name="Default" office:value-type="float" office:value="72.273" calcext:value-type="float">
            <text:p>72,273</text:p>
          </table:table-cell>
          <table:table-cell table:style-name="ce5" table:formula="of:=([.R14]-[.S14])/[.R14]" office:value-type="float" office:value="0.116099601301274" calcext:value-type="float">
            <text:p>0,116</text:p>
          </table:table-cell>
          <table:table-cell table:style-name="ce3" table:number-columns-repeated="3"/>
          <table:table-cell office:value-type="float" office:value="74.567" calcext:value-type="float">
            <text:p>74,567</text:p>
          </table:table-cell>
          <table:table-cell office:value-type="float" office:value="59.91" calcext:value-type="float">
            <text:p>59,91</text:p>
          </table:table-cell>
          <table:table-cell table:style-name="ce6" table:formula="of:=([.X14]-[.Y14])/[.X14]" office:value-type="float" office:value="0.196561481620556" calcext:value-type="float">
            <text:p>0,197</text:p>
          </table:table-cell>
          <table:table-cell office:value-type="float" office:value="74.567" calcext:value-type="float">
            <text:p>74,567</text:p>
          </table:table-cell>
          <table:table-cell office:value-type="float" office:value="59.91" calcext:value-type="float">
            <text:p>59,91</text:p>
          </table:table-cell>
          <table:table-cell table:style-name="ce6" table:formula="of:=([.AA14]-[.AB14])/[.AA14]" office:value-type="float" office:value="0.196561481620556" calcext:value-type="float">
            <text:p>0,1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4.439" calcext:value-type="float">
            <text:p>74,439</text:p>
          </table:table-cell>
          <table:table-cell office:value-type="float" office:value="65.52" calcext:value-type="float">
            <text:p>65,52</text:p>
          </table:table-cell>
          <table:table-cell table:formula="of:=([.F15]-[.G15])/[.F15]" office:value-type="float" office:value="0.119816225365736" calcext:value-type="float">
            <text:p>0,119816225365736</text:p>
          </table:table-cell>
          <table:table-cell office:value-type="float" office:value="71.856" calcext:value-type="float">
            <text:p>71,856</text:p>
          </table:table-cell>
          <table:table-cell office:value-type="float" office:value="61.8" calcext:value-type="float">
            <text:p>61,8</text:p>
          </table:table-cell>
          <table:table-cell table:formula="of:=([.I15]-[.J15])/[.I15]" office:value-type="float" office:value="0.139946559786239" calcext:value-type="float">
            <text:p>0,139946559786239</text:p>
          </table:table-cell>
          <table:table-cell table:number-columns-repeated="3"/>
          <table:table-cell table:style-name="Default" office:value-type="float" office:value="81.614" calcext:value-type="float">
            <text:p>81,614</text:p>
          </table:table-cell>
          <table:table-cell table:style-name="Default" office:value-type="float" office:value="72.42" calcext:value-type="float">
            <text:p>72,42</text:p>
          </table:table-cell>
          <table:table-cell table:style-name="ce5" table:formula="of:=([.O15]-[.P15])/[.O15]" office:value-type="float" office:value="0.112652241037077" calcext:value-type="float">
            <text:p>0,113</text:p>
          </table:table-cell>
          <table:table-cell table:style-name="Default" office:value-type="float" office:value="78.189" calcext:value-type="float">
            <text:p>78,189</text:p>
          </table:table-cell>
          <table:table-cell table:style-name="Default" office:value-type="float" office:value="66.307" calcext:value-type="float">
            <text:p>66,307</text:p>
          </table:table-cell>
          <table:table-cell table:style-name="ce5" table:formula="of:=([.R15]-[.S15])/[.R15]" office:value-type="float" office:value="0.151965110181739" calcext:value-type="float">
            <text:p>0,152</text:p>
          </table:table-cell>
          <table:table-cell table:style-name="ce3" table:number-columns-repeated="3"/>
          <table:table-cell office:value-type="float" office:value="74.046" calcext:value-type="float">
            <text:p>74,046</text:p>
          </table:table-cell>
          <table:table-cell office:value-type="float" office:value="60.318" calcext:value-type="float">
            <text:p>60,318</text:p>
          </table:table-cell>
          <table:table-cell table:style-name="ce6" table:formula="of:=([.X15]-[.Y15])/[.X15]" office:value-type="float" office:value="0.185398265942792" calcext:value-type="float">
            <text:p>0,185</text:p>
          </table:table-cell>
          <table:table-cell office:value-type="float" office:value="70.924" calcext:value-type="float">
            <text:p>70,924</text:p>
          </table:table-cell>
          <table:table-cell office:value-type="float" office:value="55.056" calcext:value-type="float">
            <text:p>55,056</text:p>
          </table:table-cell>
          <table:table-cell table:style-name="ce6" table:formula="of:=([.AA15]-[.AB15])/[.AA15]" office:value-type="float" office:value="0.223732445998534" calcext:value-type="float">
            <text:p>0,2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74.337" calcext:value-type="float">
            <text:p>74,337</text:p>
          </table:table-cell>
          <table:table-cell office:value-type="float" office:value="65.41" calcext:value-type="float">
            <text:p>65,41</text:p>
          </table:table-cell>
          <table:table-cell table:formula="of:=([.F16]-[.G16])/[.F16]" office:value-type="float" office:value="0.120088246768097" calcext:value-type="float">
            <text:p>0,120088246768097</text:p>
          </table:table-cell>
          <table:table-cell office:value-type="float" office:value="68.306" calcext:value-type="float">
            <text:p>68,306</text:p>
          </table:table-cell>
          <table:table-cell office:value-type="float" office:value="56.898" calcext:value-type="float">
            <text:p>56,898</text:p>
          </table:table-cell>
          <table:table-cell table:formula="of:=([.I16]-[.J16])/[.I16]" office:value-type="float" office:value="0.167013146722103" calcext:value-type="float">
            <text:p>0,167013146722103</text:p>
          </table:table-cell>
          <table:table-cell table:number-columns-repeated="3"/>
          <table:table-cell table:style-name="Default" office:value-type="float" office:value="81.575" calcext:value-type="float">
            <text:p>81,575</text:p>
          </table:table-cell>
          <table:table-cell table:style-name="Default" office:value-type="float" office:value="72.364" calcext:value-type="float">
            <text:p>72,364</text:p>
          </table:table-cell>
          <table:table-cell table:style-name="ce5" table:formula="of:=([.O16]-[.P16])/[.O16]" office:value-type="float" office:value="0.112914495862703" calcext:value-type="float">
            <text:p>0,113</text:p>
          </table:table-cell>
          <table:table-cell table:style-name="Default" office:value-type="float" office:value="73.845" calcext:value-type="float">
            <text:p>73,845</text:p>
          </table:table-cell>
          <table:table-cell table:style-name="Default" office:value-type="float" office:value="59.218" calcext:value-type="float">
            <text:p>59,218</text:p>
          </table:table-cell>
          <table:table-cell table:style-name="ce5" table:formula="of:=([.R16]-[.S16])/[.R16]" office:value-type="float" office:value="0.198077053287291" calcext:value-type="float">
            <text:p>0,198</text:p>
          </table:table-cell>
          <table:table-cell table:style-name="ce3" table:number-columns-repeated="3"/>
          <table:table-cell office:value-type="float" office:value="73.827" calcext:value-type="float">
            <text:p>73,827</text:p>
          </table:table-cell>
          <table:table-cell office:value-type="float" office:value="60.181" calcext:value-type="float">
            <text:p>60,181</text:p>
          </table:table-cell>
          <table:table-cell table:style-name="ce6" table:formula="of:=([.X16]-[.Y16])/[.X16]" office:value-type="float" office:value="0.184837525566527" calcext:value-type="float">
            <text:p>0,185</text:p>
          </table:table-cell>
          <table:table-cell office:value-type="float" office:value="66.273" calcext:value-type="float">
            <text:p>66,273</text:p>
          </table:table-cell>
          <table:table-cell office:value-type="float" office:value="47.811" calcext:value-type="float">
            <text:p>47,811</text:p>
          </table:table-cell>
          <table:table-cell table:style-name="ce6" table:formula="of:=([.AA16]-[.AB16])/[.AA16]" office:value-type="float" office:value="0.278574985288126" calcext:value-type="float">
            <text:p>0,27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74.302" calcext:value-type="float">
            <text:p>74,302</text:p>
          </table:table-cell>
          <table:table-cell office:value-type="float" office:value="65.347" calcext:value-type="float">
            <text:p>65,347</text:p>
          </table:table-cell>
          <table:table-cell table:formula="of:=([.F17]-[.G17])/[.F17]" office:value-type="float" office:value="0.120521654867971" calcext:value-type="float">
            <text:p>0,120521654867971</text:p>
          </table:table-cell>
          <table:table-cell office:value-type="float" office:value="64.536" calcext:value-type="float">
            <text:p>64,536</text:p>
          </table:table-cell>
          <table:table-cell office:value-type="float" office:value="51.793" calcext:value-type="float">
            <text:p>51,793</text:p>
          </table:table-cell>
          <table:table-cell table:formula="of:=([.I17]-[.J17])/[.I17]" office:value-type="float" office:value="0.197455683649436" calcext:value-type="float">
            <text:p>0,197455683649436</text:p>
          </table:table-cell>
          <table:table-cell table:number-columns-repeated="3"/>
          <table:table-cell table:style-name="Default" office:value-type="float" office:value="81.565" calcext:value-type="float">
            <text:p>81,565</text:p>
          </table:table-cell>
          <table:table-cell table:style-name="Default" office:value-type="float" office:value="72.338" calcext:value-type="float">
            <text:p>72,338</text:p>
          </table:table-cell>
          <table:table-cell table:style-name="ce5" table:formula="of:=([.O17]-[.P17])/[.O17]" office:value-type="float" office:value="0.113124501930975" calcext:value-type="float">
            <text:p>0,113</text:p>
          </table:table-cell>
          <table:table-cell table:style-name="Default" office:value-type="float" office:value="69.304" calcext:value-type="float">
            <text:p>69,304</text:p>
          </table:table-cell>
          <table:table-cell table:style-name="Default" office:value-type="float" office:value="52.371" calcext:value-type="float">
            <text:p>52,371</text:p>
          </table:table-cell>
          <table:table-cell table:style-name="ce5" table:formula="of:=([.R17]-[.S17])/[.R17]" office:value-type="float" office:value="0.244329331640309" calcext:value-type="float">
            <text:p>0,244</text:p>
          </table:table-cell>
          <table:table-cell table:style-name="ce3" table:number-columns-repeated="3"/>
          <table:table-cell office:value-type="float" office:value="73.736" calcext:value-type="float">
            <text:p>73,736</text:p>
          </table:table-cell>
          <table:table-cell office:value-type="float" office:value="60.034" calcext:value-type="float">
            <text:p>60,034</text:p>
          </table:table-cell>
          <table:table-cell table:style-name="ce6" table:formula="of:=([.X17]-[.Y17])/[.X17]" office:value-type="float" office:value="0.185825105782793" calcext:value-type="float">
            <text:p>0,186</text:p>
          </table:table-cell>
          <table:table-cell office:value-type="float" office:value="61.2" calcext:value-type="float">
            <text:p>61,2</text:p>
          </table:table-cell>
          <table:table-cell office:value-type="float" office:value="40.099" calcext:value-type="float">
            <text:p>40,099</text:p>
          </table:table-cell>
          <table:table-cell table:style-name="ce6" table:formula="of:=([.AA17]-[.AB17])/[.AA17]" office:value-type="float" office:value="0.344787581699346" calcext:value-type="float">
            <text:p>0,34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74.291" calcext:value-type="float">
            <text:p>74,291</text:p>
          </table:table-cell>
          <table:table-cell office:value-type="float" office:value="65.321" calcext:value-type="float">
            <text:p>65,321</text:p>
          </table:table-cell>
          <table:table-cell table:formula="of:=([.F18]-[.G18])/[.F18]" office:value-type="float" office:value="0.120741408784375" calcext:value-type="float">
            <text:p>0,120741408784375</text:p>
          </table:table-cell>
          <table:table-cell office:value-type="float" office:value="60.693" calcext:value-type="float">
            <text:p>60,693</text:p>
          </table:table-cell>
          <table:table-cell office:value-type="float" office:value="46.67" calcext:value-type="float">
            <text:p>46,67</text:p>
          </table:table-cell>
          <table:table-cell table:formula="of:=([.I18]-[.J18])/[.I18]" office:value-type="float" office:value="0.231048061555698" calcext:value-type="float">
            <text:p>0,231048061555698</text:p>
          </table:table-cell>
          <table:table-cell table:number-columns-repeated="3"/>
          <table:table-cell table:style-name="Default" office:value-type="float" office:value="81.563" calcext:value-type="float">
            <text:p>81,563</text:p>
          </table:table-cell>
          <table:table-cell table:style-name="Default" office:value-type="float" office:value="72.33" calcext:value-type="float">
            <text:p>72,33</text:p>
          </table:table-cell>
          <table:table-cell table:style-name="ce5" table:formula="of:=([.O18]-[.P18])/[.O18]" office:value-type="float" office:value="0.113200838615549" calcext:value-type="float">
            <text:p>0,113</text:p>
          </table:table-cell>
          <table:table-cell table:style-name="Default" office:value-type="float" office:value="64.712" calcext:value-type="float">
            <text:p>64,712</text:p>
          </table:table-cell>
          <table:table-cell table:style-name="Default" office:value-type="float" office:value="45.652" calcext:value-type="float">
            <text:p>45,652</text:p>
          </table:table-cell>
          <table:table-cell table:style-name="ce5" table:formula="of:=([.R18]-[.S18])/[.R18]" office:value-type="float" office:value="0.294535789343553" calcext:value-type="float">
            <text:p>0,295</text:p>
          </table:table-cell>
          <table:table-cell table:style-name="ce3" table:number-columns-repeated="3"/>
          <table:table-cell office:value-type="float" office:value="73.697" calcext:value-type="float">
            <text:p>73,697</text:p>
          </table:table-cell>
          <table:table-cell office:value-type="float" office:value="59.946" calcext:value-type="float">
            <text:p>59,946</text:p>
          </table:table-cell>
          <table:table-cell table:style-name="ce6" table:formula="of:=([.X18]-[.Y18])/[.X18]" office:value-type="float" office:value="0.186588327883089" calcext:value-type="float">
            <text:p>0,187</text:p>
          </table:table-cell>
          <table:table-cell office:value-type="float" office:value="55.948" calcext:value-type="float">
            <text:p>55,948</text:p>
          </table:table-cell>
          <table:table-cell office:value-type="float" office:value="32.368" calcext:value-type="float">
            <text:p>32,368</text:p>
          </table:table-cell>
          <table:table-cell table:style-name="ce6" table:formula="of:=([.AA18]-[.AB18])/[.AA18]" office:value-type="float" office:value="0.421462786873525" calcext:value-type="float">
            <text:p>0,4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4.287" calcext:value-type="float">
            <text:p>74,287</text:p>
          </table:table-cell>
          <table:table-cell office:value-type="float" office:value="65.311" calcext:value-type="float">
            <text:p>65,311</text:p>
          </table:table-cell>
          <table:table-cell table:formula="of:=([.F19]-[.G19])/[.F19]" office:value-type="float" office:value="0.120828677965189" calcext:value-type="float">
            <text:p>0,120828677965189</text:p>
          </table:table-cell>
          <table:table-cell office:value-type="float" office:value="56.825" calcext:value-type="float">
            <text:p>56,825</text:p>
          </table:table-cell>
          <table:table-cell office:value-type="float" office:value="41.543" calcext:value-type="float">
            <text:p>41,543</text:p>
          </table:table-cell>
          <table:table-cell table:formula="of:=([.I19]-[.J19])/[.I19]" office:value-type="float" office:value="0.268930928288605" calcext:value-type="float">
            <text:p>0,268930928288605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8" calcext:value-type="float">
            <text:p>72,328</text:p>
          </table:table-cell>
          <table:table-cell table:style-name="ce5" table:formula="of:=([.O19]-[.P19])/[.O19]" office:value-type="float" office:value="0.113214487138618" calcext:value-type="float">
            <text:p>0,113</text:p>
          </table:table-cell>
          <table:table-cell table:style-name="Default" office:value-type="float" office:value="60.107" calcext:value-type="float">
            <text:p>60,107</text:p>
          </table:table-cell>
          <table:table-cell table:style-name="Default" office:value-type="float" office:value="38.945" calcext:value-type="float">
            <text:p>38,945</text:p>
          </table:table-cell>
          <table:table-cell table:style-name="ce5" table:formula="of:=([.R19]-[.S19])/[.R19]" office:value-type="float" office:value="0.35207213802053" calcext:value-type="float">
            <text:p>0,352</text:p>
          </table:table-cell>
          <table:table-cell table:style-name="ce3" table:number-columns-repeated="3"/>
          <table:table-cell office:value-type="float" office:value="73.681" calcext:value-type="float">
            <text:p>73,681</text:p>
          </table:table-cell>
          <table:table-cell office:value-type="float" office:value="59.901" calcext:value-type="float">
            <text:p>59,901</text:p>
          </table:table-cell>
          <table:table-cell table:style-name="ce6" table:formula="of:=([.X19]-[.Y19])/[.X19]" office:value-type="float" office:value="0.187022434548934" calcext:value-type="float">
            <text:p>0,187</text:p>
          </table:table-cell>
          <table:table-cell office:value-type="float" office:value="50.623" calcext:value-type="float">
            <text:p>50,623</text:p>
          </table:table-cell>
          <table:table-cell office:value-type="float" office:value="24.655" calcext:value-type="float">
            <text:p>24,655</text:p>
          </table:table-cell>
          <table:table-cell table:style-name="ce6" table:formula="of:=([.AA19]-[.AB19])/[.AA19]" office:value-type="float" office:value="0.512968413566956" calcext:value-type="float">
            <text:p>0,51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4.286" calcext:value-type="float">
            <text:p>74,286</text:p>
          </table:table-cell>
          <table:table-cell office:value-type="float" office:value="65.307" calcext:value-type="float">
            <text:p>65,307</text:p>
          </table:table-cell>
          <table:table-cell table:formula="of:=([.F20]-[.G20])/[.F20]" office:value-type="float" office:value="0.120870688958889" calcext:value-type="float">
            <text:p>0,120870688958889</text:p>
          </table:table-cell>
          <table:table-cell office:value-type="float" office:value="52.949" calcext:value-type="float">
            <text:p>52,949</text:p>
          </table:table-cell>
          <table:table-cell office:value-type="float" office:value="36.408" calcext:value-type="float">
            <text:p>36,408</text:p>
          </table:table-cell>
          <table:table-cell table:formula="of:=([.I20]-[.J20])/[.I20]" office:value-type="float" office:value="0.31239494608019" calcext:value-type="float">
            <text:p>0,31239494608019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7" calcext:value-type="float">
            <text:p>72,327</text:p>
          </table:table-cell>
          <table:table-cell table:style-name="ce5" table:formula="of:=([.O20]-[.P20])/[.O20]" office:value-type="float" office:value="0.113226747750178" calcext:value-type="float">
            <text:p>0,113</text:p>
          </table:table-cell>
          <table:table-cell table:style-name="Default" office:value-type="float" office:value="55.499" calcext:value-type="float">
            <text:p>55,499</text:p>
          </table:table-cell>
          <table:table-cell table:style-name="Default" office:value-type="float" office:value="32.215" calcext:value-type="float">
            <text:p>32,215</text:p>
          </table:table-cell>
          <table:table-cell table:style-name="ce5" table:formula="of:=([.R20]-[.S20])/[.R20]" office:value-type="float" office:value="0.419539090794429" calcext:value-type="float">
            <text:p>0,420</text:p>
          </table:table-cell>
          <table:table-cell table:style-name="ce3" table:number-columns-repeated="3"/>
          <table:table-cell office:value-type="float" office:value="73.674" calcext:value-type="float">
            <text:p>73,674</text:p>
          </table:table-cell>
          <table:table-cell office:value-type="float" office:value="59.88" calcext:value-type="float">
            <text:p>59,88</text:p>
          </table:table-cell>
          <table:table-cell table:style-name="ce6" table:formula="of:=([.X20]-[.Y20])/[.X20]" office:value-type="float" office:value="0.187230230474794" calcext:value-type="float">
            <text:p>0,187</text:p>
          </table:table-cell>
          <table:table-cell office:value-type="float" office:value="45.266" calcext:value-type="float">
            <text:p>45,266</text:p>
          </table:table-cell>
          <table:table-cell office:value-type="float" office:value="16.93" calcext:value-type="float">
            <text:p>16,93</text:p>
          </table:table-cell>
          <table:table-cell table:style-name="ce6" table:formula="of:=([.AA20]-[.AB20])/[.AA20]" office:value-type="float" office:value="0.625988600715769" calcext:value-type="float">
            <text:p>0,6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6" calcext:value-type="float">
            <text:p>65,306</text:p>
          </table:table-cell>
          <table:table-cell table:formula="of:=([.F21]-[.G21])/[.F21]" office:value-type="float" office:value="0.120872316079962" calcext:value-type="float">
            <text:p>0,120872316079962</text:p>
          </table:table-cell>
          <table:table-cell office:value-type="float" office:value="51.655" calcext:value-type="float">
            <text:p>51,655</text:p>
          </table:table-cell>
          <table:table-cell office:value-type="float" office:value="35.041" calcext:value-type="float">
            <text:p>35,041</text:p>
          </table:table-cell>
          <table:table-cell table:formula="of:=([.I21]-[.J21])/[.I21]" office:value-type="float" office:value="0.321633917336173" calcext:value-type="float">
            <text:p>0,321633917336173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7" calcext:value-type="float">
            <text:p>72,327</text:p>
          </table:table-cell>
          <table:table-cell table:style-name="ce5" table:formula="of:=([.O21]-[.P21])/[.O21]" office:value-type="float" office:value="0.113226747750178" calcext:value-type="float">
            <text:p>0,113</text:p>
          </table:table-cell>
          <table:table-cell table:style-name="Default" office:value-type="float" office:value="54.314" calcext:value-type="float">
            <text:p>54,314</text:p>
          </table:table-cell>
          <table:table-cell table:style-name="Default" office:value-type="float" office:value="31.434" calcext:value-type="float">
            <text:p>31,434</text:p>
          </table:table-cell>
          <table:table-cell table:style-name="ce5" table:formula="of:=([.R21]-[.S21])/[.R21]" office:value-type="float" office:value="0.421254188606989" calcext:value-type="float">
            <text:p>0,421</text:p>
          </table:table-cell>
          <table:table-cell table:style-name="ce3" table:number-columns-repeated="3"/>
          <table:table-cell office:value-type="float" office:value="73.671" calcext:value-type="float">
            <text:p>73,671</text:p>
          </table:table-cell>
          <table:table-cell office:value-type="float" office:value="59.87" calcext:value-type="float">
            <text:p>59,87</text:p>
          </table:table-cell>
          <table:table-cell table:style-name="ce6" table:formula="of:=([.X21]-[.Y21])/[.X21]" office:value-type="float" office:value="0.18733287182202" calcext:value-type="float">
            <text:p>0,187</text:p>
          </table:table-cell>
          <table:table-cell office:value-type="float" office:value="43.018" calcext:value-type="float">
            <text:p>43,018</text:p>
          </table:table-cell>
          <table:table-cell office:value-type="float" office:value="14.761" calcext:value-type="float">
            <text:p>14,761</text:p>
          </table:table-cell>
          <table:table-cell table:style-name="ce6" table:formula="of:=([.AA21]-[.AB21])/[.AA21]" office:value-type="float" office:value="0.656864568320238" calcext:value-type="float">
            <text:p>0,65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table:formula="of:=([.F22]-[.G22])/[.F22]" office:value-type="float" office:value="0.120885777747863" calcext:value-type="float">
            <text:p>0,120885777747863</text:p>
          </table:table-cell>
          <table:table-cell office:value-type="float" office:value="51.222" calcext:value-type="float">
            <text:p>51,222</text:p>
          </table:table-cell>
          <table:table-cell office:value-type="float" office:value="34.489" calcext:value-type="float">
            <text:p>34,489</text:p>
          </table:table-cell>
          <table:table-cell table:formula="of:=([.I22]-[.J22])/[.I22]" office:value-type="float" office:value="0.326676037640077" calcext:value-type="float">
            <text:p>0,326676037640077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7" calcext:value-type="float">
            <text:p>72,327</text:p>
          </table:table-cell>
          <table:table-cell table:style-name="ce5" table:formula="of:=([.O22]-[.P22])/[.O22]" office:value-type="float" office:value="0.113226747750178" calcext:value-type="float">
            <text:p>0,113</text:p>
          </table:table-cell>
          <table:table-cell table:style-name="Default" office:value-type="float" office:value="54.01" calcext:value-type="float">
            <text:p>54,01</text:p>
          </table:table-cell>
          <table:table-cell table:style-name="Default" office:value-type="float" office:value="31.059" calcext:value-type="float">
            <text:p>31,059</text:p>
          </table:table-cell>
          <table:table-cell table:style-name="ce5" table:formula="of:=([.R22]-[.S22])/[.R22]" office:value-type="float" office:value="0.424939825958156" calcext:value-type="float">
            <text:p>0,425</text:p>
          </table:table-cell>
          <table:table-cell table:style-name="ce3" table:number-columns-repeated="3"/>
          <table:table-cell office:value-type="float" office:value="73.67" calcext:value-type="float">
            <text:p>73,67</text:p>
          </table:table-cell>
          <table:table-cell office:value-type="float" office:value="59.865" calcext:value-type="float">
            <text:p>59,865</text:p>
          </table:table-cell>
          <table:table-cell table:style-name="ce6" table:formula="of:=([.X22]-[.Y22])/[.X22]" office:value-type="float" office:value="0.187389710872811" calcext:value-type="float">
            <text:p>0,187</text:p>
          </table:table-cell>
          <table:table-cell office:value-type="float" office:value="42.075" calcext:value-type="float">
            <text:p>42,075</text:p>
          </table:table-cell>
          <table:table-cell office:value-type="float" office:value="13.746" calcext:value-type="float">
            <text:p>13,746</text:p>
          </table:table-cell>
          <table:table-cell table:style-name="ce6" table:formula="of:=([.AA22]-[.AB22])/[.AA22]" office:value-type="float" office:value="0.673297682709447" calcext:value-type="float">
            <text:p>0,67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table:formula="of:=([.F23]-[.G23])/[.F23]" office:value-type="float" office:value="0.120885777747863" calcext:value-type="float">
            <text:p>0,120885777747863</text:p>
          </table:table-cell>
          <table:table-cell office:value-type="float" office:value="51.078" calcext:value-type="float">
            <text:p>51,078</text:p>
          </table:table-cell>
          <table:table-cell office:value-type="float" office:value="34.247" calcext:value-type="float">
            <text:p>34,247</text:p>
          </table:table-cell>
          <table:table-cell table:formula="of:=([.I23]-[.J23])/[.I23]" office:value-type="float" office:value="0.329515642742472" calcext:value-type="float">
            <text:p>0,329515642742472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7" calcext:value-type="float">
            <text:p>72,327</text:p>
          </table:table-cell>
          <table:table-cell table:style-name="ce5" table:formula="of:=([.O23]-[.P23])/[.O23]" office:value-type="float" office:value="0.113226747750178" calcext:value-type="float">
            <text:p>0,113</text:p>
          </table:table-cell>
          <table:table-cell table:style-name="Default" office:value-type="float" office:value="53.932" calcext:value-type="float">
            <text:p>53,932</text:p>
          </table:table-cell>
          <table:table-cell table:style-name="Default" office:value-type="float" office:value="30.896" calcext:value-type="float">
            <text:p>30,896</text:p>
          </table:table-cell>
          <table:table-cell table:style-name="ce5" table:formula="of:=([.R23]-[.S23])/[.R23]" office:value-type="float" office:value="0.42713046057999" calcext:value-type="float">
            <text:p>0,427</text:p>
          </table:table-cell>
          <table:table-cell table:style-name="ce3" table:number-columns-repeated="3"/>
          <table:table-cell office:value-type="float" office:value="73.67" calcext:value-type="float">
            <text:p>73,67</text:p>
          </table:table-cell>
          <table:table-cell office:value-type="float" office:value="59.863" calcext:value-type="float">
            <text:p>59,863</text:p>
          </table:table-cell>
          <table:table-cell table:style-name="ce6" table:formula="of:=([.X23]-[.Y23])/[.X23]" office:value-type="float" office:value="0.187416858965658" calcext:value-type="float">
            <text:p>0,187</text:p>
          </table:table-cell>
          <table:table-cell office:value-type="float" office:value="41.679" calcext:value-type="float">
            <text:p>41,679</text:p>
          </table:table-cell>
          <table:table-cell office:value-type="float" office:value="13.139" calcext:value-type="float">
            <text:p>13,139</text:p>
          </table:table-cell>
          <table:table-cell table:style-name="ce6" table:formula="of:=([.AA23]-[.AB23])/[.AA23]" office:value-type="float" office:value="0.684757311835697" calcext:value-type="float">
            <text:p>0,68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4.285" calcext:value-type="float">
            <text:p>74,285</text:p>
          </table:table-cell>
          <table:table-cell office:value-type="float" office:value="65.305" calcext:value-type="float">
            <text:p>65,305</text:p>
          </table:table-cell>
          <table:table-cell table:formula="of:=([.F24]-[.G24])/[.F24]" office:value-type="float" office:value="0.120885777747863" calcext:value-type="float">
            <text:p>0,120885777747863</text:p>
          </table:table-cell>
          <table:table-cell office:value-type="float" office:value="51.029" calcext:value-type="float">
            <text:p>51,029</text:p>
          </table:table-cell>
          <table:table-cell office:value-type="float" office:value="34.147" calcext:value-type="float">
            <text:p>34,147</text:p>
          </table:table-cell>
          <table:table-cell table:formula="of:=([.I24]-[.J24])/[.I24]" office:value-type="float" office:value="0.330831487977425" calcext:value-type="float">
            <text:p>0,330831487977425</text:p>
          </table:table-cell>
          <table:table-cell table:number-columns-repeated="3"/>
          <table:table-cell table:style-name="Default" office:value-type="float" office:value="81.562" calcext:value-type="float">
            <text:p>81,562</text:p>
          </table:table-cell>
          <table:table-cell table:style-name="Default" office:value-type="float" office:value="72.327" calcext:value-type="float">
            <text:p>72,327</text:p>
          </table:table-cell>
          <table:table-cell table:style-name="ce5" table:formula="of:=([.O24]-[.P24])/[.O24]" office:value-type="float" office:value="0.113226747750178" calcext:value-type="float">
            <text:p>0,113</text:p>
          </table:table-cell>
          <table:table-cell table:style-name="Default" office:value-type="float" office:value="53.912" calcext:value-type="float">
            <text:p>53,912</text:p>
          </table:table-cell>
          <table:table-cell table:style-name="Default" office:value-type="float" office:value="30.841" calcext:value-type="float">
            <text:p>30,841</text:p>
          </table:table-cell>
          <table:table-cell table:style-name="ce5" table:formula="of:=([.R24]-[.S24])/[.R24]" office:value-type="float" office:value="0.427938121382995" calcext:value-type="float">
            <text:p>0,428</text:p>
          </table:table-cell>
          <table:table-cell table:style-name="ce3" table:number-columns-repeated="3"/>
          <table:table-cell office:value-type="float" office:value="73.669" calcext:value-type="float">
            <text:p>73,669</text:p>
          </table:table-cell>
          <table:table-cell office:value-type="float" office:value="59.862" calcext:value-type="float">
            <text:p>59,862</text:p>
          </table:table-cell>
          <table:table-cell table:style-name="ce6" table:formula="of:=([.X24]-[.Y24])/[.X24]" office:value-type="float" office:value="0.187419403005335" calcext:value-type="float">
            <text:p>0,187</text:p>
          </table:table-cell>
          <table:table-cell office:value-type="float" office:value="41.513" calcext:value-type="float">
            <text:p>41,513</text:p>
          </table:table-cell>
          <table:table-cell office:value-type="float" office:value="12.795" calcext:value-type="float">
            <text:p>12,795</text:p>
          </table:table-cell>
          <table:table-cell table:style-name="ce6" table:formula="of:=([.AA24]-[.AB24])/[.AA24]" office:value-type="float" office:value="0.691783296798593" calcext:value-type="float">
            <text:p>0,69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79.453" calcext:value-type="float">
            <text:p>79,453</text:p>
          </table:table-cell>
          <table:table-cell office:value-type="float" office:value="70.174" calcext:value-type="float">
            <text:p>70,174</text:p>
          </table:table-cell>
          <table:table-cell table:formula="of:=([.F25]-[.G25])/[.F25]" office:value-type="float" office:value="0.116786024442123" calcext:value-type="float">
            <text:p>0,116786024442123</text:p>
          </table:table-cell>
          <table:table-cell office:value-type="float" office:value="51.013" calcext:value-type="float">
            <text:p>51,013</text:p>
          </table:table-cell>
          <table:table-cell office:value-type="float" office:value="34.109" calcext:value-type="float">
            <text:p>34,109</text:p>
          </table:table-cell>
          <table:table-cell table:formula="of:=([.I25]-[.J25])/[.I25]" office:value-type="float" office:value="0.331366514417893" calcext:value-type="float">
            <text:p>0,331366514417893</text:p>
          </table:table-cell>
          <table:table-cell table:number-columns-repeated="3"/>
          <table:table-cell table:style-name="Default" office:value-type="float" office:value="88.412" calcext:value-type="float">
            <text:p>88,412</text:p>
          </table:table-cell>
          <table:table-cell table:style-name="Default" office:value-type="float" office:value="76.464" calcext:value-type="float">
            <text:p>76,464</text:p>
          </table:table-cell>
          <table:table-cell table:style-name="ce5" table:formula="of:=([.O25]-[.P25])/[.O25]" office:value-type="float" office:value="0.135140026240782" calcext:value-type="float">
            <text:p>0,135</text:p>
          </table:table-cell>
          <table:table-cell table:style-name="Default" office:value-type="float" office:value="53.907" calcext:value-type="float">
            <text:p>53,907</text:p>
          </table:table-cell>
          <table:table-cell table:style-name="Default" office:value-type="float" office:value="30.824" calcext:value-type="float">
            <text:p>30,824</text:p>
          </table:table-cell>
          <table:table-cell table:style-name="ce5" table:formula="of:=([.R25]-[.S25])/[.R25]" office:value-type="float" office:value="0.428200419240544" calcext:value-type="float">
            <text:p>0,428</text:p>
          </table:table-cell>
          <table:table-cell table:style-name="ce3" table:number-columns-repeated="3"/>
          <table:table-cell office:value-type="float" office:value="79.913" calcext:value-type="float">
            <text:p>79,913</text:p>
          </table:table-cell>
          <table:table-cell office:value-type="float" office:value="64.621" calcext:value-type="float">
            <text:p>64,621</text:p>
          </table:table-cell>
          <table:table-cell table:style-name="ce6" table:formula="of:=([.X25]-[.Y25])/[.X25]" office:value-type="float" office:value="0.191358101935855" calcext:value-type="float">
            <text:p>0,191</text:p>
          </table:table-cell>
          <table:table-cell office:value-type="float" office:value="41.444" calcext:value-type="float">
            <text:p>41,444</text:p>
          </table:table-cell>
          <table:table-cell office:value-type="float" office:value="12.616" calcext:value-type="float">
            <text:p>12,616</text:p>
          </table:table-cell>
          <table:table-cell table:style-name="ce6" table:formula="of:=([.AA25]-[.AB25])/[.AA25]" office:value-type="float" office:value="0.695589228838915" calcext:value-type="float">
            <text:p>0,69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81.179" calcext:value-type="float">
            <text:p>81,179</text:p>
          </table:table-cell>
          <table:table-cell office:value-type="float" office:value="73.356" calcext:value-type="float">
            <text:p>73,356</text:p>
          </table:table-cell>
          <table:table-cell table:formula="of:=([.F26]-[.G26])/[.F26]" office:value-type="float" office:value="0.0963672871062714" calcext:value-type="float">
            <text:p>0,096367287106271</text:p>
          </table:table-cell>
          <table:table-cell office:value-type="float" office:value="51.008" calcext:value-type="float">
            <text:p>51,008</text:p>
          </table:table-cell>
          <table:table-cell office:value-type="float" office:value="34.094" calcext:value-type="float">
            <text:p>34,094</text:p>
          </table:table-cell>
          <table:table-cell table:formula="of:=([.I26]-[.J26])/[.I26]" office:value-type="float" office:value="0.33159504391468" calcext:value-type="float">
            <text:p>0,33159504391468</text:p>
          </table:table-cell>
          <table:table-cell table:number-columns-repeated="3"/>
          <table:table-cell table:style-name="Default" office:value-type="float" office:value="90.172" calcext:value-type="float">
            <text:p>90,172</text:p>
          </table:table-cell>
          <table:table-cell table:style-name="Default" office:value-type="float" office:value="82.77" calcext:value-type="float">
            <text:p>82,77</text:p>
          </table:table-cell>
          <table:table-cell table:style-name="ce5" table:formula="of:=([.O26]-[.P26])/[.O26]" office:value-type="float" office:value="0.0820875659850065" calcext:value-type="float">
            <text:p>0,082</text:p>
          </table:table-cell>
          <table:table-cell table:style-name="Default" office:value-type="float" office:value="53.905" calcext:value-type="float">
            <text:p>53,905</text:p>
          </table:table-cell>
          <table:table-cell table:style-name="Default" office:value-type="float" office:value="30.819" calcext:value-type="float">
            <text:p>30,819</text:p>
          </table:table-cell>
          <table:table-cell table:style-name="ce5" table:formula="of:=([.R26]-[.S26])/[.R26]" office:value-type="float" office:value="0.428271959929506" calcext:value-type="float">
            <text:p>0,428</text:p>
          </table:table-cell>
          <table:table-cell table:style-name="ce3" table:number-columns-repeated="3"/>
          <table:table-cell office:value-type="float" office:value="82.534" calcext:value-type="float">
            <text:p>82,534</text:p>
          </table:table-cell>
          <table:table-cell office:value-type="float" office:value="69.04" calcext:value-type="float">
            <text:p>69,04</text:p>
          </table:table-cell>
          <table:table-cell table:style-name="ce6" table:formula="of:=([.X26]-[.Y26])/[.X26]" office:value-type="float" office:value="0.1634962560884" calcext:value-type="float">
            <text:p>0,163</text:p>
          </table:table-cell>
          <table:table-cell office:value-type="float" office:value="41.414" calcext:value-type="float">
            <text:p>41,414</text:p>
          </table:table-cell>
          <table:table-cell office:value-type="float" office:value="12.528" calcext:value-type="float">
            <text:p>12,528</text:p>
          </table:table-cell>
          <table:table-cell table:style-name="ce6" table:formula="of:=([.AA26]-[.AB26])/[.AA26]" office:value-type="float" office:value="0.697493601197663" calcext:value-type="float">
            <text:p>0,69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81.756" calcext:value-type="float">
            <text:p>81,756</text:p>
          </table:table-cell>
          <table:table-cell office:value-type="float" office:value="74.845" calcext:value-type="float">
            <text:p>74,845</text:p>
          </table:table-cell>
          <table:table-cell table:formula="of:=([.F27]-[.G27])/[.F27]" office:value-type="float" office:value="0.0845320221145849" calcext:value-type="float">
            <text:p>0,084532022114585</text:p>
          </table:table-cell>
          <table:table-cell office:value-type="float" office:value="53.59" calcext:value-type="float">
            <text:p>53,59</text:p>
          </table:table-cell>
          <table:table-cell office:value-type="float" office:value="37.08" calcext:value-type="float">
            <text:p>37,08</text:p>
          </table:table-cell>
          <table:table-cell table:formula="of:=([.I27]-[.J27])/[.I27]" office:value-type="float" office:value="0.308079865646576" calcext:value-type="float">
            <text:p>0,308079865646576</text:p>
          </table:table-cell>
          <table:table-cell table:number-columns-repeated="3"/>
          <table:table-cell table:style-name="Default" office:value-type="float" office:value="90.625" calcext:value-type="float">
            <text:p>90,625</text:p>
          </table:table-cell>
          <table:table-cell table:style-name="Default" office:value-type="float" office:value="85.373" calcext:value-type="float">
            <text:p>85,373</text:p>
          </table:table-cell>
          <table:table-cell table:style-name="ce5" table:formula="of:=([.O27]-[.P27])/[.O27]" office:value-type="float" office:value="0.0579531034482758" calcext:value-type="float">
            <text:p>0,058</text:p>
          </table:table-cell>
          <table:table-cell table:style-name="Default" office:value-type="float" office:value="57.33" calcext:value-type="float">
            <text:p>57,33</text:p>
          </table:table-cell>
          <table:table-cell table:style-name="Default" office:value-type="float" office:value="34.963" calcext:value-type="float">
            <text:p>34,963</text:p>
          </table:table-cell>
          <table:table-cell table:style-name="ce5" table:formula="of:=([.R27]-[.S27])/[.R27]" office:value-type="float" office:value="0.390144775859062" calcext:value-type="float">
            <text:p>0,390</text:p>
          </table:table-cell>
          <table:table-cell table:style-name="ce3" table:number-columns-repeated="3"/>
          <table:table-cell office:value-type="float" office:value="83.633" calcext:value-type="float">
            <text:p>83,633</text:p>
          </table:table-cell>
          <table:table-cell office:value-type="float" office:value="72.139" calcext:value-type="float">
            <text:p>72,139</text:p>
          </table:table-cell>
          <table:table-cell table:style-name="ce6" table:formula="of:=([.X27]-[.Y27])/[.X27]" office:value-type="float" office:value="0.137433788098" calcext:value-type="float">
            <text:p>0,137</text:p>
          </table:table-cell>
          <table:table-cell office:value-type="float" office:value="44.524" calcext:value-type="float">
            <text:p>44,524</text:p>
          </table:table-cell>
          <table:table-cell office:value-type="float" office:value="16.157" calcext:value-type="float">
            <text:p>16,157</text:p>
          </table:table-cell>
          <table:table-cell table:style-name="ce6" table:formula="of:=([.AA27]-[.AB27])/[.AA27]" office:value-type="float" office:value="0.637117060461773" calcext:value-type="float">
            <text:p>0,63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81.948" calcext:value-type="float">
            <text:p>81,948</text:p>
          </table:table-cell>
          <table:table-cell office:value-type="float" office:value="75.366" calcext:value-type="float">
            <text:p>75,366</text:p>
          </table:table-cell>
          <table:table-cell table:formula="of:=([.F28]-[.G28])/[.F28]" office:value-type="float" office:value="0.0803192268267681" calcext:value-type="float">
            <text:p>0,080319226826768</text:p>
          </table:table-cell>
          <table:table-cell office:value-type="float" office:value="57.037" calcext:value-type="float">
            <text:p>57,037</text:p>
          </table:table-cell>
          <table:table-cell office:value-type="float" office:value="41.151" calcext:value-type="float">
            <text:p>41,151</text:p>
          </table:table-cell>
          <table:table-cell table:formula="of:=([.I28]-[.J28])/[.I28]" office:value-type="float" office:value="0.278520960078545" calcext:value-type="float">
            <text:p>0,278520960078545</text:p>
          </table:table-cell>
          <table:table-cell table:number-columns-repeated="3"/>
          <table:table-cell table:style-name="Default" office:value-type="float" office:value="90.741" calcext:value-type="float">
            <text:p>90,741</text:p>
          </table:table-cell>
          <table:table-cell table:style-name="Default" office:value-type="float" office:value="85.995" calcext:value-type="float">
            <text:p>85,995</text:p>
          </table:table-cell>
          <table:table-cell table:style-name="ce5" table:formula="of:=([.O28]-[.P28])/[.O28]" office:value-type="float" office:value="0.0523027077065494" calcext:value-type="float">
            <text:p>0,052</text:p>
          </table:table-cell>
          <table:table-cell table:style-name="Default" office:value-type="float" office:value="61.635" calcext:value-type="float">
            <text:p>61,635</text:p>
          </table:table-cell>
          <table:table-cell table:style-name="Default" office:value-type="float" office:value="40.386" calcext:value-type="float">
            <text:p>40,386</text:p>
          </table:table-cell>
          <table:table-cell table:style-name="ce5" table:formula="of:=([.R28]-[.S28])/[.R28]" office:value-type="float" office:value="0.344755414942808" calcext:value-type="float">
            <text:p>0,345</text:p>
          </table:table-cell>
          <table:table-cell table:style-name="ce3" table:number-columns-repeated="3"/>
          <table:table-cell office:value-type="float" office:value="84.094" calcext:value-type="float">
            <text:p>84,094</text:p>
          </table:table-cell>
          <table:table-cell office:value-type="float" office:value="73.681" calcext:value-type="float">
            <text:p>73,681</text:p>
          </table:table-cell>
          <table:table-cell table:style-name="ce6" table:formula="of:=([.X28]-[.Y28])/[.X28]" office:value-type="float" office:value="0.123825718838443" calcext:value-type="float">
            <text:p>0,124</text:p>
          </table:table-cell>
          <table:table-cell office:value-type="float" office:value="48.951" calcext:value-type="float">
            <text:p>48,951</text:p>
          </table:table-cell>
          <table:table-cell office:value-type="float" office:value="21.285" calcext:value-type="float">
            <text:p>21,285</text:p>
          </table:table-cell>
          <table:table-cell table:style-name="ce6" table:formula="of:=([.AA28]-[.AB28])/[.AA28]" office:value-type="float" office:value="0.565177422320279" calcext:value-type="float">
            <text:p>0,56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2.013" calcext:value-type="float">
            <text:p>82,013</text:p>
          </table:table-cell>
          <table:table-cell office:value-type="float" office:value="75.536" calcext:value-type="float">
            <text:p>75,536</text:p>
          </table:table-cell>
          <table:table-cell table:formula="of:=([.F29]-[.G29])/[.F29]" office:value-type="float" office:value="0.0789752844061308" calcext:value-type="float">
            <text:p>0,078975284406131</text:p>
          </table:table-cell>
          <table:table-cell office:value-type="float" office:value="60.772" calcext:value-type="float">
            <text:p>60,772</text:p>
          </table:table-cell>
          <table:table-cell office:value-type="float" office:value="45.769" calcext:value-type="float">
            <text:p>45,769</text:p>
          </table:table-cell>
          <table:table-cell table:formula="of:=([.I29]-[.J29])/[.I29]" office:value-type="float" office:value="0.246873560192194" calcext:value-type="float">
            <text:p>0,246873560192194</text:p>
          </table:table-cell>
          <table:table-cell table:number-columns-repeated="3"/>
          <table:table-cell table:style-name="Default" office:value-type="float" office:value="90.771" calcext:value-type="float">
            <text:p>90,771</text:p>
          </table:table-cell>
          <table:table-cell table:style-name="Default" office:value-type="float" office:value="86.123" calcext:value-type="float">
            <text:p>86,123</text:p>
          </table:table-cell>
          <table:table-cell table:style-name="ce5" table:formula="of:=([.O29]-[.P29])/[.O29]" office:value-type="float" office:value="0.0512057815822234" calcext:value-type="float">
            <text:p>0,051</text:p>
          </table:table-cell>
          <table:table-cell table:style-name="Default" office:value-type="float" office:value="66.167" calcext:value-type="float">
            <text:p>66,167</text:p>
          </table:table-cell>
          <table:table-cell table:style-name="Default" office:value-type="float" office:value="46.541" calcext:value-type="float">
            <text:p>46,541</text:p>
          </table:table-cell>
          <table:table-cell table:style-name="ce5" table:formula="of:=([.R29]-[.S29])/[.R29]" office:value-type="float" office:value="0.296613115299167" calcext:value-type="float">
            <text:p>0,297</text:p>
          </table:table-cell>
          <table:table-cell table:style-name="ce3" table:number-columns-repeated="3"/>
          <table:table-cell office:value-type="float" office:value="84.288" calcext:value-type="float">
            <text:p>84,288</text:p>
          </table:table-cell>
          <table:table-cell office:value-type="float" office:value="74.331" calcext:value-type="float">
            <text:p>74,331</text:p>
          </table:table-cell>
          <table:table-cell table:style-name="ce6" table:formula="of:=([.X29]-[.Y29])/[.X29]" office:value-type="float" office:value="0.11813069476082" calcext:value-type="float">
            <text:p>0,118</text:p>
          </table:table-cell>
          <table:table-cell office:value-type="float" office:value="53.931" calcext:value-type="float">
            <text:p>53,931</text:p>
          </table:table-cell>
          <table:table-cell office:value-type="float" office:value="27.364" calcext:value-type="float">
            <text:p>27,364</text:p>
          </table:table-cell>
          <table:table-cell table:style-name="ce6" table:formula="of:=([.AA29]-[.AB29])/[.AA29]" office:value-type="float" office:value="0.492610928779366" calcext:value-type="float">
            <text:p>0,493</text:p>
          </table:table-cell>
          <table:table-cell table:number-columns-repeated="2"/>
          <table:table-cell office:value-type="string" calcext:value-type="string">
            <text:p>адп В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82.034" calcext:value-type="float">
            <text:p>82,034</text:p>
          </table:table-cell>
          <table:table-cell office:value-type="float" office:value="75.592" calcext:value-type="float">
            <text:p>75,592</text:p>
          </table:table-cell>
          <table:table-cell table:formula="of:=([.F30]-[.G30])/[.F30]" office:value-type="float" office:value="0.0785284150474195" calcext:value-type="float">
            <text:p>0,07852841504742</text:p>
          </table:table-cell>
          <table:table-cell office:value-type="float" office:value="64.603" calcext:value-type="float">
            <text:p>64,603</text:p>
          </table:table-cell>
          <table:table-cell office:value-type="float" office:value="50.652" calcext:value-type="float">
            <text:p>50,652</text:p>
          </table:table-cell>
          <table:table-cell table:formula="of:=([.I30]-[.J30])/[.I30]" office:value-type="float" office:value="0.215949723697042" calcext:value-type="float">
            <text:p>0,215949723697042</text:p>
          </table:table-cell>
          <table:table-cell table:number-columns-repeated="3"/>
          <table:table-cell table:style-name="Default" office:value-type="float" office:value="90.778" calcext:value-type="float">
            <text:p>90,778</text:p>
          </table:table-cell>
          <table:table-cell table:style-name="Default" office:value-type="float" office:value="86.152" calcext:value-type="float">
            <text:p>86,152</text:p>
          </table:table-cell>
          <table:table-cell table:style-name="ce5" table:formula="of:=([.O30]-[.P30])/[.O30]" office:value-type="float" office:value="0.0509594835753157" calcext:value-type="float">
            <text:p>0,051</text:p>
          </table:table-cell>
          <table:table-cell table:style-name="Default" office:value-type="float" office:value="70.756" calcext:value-type="float">
            <text:p>70,756</text:p>
          </table:table-cell>
          <table:table-cell table:style-name="Default" office:value-type="float" office:value="52.985" calcext:value-type="float">
            <text:p>52,985</text:p>
          </table:table-cell>
          <table:table-cell table:style-name="ce5" table:formula="of:=([.R30]-[.S30])/[.R30]" office:value-type="float" office:value="0.25115891231839" calcext:value-type="float">
            <text:p>0,251</text:p>
          </table:table-cell>
          <table:table-cell table:style-name="ce3" table:number-columns-repeated="3"/>
          <table:table-cell office:value-type="float" office:value="84.369" calcext:value-type="float">
            <text:p>84,369</text:p>
          </table:table-cell>
          <table:table-cell office:value-type="float" office:value="74.59" calcext:value-type="float">
            <text:p>74,59</text:p>
          </table:table-cell>
          <table:table-cell table:style-name="ce6" table:formula="of:=([.X30]-[.Y30])/[.X30]" office:value-type="float" office:value="0.115907501570482" calcext:value-type="float">
            <text:p>0,116</text:p>
          </table:table-cell>
          <table:table-cell office:value-type="float" office:value="59.142" calcext:value-type="float">
            <text:p>59,142</text:p>
          </table:table-cell>
          <table:table-cell office:value-type="float" office:value="34.058" calcext:value-type="float">
            <text:p>34,058</text:p>
          </table:table-cell>
          <table:table-cell table:style-name="ce6" table:formula="of:=([.AA30]-[.AB30])/[.AA30]" office:value-type="float" office:value="0.424131750701701" calcext:value-type="float">
            <text:p>0,42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82.041" calcext:value-type="float">
            <text:p>82,041</text:p>
          </table:table-cell>
          <table:table-cell office:value-type="float" office:value="75.611" calcext:value-type="float">
            <text:p>75,611</text:p>
          </table:table-cell>
          <table:table-cell table:formula="of:=([.F31]-[.G31])/[.F31]" office:value-type="float" office:value="0.0783754464231298" calcext:value-type="float">
            <text:p>0,07837544642313</text:p>
          </table:table-cell>
          <table:table-cell office:value-type="float" office:value="68.467" calcext:value-type="float">
            <text:p>68,467</text:p>
          </table:table-cell>
          <table:table-cell office:value-type="float" office:value="55.64" calcext:value-type="float">
            <text:p>55,64</text:p>
          </table:table-cell>
          <table:table-cell table:formula="of:=([.I31]-[.J31])/[.I31]" office:value-type="float" office:value="0.187345728599179" calcext:value-type="float">
            <text:p>0,187345728599179</text:p>
          </table:table-cell>
          <table:table-cell table:number-columns-repeated="3"/>
          <table:table-cell table:style-name="Default" office:value-type="float" office:value="90.78" calcext:value-type="float">
            <text:p>90,78</text:p>
          </table:table-cell>
          <table:table-cell table:style-name="Default" office:value-type="float" office:value="86.16" calcext:value-type="float">
            <text:p>86,16</text:p>
          </table:table-cell>
          <table:table-cell table:style-name="ce5" table:formula="of:=([.O31]-[.P31])/[.O31]" office:value-type="float" office:value="0.0508922670191673" calcext:value-type="float">
            <text:p>0,051</text:p>
          </table:table-cell>
          <table:table-cell table:style-name="Default" office:value-type="float" office:value="75.36" calcext:value-type="float">
            <text:p>75,36</text:p>
          </table:table-cell>
          <table:table-cell table:style-name="Default" office:value-type="float" office:value="59.482" calcext:value-type="float">
            <text:p>59,482</text:p>
          </table:table-cell>
          <table:table-cell table:style-name="ce5" table:formula="of:=([.R31]-[.S31])/[.R31]" office:value-type="float" office:value="0.210695329087049" calcext:value-type="float">
            <text:p>0,211</text:p>
          </table:table-cell>
          <table:table-cell table:style-name="ce3" table:number-columns-repeated="3"/>
          <table:table-cell office:value-type="float" office:value="84.403" calcext:value-type="float">
            <text:p>84,403</text:p>
          </table:table-cell>
          <table:table-cell office:value-type="float" office:value="74.696" calcext:value-type="float">
            <text:p>74,696</text:p>
          </table:table-cell>
          <table:table-cell table:style-name="ce6" table:formula="of:=([.X31]-[.Y31])/[.X31]" office:value-type="float" office:value="0.115007760387664" calcext:value-type="float">
            <text:p>0,115</text:p>
          </table:table-cell>
          <table:table-cell office:value-type="float" office:value="64.451" calcext:value-type="float">
            <text:p>64,451</text:p>
          </table:table-cell>
          <table:table-cell office:value-type="float" office:value="41.076" calcext:value-type="float">
            <text:p>41,076</text:p>
          </table:table-cell>
          <table:table-cell table:style-name="ce6" table:formula="of:=([.AA31]-[.AB31])/[.AA31]" office:value-type="float" office:value="0.362678624071" calcext:value-type="float">
            <text:p>0,36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82.044" calcext:value-type="float">
            <text:p>82,044</text:p>
          </table:table-cell>
          <table:table-cell office:value-type="float" office:value="75.618" calcext:value-type="float">
            <text:p>75,618</text:p>
          </table:table-cell>
          <table:table-cell table:formula="of:=([.F32]-[.G32])/[.F32]" office:value-type="float" office:value="0.0783238262395788" calcext:value-type="float">
            <text:p>0,078323826239579</text:p>
          </table:table-cell>
          <table:table-cell office:value-type="float" office:value="72.342" calcext:value-type="float">
            <text:p>72,342</text:p>
          </table:table-cell>
          <table:table-cell office:value-type="float" office:value="60.651" calcext:value-type="float">
            <text:p>60,651</text:p>
          </table:table-cell>
          <table:table-cell table:formula="of:=([.I32]-[.J32])/[.I32]" office:value-type="float" office:value="0.161607365016173" calcext:value-type="float">
            <text:p>0,161607365016173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2" calcext:value-type="float">
            <text:p>86,162</text:p>
          </table:table-cell>
          <table:table-cell table:style-name="ce5" table:formula="of:=([.O32]-[.P32])/[.O32]" office:value-type="float" office:value="0.0508806908934689" calcext:value-type="float">
            <text:p>0,051</text:p>
          </table:table-cell>
          <table:table-cell table:style-name="Default" office:value-type="float" office:value="79.969" calcext:value-type="float">
            <text:p>79,969</text:p>
          </table:table-cell>
          <table:table-cell table:style-name="Default" office:value-type="float" office:value="65.916" calcext:value-type="float">
            <text:p>65,916</text:p>
          </table:table-cell>
          <table:table-cell table:style-name="ce5" table:formula="of:=([.R32]-[.S32])/[.R32]" office:value-type="float" office:value="0.175730595605797" calcext:value-type="float">
            <text:p>0,176</text:p>
          </table:table-cell>
          <table:table-cell table:style-name="ce3" table:number-columns-repeated="3"/>
          <table:table-cell office:value-type="float" office:value="84.418" calcext:value-type="float">
            <text:p>84,418</text:p>
          </table:table-cell>
          <table:table-cell office:value-type="float" office:value="74.74" calcext:value-type="float">
            <text:p>74,74</text:p>
          </table:table-cell>
          <table:table-cell table:style-name="ce6" table:formula="of:=([.X32]-[.Y32])/[.X32]" office:value-type="float" office:value="0.114643796346751" calcext:value-type="float">
            <text:p>0,115</text:p>
          </table:table-cell>
          <table:table-cell office:value-type="float" office:value="69.801" calcext:value-type="float">
            <text:p>69,801</text:p>
          </table:table-cell>
          <table:table-cell office:value-type="float" office:value="48.203" calcext:value-type="float">
            <text:p>48,203</text:p>
          </table:table-cell>
          <table:table-cell table:style-name="ce6" table:formula="of:=([.AA32]-[.AB32])/[.AA32]" office:value-type="float" office:value="0.309422501110299" calcext:value-type="float">
            <text:p>0,3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" calcext:value-type="float">
            <text:p>75,62</text:p>
          </table:table-cell>
          <table:table-cell table:formula="of:=([.F33]-[.G33])/[.F33]" office:value-type="float" office:value="0.0783106831616795" calcext:value-type="float">
            <text:p>0,07831068316168</text:p>
          </table:table-cell>
          <table:table-cell office:value-type="float" office:value="76.22" calcext:value-type="float">
            <text:p>76,22</text:p>
          </table:table-cell>
          <table:table-cell office:value-type="float" office:value="65.643" calcext:value-type="float">
            <text:p>65,643</text:p>
          </table:table-cell>
          <table:table-cell table:formula="of:=([.I33]-[.J33])/[.I33]" office:value-type="float" office:value="0.138769351876148" calcext:value-type="float">
            <text:p>0,138769351876148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3" calcext:value-type="float">
            <text:p>86,163</text:p>
          </table:table-cell>
          <table:table-cell table:style-name="ce5" table:formula="of:=([.O33]-[.P33])/[.O33]" office:value-type="float" office:value="0.0508696753726001" calcext:value-type="float">
            <text:p>0,051</text:p>
          </table:table-cell>
          <table:table-cell table:style-name="Default" office:value-type="float" office:value="84.578" calcext:value-type="float">
            <text:p>84,578</text:p>
          </table:table-cell>
          <table:table-cell table:style-name="Default" office:value-type="float" office:value="72.209" calcext:value-type="float">
            <text:p>72,209</text:p>
          </table:table-cell>
          <table:table-cell table:style-name="ce5" table:formula="of:=([.R33]-[.S33])/[.R33]" office:value-type="float" office:value="0.146243704036511" calcext:value-type="float">
            <text:p>0,146</text:p>
          </table:table-cell>
          <table:table-cell table:style-name="ce3" table:number-columns-repeated="3"/>
          <table:table-cell office:value-type="float" office:value="84.424" calcext:value-type="float">
            <text:p>84,424</text:p>
          </table:table-cell>
          <table:table-cell office:value-type="float" office:value="74.759" calcext:value-type="float">
            <text:p>74,759</text:p>
          </table:table-cell>
          <table:table-cell table:style-name="ce6" table:formula="of:=([.X33]-[.Y33])/[.X33]" office:value-type="float" office:value="0.114481663981806" calcext:value-type="float">
            <text:p>0,114</text:p>
          </table:table-cell>
          <table:table-cell office:value-type="float" office:value="75.168" calcext:value-type="float">
            <text:p>75,168</text:p>
          </table:table-cell>
          <table:table-cell office:value-type="float" office:value="55.29" calcext:value-type="float">
            <text:p>55,29</text:p>
          </table:table-cell>
          <table:table-cell table:style-name="ce6" table:formula="of:=([.AA33]-[.AB33])/[.AA33]" office:value-type="float" office:value="0.264447637292465" calcext:value-type="float">
            <text:p>0,2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table:formula="of:=([.F34]-[.G34])/[.F34]" office:value-type="float" office:value="0.0782984947285027" calcext:value-type="float">
            <text:p>0,078298494728503</text:p>
          </table:table-cell>
          <table:table-cell office:value-type="float" office:value="80.099" calcext:value-type="float">
            <text:p>80,099</text:p>
          </table:table-cell>
          <table:table-cell office:value-type="float" office:value="70.586" calcext:value-type="float">
            <text:p>70,586</text:p>
          </table:table-cell>
          <table:table-cell table:formula="of:=([.I34]-[.J34])/[.I34]" office:value-type="float" office:value="0.118765527659521" calcext:value-type="float">
            <text:p>0,118765527659521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3" calcext:value-type="float">
            <text:p>86,163</text:p>
          </table:table-cell>
          <table:table-cell table:style-name="ce5" table:formula="of:=([.O34]-[.P34])/[.O34]" office:value-type="float" office:value="0.0508696753726001" calcext:value-type="float">
            <text:p>0,051</text:p>
          </table:table-cell>
          <table:table-cell table:style-name="Default" office:value-type="float" office:value="89.187" calcext:value-type="float">
            <text:p>89,187</text:p>
          </table:table-cell>
          <table:table-cell table:style-name="Default" office:value-type="float" office:value="78.277" calcext:value-type="float">
            <text:p>78,277</text:p>
          </table:table-cell>
          <table:table-cell table:style-name="ce5" table:formula="of:=([.R34]-[.S34])/[.R34]" office:value-type="float" office:value="0.122327245002074" calcext:value-type="float">
            <text:p>0,122</text:p>
          </table:table-cell>
          <table:table-cell table:style-name="ce3" table:number-columns-repeated="3"/>
          <table:table-cell office:value-type="float" office:value="84.426" calcext:value-type="float">
            <text:p>84,426</text:p>
          </table:table-cell>
          <table:table-cell office:value-type="float" office:value="74.767" calcext:value-type="float">
            <text:p>74,767</text:p>
          </table:table-cell>
          <table:table-cell table:style-name="ce6" table:formula="of:=([.X34]-[.Y34])/[.X34]" office:value-type="float" office:value="0.114407883827257" calcext:value-type="float">
            <text:p>0,114</text:p>
          </table:table-cell>
          <table:table-cell office:value-type="float" office:value="80.542" calcext:value-type="float">
            <text:p>80,542</text:p>
          </table:table-cell>
          <table:table-cell office:value-type="float" office:value="62.224" calcext:value-type="float">
            <text:p>62,224</text:p>
          </table:table-cell>
          <table:table-cell table:style-name="ce6" table:formula="of:=([.AA34]-[.AB34])/[.AA34]" office:value-type="float" office:value="0.227434133743885" calcext:value-type="float">
            <text:p>0,22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table:formula="of:=([.F35]-[.G35])/[.F35]" office:value-type="float" office:value="0.0782984947285027" calcext:value-type="float">
            <text:p>0,078298494728503</text:p>
          </table:table-cell>
          <table:table-cell office:value-type="float" office:value="83.979" calcext:value-type="float">
            <text:p>83,979</text:p>
          </table:table-cell>
          <table:table-cell office:value-type="float" office:value="75.452" calcext:value-type="float">
            <text:p>75,452</text:p>
          </table:table-cell>
          <table:table-cell table:formula="of:=([.I35]-[.J35])/[.I35]" office:value-type="float" office:value="0.101537289084176" calcext:value-type="float">
            <text:p>0,101537289084176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3" calcext:value-type="float">
            <text:p>86,163</text:p>
          </table:table-cell>
          <table:table-cell table:style-name="ce5" table:formula="of:=([.O35]-[.P35])/[.O35]" office:value-type="float" office:value="0.0508696753726001" calcext:value-type="float">
            <text:p>0,051</text:p>
          </table:table-cell>
          <table:table-cell table:style-name="Default" office:value-type="float" office:value="93.797" calcext:value-type="float">
            <text:p>93,797</text:p>
          </table:table-cell>
          <table:table-cell table:style-name="Default" office:value-type="float" office:value="84.015" calcext:value-type="float">
            <text:p>84,015</text:p>
          </table:table-cell>
          <table:table-cell table:style-name="ce5" table:formula="of:=([.R35]-[.S35])/[.R35]" office:value-type="float" office:value="0.104289049756389" calcext:value-type="float">
            <text:p>0,104</text:p>
          </table:table-cell>
          <table:table-cell table:style-name="ce3" table:number-columns-repeated="3"/>
          <table:table-cell office:value-type="float" office:value="84.427" calcext:value-type="float">
            <text:p>84,427</text:p>
          </table:table-cell>
          <table:table-cell office:value-type="float" office:value="74.771" calcext:value-type="float">
            <text:p>74,771</text:p>
          </table:table-cell>
          <table:table-cell table:style-name="ce6" table:formula="of:=([.X35]-[.Y35])/[.X35]" office:value-type="float" office:value="0.114370995060822" calcext:value-type="float">
            <text:p>0,114</text:p>
          </table:table-cell>
          <table:table-cell office:value-type="float" office:value="85.919" calcext:value-type="float">
            <text:p>85,919</text:p>
          </table:table-cell>
          <table:table-cell office:value-type="float" office:value="68.909" calcext:value-type="float">
            <text:p>68,909</text:p>
          </table:table-cell>
          <table:table-cell table:style-name="ce6" table:formula="of:=([.AA35]-[.AB35])/[.AA35]" office:value-type="float" office:value="0.197977164538693" calcext:value-type="float">
            <text:p>0,19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table:formula="of:=([.F36]-[.G36])/[.F36]" office:value-type="float" office:value="0.0782984947285027" calcext:value-type="float">
            <text:p>0,078298494728503</text:p>
          </table:table-cell>
          <table:table-cell office:value-type="float" office:value="87.859" calcext:value-type="float">
            <text:p>87,859</text:p>
          </table:table-cell>
          <table:table-cell office:value-type="float" office:value="80.209" calcext:value-type="float">
            <text:p>80,209</text:p>
          </table:table-cell>
          <table:table-cell table:formula="of:=([.I36]-[.J36])/[.I36]" office:value-type="float" office:value="0.0870713301995242" calcext:value-type="float">
            <text:p>0,087071330199524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3" calcext:value-type="float">
            <text:p>86,163</text:p>
          </table:table-cell>
          <table:table-cell table:style-name="ce5" table:formula="of:=([.O36]-[.P36])/[.O36]" office:value-type="float" office:value="0.0508696753726001" calcext:value-type="float">
            <text:p>0,051</text:p>
          </table:table-cell>
          <table:table-cell table:style-name="Default" office:value-type="float" office:value="98.406" calcext:value-type="float">
            <text:p>98,406</text:p>
          </table:table-cell>
          <table:table-cell table:style-name="Default" office:value-type="float" office:value="89.297" calcext:value-type="float">
            <text:p>89,297</text:p>
          </table:table-cell>
          <table:table-cell table:style-name="ce5" table:formula="of:=([.R36]-[.S36])/[.R36]" office:value-type="float" office:value="0.0925654939739448" calcext:value-type="float">
            <text:p>0,093</text:p>
          </table:table-cell>
          <table:table-cell table:style-name="ce3" table:number-columns-repeated="3"/>
          <table:table-cell office:value-type="float" office:value="84.428" calcext:value-type="float">
            <text:p>84,428</text:p>
          </table:table-cell>
          <table:table-cell office:value-type="float" office:value="74.773" calcext:value-type="float">
            <text:p>74,773</text:p>
          </table:table-cell>
          <table:table-cell table:style-name="ce6" table:formula="of:=([.X36]-[.Y36])/[.X36]" office:value-type="float" office:value="0.114357795991851" calcext:value-type="float">
            <text:p>0,114</text:p>
          </table:table-cell>
          <table:table-cell office:value-type="float" office:value="91.298" calcext:value-type="float">
            <text:p>91,298</text:p>
          </table:table-cell>
          <table:table-cell office:value-type="float" office:value="75.259" calcext:value-type="float">
            <text:p>75,259</text:p>
          </table:table-cell>
          <table:table-cell table:style-name="ce6" table:formula="of:=([.AA36]-[.AB36])/[.AA36]" office:value-type="float" office:value="0.175677451860939" calcext:value-type="float">
            <text:p>0,17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2.045" calcext:value-type="float">
            <text:p>82,045</text:p>
          </table:table-cell>
          <table:table-cell office:value-type="float" office:value="75.621" calcext:value-type="float">
            <text:p>75,621</text:p>
          </table:table-cell>
          <table:table-cell table:formula="of:=([.F37]-[.G37])/[.F37]" office:value-type="float" office:value="0.0782984947285027" calcext:value-type="float">
            <text:p>0,078298494728503</text:p>
          </table:table-cell>
          <table:table-cell office:value-type="float" office:value="91.739" calcext:value-type="float">
            <text:p>91,739</text:p>
          </table:table-cell>
          <table:table-cell office:value-type="float" office:value="84.813" calcext:value-type="float">
            <text:p>84,813</text:p>
          </table:table-cell>
          <table:table-cell table:formula="of:=([.I37]-[.J37])/[.I37]" office:value-type="float" office:value="0.0754967898058623" calcext:value-type="float">
            <text:p>0,075496789805862</text:p>
          </table:table-cell>
          <table:table-cell table:number-columns-repeated="3"/>
          <table:table-cell table:style-name="Default" office:value-type="float" office:value="90.781" calcext:value-type="float">
            <text:p>90,781</text:p>
          </table:table-cell>
          <table:table-cell table:style-name="Default" office:value-type="float" office:value="86.163" calcext:value-type="float">
            <text:p>86,163</text:p>
          </table:table-cell>
          <table:table-cell table:style-name="ce5" table:formula="of:=([.O37]-[.P37])/[.O37]" office:value-type="float" office:value="0.0508696753726001" calcext:value-type="float">
            <text:p>0,051</text:p>
          </table:table-cell>
          <table:table-cell table:style-name="Default" office:value-type="float" office:value="103.016" calcext:value-type="float">
            <text:p>103,016</text:p>
          </table:table-cell>
          <table:table-cell table:style-name="Default" office:value-type="float" office:value="94.019" calcext:value-type="float">
            <text:p>94,019</text:p>
          </table:table-cell>
          <table:table-cell table:style-name="ce5" table:formula="of:=([.R37]-[.S37])/[.R37]" office:value-type="float" office:value="0.0873359478139318" calcext:value-type="float">
            <text:p>0,087</text:p>
          </table:table-cell>
          <table:table-cell table:style-name="ce3" table:number-columns-repeated="3"/>
          <table:table-cell office:value-type="float" office:value="84.428" calcext:value-type="float">
            <text:p>84,428</text:p>
          </table:table-cell>
          <table:table-cell office:value-type="float" office:value="74.773" calcext:value-type="float">
            <text:p>74,773</text:p>
          </table:table-cell>
          <table:table-cell table:style-name="ce6" table:formula="of:=([.X37]-[.Y37])/[.X37]" office:value-type="float" office:value="0.114357795991851" calcext:value-type="float">
            <text:p>0,114</text:p>
          </table:table-cell>
          <table:table-cell office:value-type="float" office:value="96.677" calcext:value-type="float">
            <text:p>96,677</text:p>
          </table:table-cell>
          <table:table-cell office:value-type="float" office:value="81.198" calcext:value-type="float">
            <text:p>81,198</text:p>
          </table:table-cell>
          <table:table-cell table:style-name="ce6" table:formula="of:=([.AA37]-[.AB37])/[.AA37]" office:value-type="float" office:value="0.160110470949657" calcext:value-type="float">
            <text:p>0,160</text:p>
          </table:table-cell>
          <table:table-cell table:number-columns-repeated="3"/>
        </table:table-row>
        <table:table-row table:style-name="ro1" table:number-rows-repeated="104853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Лист6" table:style-name="ta1">
        <table:shapes>
          <draw:frame draw:z-index="0" draw:style-name="gr1" draw:text-style-name="P1" svg:width="33.062cm" svg:height="21.48cm" svg:x="22.669cm" svg:y="0.09cm">
            <draw:object draw:notify-on-update-of-ranges="Лист6.A1:Лист6.A1 Лист6.A2:Лист6.A37 Лист6.B1:Лист6.B1 Лист6.B2:Лист6.B37 Лист6.A1:Лист6.A1 Лист6.A2:Лист6.A37 Лист6.C1:Лист6.C1 Лист6.C2:Лист6.C37 Лист6.A1:Лист6.A1 Лист6.A2:Лист6.A37 Лист6.D1:Лист6.D1 Лист6.D2:Лист6.D37 Лист6.A1:Лист6.A1 Лист6.A2:Лист6.A37 Лист6.E1:Лист6.E1 Лист6.E2:Лист6.E37 Лист6.A1:Лист6.A1 Лист6.A2:Лист6.A37 Лист6.F1:Лист6.F1 Лист6.F2:Лист6.F37 Лист6.A1:Лист6.A1 Лист6.A2:Лист6.A37 Лист6.G1:Лист6.G1 Лист6.G2:Лист6.G37 Лист6.A1:Лист6.A1 Лист6.A2:Лист6.A37 Лист6.H1:Лист6.H1 Лист6.H2:Лист6.H37 Лист6.A1:Лист6.A1 Лист6.A2:Лист6.A37 Лист6.I1:Лист6.I1 Лист6.I2:Лист6.I37 Лист6.A1:Лист6.A1 Лист6.A2:Лист6.A37 Лист6.J1:Лист6.J1 Лист6.J2:Лист6.J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4">
          <table:table-cell office:value-type="string" calcext:value-type="string">
            <text:p>мес.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адп.</text:p>
          </table:table-cell>
          <table:table-cell office:value-type="string" calcext:value-type="string">
            <text:p>адп-</text:p>
          </table:table-cell>
          <table:table-cell office:value-type="string" calcext:value-type="string">
            <text:p>адп. Погр.</text:p>
          </table:table-cell>
          <table:table-cell table:style-name="ce1" office:value-type="string" calcext:value-type="string">
            <text:p>дав. С3</text:p>
          </table:table-cell>
          <table:table-cell table:style-name="ce1" office:value-type="string" calcext:value-type="string">
            <text:p>дав. С3-</text:p>
          </table:table-cell>
          <table:table-cell table:style-name="ce1" office:value-type="string" calcext:value-type="string">
            <text:p>Погр. С3</text:p>
          </table:table-cell>
          <table:table-cell office:value-type="string" calcext:value-type="string">
            <text:p>зак. С3</text:p>
          </table:table-cell>
          <table:table-cell office:value-type="string" calcext:value-type="string">
            <text:p>доб. С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921" calcext:value-type="float">
            <text:p>78,921</text:p>
          </table:table-cell>
          <table:table-cell office:value-type="float" office:value="88.136" calcext:value-type="float">
            <text:p>88,136</text:p>
          </table:table-cell>
          <table:table-cell office:value-type="float" office:value="75.67" calcext:value-type="float">
            <text:p>75,67</text:p>
          </table:table-cell>
          <table:table-cell office:value-type="float" office:value="100.603" calcext:value-type="float">
            <text:p>100,6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137" calcext:value-type="float">
            <text:p>87,137</text:p>
          </table:table-cell>
          <table:table-cell office:value-type="float" office:value="83.64" calcext:value-type="float">
            <text:p>83,64</text:p>
          </table:table-cell>
          <table:table-cell office:value-type="float" office:value="73.283" calcext:value-type="float">
            <text:p>73,283</text:p>
          </table:table-cell>
          <table:table-cell office:value-type="float" office:value="93.998" calcext:value-type="float">
            <text:p>93,9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42" calcext:value-type="float">
            <text:p>78,242</text:p>
          </table:table-cell>
          <table:table-cell office:value-type="float" office:value="81.936" calcext:value-type="float">
            <text:p>81,936</text:p>
          </table:table-cell>
          <table:table-cell office:value-type="float" office:value="74.076" calcext:value-type="float">
            <text:p>74,076</text:p>
          </table:table-cell>
          <table:table-cell office:value-type="float" office:value="89.797" calcext:value-type="float">
            <text:p>89,7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492" calcext:value-type="float">
            <text:p>89,492</text:p>
          </table:table-cell>
          <table:table-cell office:value-type="float" office:value="81.29" calcext:value-type="float">
            <text:p>81,29</text:p>
          </table:table-cell>
          <table:table-cell office:value-type="float" office:value="74.331" calcext:value-type="float">
            <text:p>74,331</text:p>
          </table:table-cell>
          <table:table-cell office:value-type="float" office:value="88.25" calcext:value-type="float">
            <text:p>88,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195" calcext:value-type="float">
            <text:p>75,195</text:p>
          </table:table-cell>
          <table:table-cell office:value-type="float" office:value="81.046" calcext:value-type="float">
            <text:p>81,046</text:p>
          </table:table-cell>
          <table:table-cell office:value-type="float" office:value="74.218" calcext:value-type="float">
            <text:p>74,218</text:p>
          </table:table-cell>
          <table:table-cell office:value-type="float" office:value="87.873" calcext:value-type="float">
            <text:p>87,8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077" calcext:value-type="float">
            <text:p>84,077</text:p>
          </table:table-cell>
          <table:table-cell office:value-type="float" office:value="80.953" calcext:value-type="float">
            <text:p>80,953</text:p>
          </table:table-cell>
          <table:table-cell office:value-type="float" office:value="74.093" calcext:value-type="float">
            <text:p>74,093</text:p>
          </table:table-cell>
          <table:table-cell office:value-type="float" office:value="87.813" calcext:value-type="float">
            <text:p>87,8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.58" calcext:value-type="float">
            <text:p>81,58</text:p>
          </table:table-cell>
          <table:table-cell office:value-type="float" office:value="85.438" calcext:value-type="float">
            <text:p>85,438</text:p>
          </table:table-cell>
          <table:table-cell office:value-type="float" office:value="78.082" calcext:value-type="float">
            <text:p>78,082</text:p>
          </table:table-cell>
          <table:table-cell office:value-type="float" office:value="92.793" calcext:value-type="float">
            <text:p>92,79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042" calcext:value-type="float">
            <text:p>91,042</text:p>
          </table:table-cell>
          <table:table-cell office:value-type="float" office:value="85.391" calcext:value-type="float">
            <text:p>85,391</text:p>
          </table:table-cell>
          <table:table-cell office:value-type="float" office:value="79.572" calcext:value-type="float">
            <text:p>79,572</text:p>
          </table:table-cell>
          <table:table-cell office:value-type="float" office:value="91.211" calcext:value-type="float">
            <text:p>91,2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.111" calcext:value-type="float">
            <text:p>86,111</text:p>
          </table:table-cell>
          <table:table-cell office:value-type="float" office:value="83.628" calcext:value-type="float">
            <text:p>83,628</text:p>
          </table:table-cell>
          <table:table-cell office:value-type="float" office:value="77.628" calcext:value-type="float">
            <text:p>77,628</text:p>
          </table:table-cell>
          <table:table-cell office:value-type="float" office:value="89.627" calcext:value-type="float">
            <text:p>89,62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.232" calcext:value-type="float">
            <text:p>76,232</text:p>
          </table:table-cell>
          <table:table-cell office:value-type="float" office:value="81.213" calcext:value-type="float">
            <text:p>81,213</text:p>
          </table:table-cell>
          <table:table-cell office:value-type="float" office:value="74.052" calcext:value-type="float">
            <text:p>74,052</text:p>
          </table:table-cell>
          <table:table-cell office:value-type="float" office:value="88.374" calcext:value-type="float">
            <text:p>88,3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978" calcext:value-type="float">
            <text:p>75,978</text:p>
          </table:table-cell>
          <table:table-cell office:value-type="float" office:value="78.552" calcext:value-type="float">
            <text:p>78,552</text:p>
          </table:table-cell>
          <table:table-cell office:value-type="float" office:value="70.23" calcext:value-type="float">
            <text:p>70,23</text:p>
          </table:table-cell>
          <table:table-cell office:value-type="float" office:value="86.873" calcext:value-type="float">
            <text:p>86,8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575" calcext:value-type="float">
            <text:p>78,575</text:p>
          </table:table-cell>
          <table:table-cell office:value-type="float" office:value="75.797" calcext:value-type="float">
            <text:p>75,797</text:p>
          </table:table-cell>
          <table:table-cell office:value-type="float" office:value="66.436" calcext:value-type="float">
            <text:p>66,436</text:p>
          </table:table-cell>
          <table:table-cell office:value-type="float" office:value="85.159" calcext:value-type="float">
            <text:p>85,1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95.419" calcext:value-type="float">
            <text:p>95,419</text:p>
          </table:table-cell>
          <table:table-cell office:value-type="float" office:value="77.02" calcext:value-type="float">
            <text:p>77,02</text:p>
          </table:table-cell>
          <table:table-cell office:value-type="float" office:value="113.817" calcext:value-type="float">
            <text:p>113,8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02.016" calcext:value-type="float">
            <text:p>102,016</text:p>
          </table:table-cell>
          <table:table-cell office:value-type="float" office:value="89.484" calcext:value-type="float">
            <text:p>89,484</text:p>
          </table:table-cell>
          <table:table-cell office:value-type="float" office:value="114.548" calcext:value-type="float">
            <text:p>114,5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04.22" calcext:value-type="float">
            <text:p>104,22</text:p>
          </table:table-cell>
          <table:table-cell office:value-type="float" office:value="97.446" calcext:value-type="float">
            <text:p>97,446</text:p>
          </table:table-cell>
          <table:table-cell office:value-type="float" office:value="110.993" calcext:value-type="float">
            <text:p>110,9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4.956" calcext:value-type="float">
            <text:p>104,956</text:p>
          </table:table-cell>
          <table:table-cell office:value-type="float" office:value="100.862" calcext:value-type="float">
            <text:p>100,862</text:p>
          </table:table-cell>
          <table:table-cell office:value-type="float" office:value="109.049" calcext:value-type="float">
            <text:p>109,0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05.202" calcext:value-type="float">
            <text:p>105,202</text:p>
          </table:table-cell>
          <table:table-cell office:value-type="float" office:value="101.837" calcext:value-type="float">
            <text:p>101,837</text:p>
          </table:table-cell>
          <table:table-cell office:value-type="float" office:value="108.566" calcext:value-type="float">
            <text:p>108,56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05.284" calcext:value-type="float">
            <text:p>105,284</text:p>
          </table:table-cell>
          <table:table-cell office:value-type="float" office:value="102.029" calcext:value-type="float">
            <text:p>102,029</text:p>
          </table:table-cell>
          <table:table-cell office:value-type="float" office:value="108.538" calcext:value-type="float">
            <text:p>108,5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25.983" calcext:value-type="float">
            <text:p>125,983</text:p>
          </table:table-cell>
          <table:table-cell office:value-type="float" office:value="104.651" calcext:value-type="float">
            <text:p>104,651</text:p>
          </table:table-cell>
          <table:table-cell office:value-type="float" office:value="147.314" calcext:value-type="float">
            <text:p>147,3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32.897" calcext:value-type="float">
            <text:p>132,897</text:p>
          </table:table-cell>
          <table:table-cell office:value-type="float" office:value="115.954" calcext:value-type="float">
            <text:p>115,954</text:p>
          </table:table-cell>
          <table:table-cell office:value-type="float" office:value="149.839" calcext:value-type="float">
            <text:p>149,83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35.206" calcext:value-type="float">
            <text:p>135,206</text:p>
          </table:table-cell>
          <table:table-cell office:value-type="float" office:value="121.455" calcext:value-type="float">
            <text:p>121,455</text:p>
          </table:table-cell>
          <table:table-cell office:value-type="float" office:value="148.957" calcext:value-type="float">
            <text:p>148,95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35.978" calcext:value-type="float">
            <text:p>135,978</text:p>
          </table:table-cell>
          <table:table-cell office:value-type="float" office:value="122.919" calcext:value-type="float">
            <text:p>122,919</text:p>
          </table:table-cell>
          <table:table-cell office:value-type="float" office:value="149.036" calcext:value-type="float">
            <text:p>149,0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36.235" calcext:value-type="float">
            <text:p>136,235</text:p>
          </table:table-cell>
          <table:table-cell office:value-type="float" office:value="123.173" calcext:value-type="float">
            <text:p>123,173</text:p>
          </table:table-cell>
          <table:table-cell office:value-type="float" office:value="149.298" calcext:value-type="float">
            <text:p>149,2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36.321" calcext:value-type="float">
            <text:p>136,321</text:p>
          </table:table-cell>
          <table:table-cell office:value-type="float" office:value="123.194" calcext:value-type="float">
            <text:p>123,194</text:p>
          </table:table-cell>
          <table:table-cell office:value-type="float" office:value="149.449" calcext:value-type="float">
            <text:p>149,4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57.022" calcext:value-type="float">
            <text:p>157,022</text:p>
          </table:table-cell>
          <table:table-cell office:value-type="float" office:value="130.143" calcext:value-type="float">
            <text:p>130,143</text:p>
          </table:table-cell>
          <table:table-cell office:value-type="float" office:value="183.9" calcext:value-type="float">
            <text:p>183,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63.936" calcext:value-type="float">
            <text:p>163,936</text:p>
          </table:table-cell>
          <table:table-cell office:value-type="float" office:value="138.968" calcext:value-type="float">
            <text:p>138,968</text:p>
          </table:table-cell>
          <table:table-cell office:value-type="float" office:value="188.904" calcext:value-type="float">
            <text:p>188,90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66.246" calcext:value-type="float">
            <text:p>166,246</text:p>
          </table:table-cell>
          <table:table-cell office:value-type="float" office:value="142.584" calcext:value-type="float">
            <text:p>142,584</text:p>
          </table:table-cell>
          <table:table-cell office:value-type="float" office:value="189.907" calcext:value-type="float">
            <text:p>189,9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67.017" calcext:value-type="float">
            <text:p>167,017</text:p>
          </table:table-cell>
          <table:table-cell office:value-type="float" office:value="143.425" calcext:value-type="float">
            <text:p>143,425</text:p>
          </table:table-cell>
          <table:table-cell office:value-type="float" office:value="190.61" calcext:value-type="float">
            <text:p>190,6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67.275" calcext:value-type="float">
            <text:p>167,275</text:p>
          </table:table-cell>
          <table:table-cell office:value-type="float" office:value="143.545" calcext:value-type="float">
            <text:p>143,545</text:p>
          </table:table-cell>
          <table:table-cell office:value-type="float" office:value="191.005" calcext:value-type="float">
            <text:p>191,00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67.361" calcext:value-type="float">
            <text:p>167,361</text:p>
          </table:table-cell>
          <table:table-cell office:value-type="float" office:value="143.542" calcext:value-type="float">
            <text:p>143,542</text:p>
          </table:table-cell>
          <table:table-cell office:value-type="float" office:value="191.181" calcext:value-type="float">
            <text:p>191,18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26.047" calcext:value-type="float">
            <text:p>126,047</text:p>
          </table:table-cell>
          <table:table-cell office:value-type="float" office:value="84.171" calcext:value-type="float">
            <text:p>84,171</text:p>
          </table:table-cell>
          <table:table-cell office:value-type="float" office:value="167.923" calcext:value-type="float">
            <text:p>167,9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12.247" calcext:value-type="float">
            <text:p>112,247</text:p>
          </table:table-cell>
          <table:table-cell office:value-type="float" office:value="84.69" calcext:value-type="float">
            <text:p>84,69</text:p>
          </table:table-cell>
          <table:table-cell office:value-type="float" office:value="139.803" calcext:value-type="float">
            <text:p>139,80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07.637" calcext:value-type="float">
            <text:p>107,637</text:p>
          </table:table-cell>
          <table:table-cell office:value-type="float" office:value="93.475" calcext:value-type="float">
            <text:p>93,475</text:p>
          </table:table-cell>
          <table:table-cell office:value-type="float" office:value="121.799" calcext:value-type="float">
            <text:p>121,79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06.097" calcext:value-type="float">
            <text:p>106,097</text:p>
          </table:table-cell>
          <table:table-cell office:value-type="float" office:value="99.021" calcext:value-type="float">
            <text:p>99,021</text:p>
          </table:table-cell>
          <table:table-cell office:value-type="float" office:value="113.173" calcext:value-type="float">
            <text:p>113,17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05.583" calcext:value-type="float">
            <text:p>105,583</text:p>
          </table:table-cell>
          <table:table-cell office:value-type="float" office:value="101.303" calcext:value-type="float">
            <text:p>101,303</text:p>
          </table:table-cell>
          <table:table-cell office:value-type="float" office:value="109.863" calcext:value-type="float">
            <text:p>109,86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05.411" calcext:value-type="float">
            <text:p>105,411</text:p>
          </table:table-cell>
          <table:table-cell office:value-type="float" office:value="101.918" calcext:value-type="float">
            <text:p>101,918</text:p>
          </table:table-cell>
          <table:table-cell office:value-type="float" office:value="108.904" calcext:value-type="float">
            <text:p>108,90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4:37:31.480810066</meta:creation-date>
    <dc:date>2022-10-12T17:20:09.669101739</dc:date>
    <meta:editing-duration>PT17M23S</meta:editing-duration>
    <meta:editing-cycles>5</meta:editing-cycles>
    <meta:generator>LibreOffice/6.4.7.2$Linux_X86_64 LibreOffice_project/40$Build-2</meta:generator>
    <meta:document-statistic meta:table-count="6" meta:cell-count="215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8c00" draw:fill-color="#ff8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hourglass" chart:symbol-width="0.25cm" chart:symbol-height="0.25cm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804cm" svg:height="15.626cm" xlink:href=".." xlink:type="simple" chart:class="chart:scatter" chart:style-name="ch1">
        <chart:legend chart:legend-position="end" svg:x="24.82cm" svg:y="5.024cm" style:legend-expansion="high" chart:style-name="ch2"/>
        <chart:plot-area chart:style-name="ch3" table:cell-range-address="5_12.A1:5_12.H37 5_12.I1:5_12.J13 5_12.K1:5_12.L1 5_12.K14:5_12.L37" chart:data-source-has-labels="row" svg:x="0.556cm" svg:y="0.312cm" svg:width="23.708cm" svg:height="15.002cm">
          <chartooo:coordinate-region svg:x="1.177cm" svg:y="0.511cm" svg:width="22.279cm" svg:height="14.15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5_12.B2:5_12.B37" chart:label-cell-address="5_12.B1:5_12.B1" chart:class="chart:scatter">
            <chart:domain table:cell-range-address="5_12.A2:5_12.A37"/>
            <chart:data-point chart:repeated="36"/>
          </chart:series>
          <chart:series chart:attached-axis="primary-y" chart:style-name="ch9" chart:values-cell-range-address="5_12.C2:5_12.C37" chart:label-cell-address="5_12.C1:5_12.C1" chart:class="chart:scatter">
            <chart:data-point chart:repeated="36"/>
          </chart:series>
          <chart:series chart:attached-axis="primary-y" chart:style-name="ch10" chart:values-cell-range-address="5_12.D2:5_12.D37" chart:label-cell-address="5_12.D1:5_12.D1" chart:class="chart:scatter">
            <chart:data-point chart:repeated="36"/>
          </chart:series>
          <chart:series chart:attached-axis="primary-y" chart:style-name="ch11" chart:values-cell-range-address="5_12.E2:5_12.E37" chart:label-cell-address="5_12.E1:5_12.E1" chart:class="chart:scatter">
            <chart:data-point chart:repeated="36"/>
          </chart:series>
          <chart:series chart:attached-axis="primary-y" chart:style-name="ch12" chart:values-cell-range-address="5_12.F2:5_12.F37" chart:label-cell-address="5_12.F1:5_12.F1" chart:class="chart:scatter">
            <chart:data-point chart:repeated="36"/>
          </chart:series>
          <chart:series chart:attached-axis="primary-y" chart:style-name="ch13" chart:values-cell-range-address="5_12.G2:5_12.G37" chart:label-cell-address="5_12.G1:5_12.G1" chart:class="chart:scatter">
            <chart:data-point chart:repeated="36"/>
          </chart:series>
          <chart:series chart:attached-axis="primary-y" chart:style-name="ch14" chart:values-cell-range-address="5_12.H2:5_12.H37" chart:label-cell-address="5_12.H1:5_12.H1" chart:class="chart:scatter">
            <chart:data-point chart:repeated="36"/>
          </chart:series>
          <chart:series chart:attached-axis="secondary-y" chart:style-name="ch15" chart:values-cell-range-address="5_12.I2:5_12.I13" chart:label-cell-address="5_12.I1:5_12.I1" chart:class="chart:scatter">
            <chart:domain table:cell-range-address="5_12.A2:5_12.A13"/>
            <chart:data-point chart:repeated="12"/>
          </chart:series>
          <chart:series chart:attached-axis="secondary-y" chart:style-name="ch16" chart:values-cell-range-address="5_12.J2:5_12.J13" chart:label-cell-address="5_12.J1:5_12.J1" chart:class="chart:scatter">
            <chart:domain table:cell-range-address="5_12.A2:5_12.A13"/>
            <chart:data-point chart:repeated="8"/>
            <chart:data-point chart:style-name="ch17"/>
            <chart:data-point chart:repeated="3"/>
          </chart:series>
          <chart:series chart:attached-axis="secondary-y" chart:style-name="ch18" chart:values-cell-range-address="5_12.K14:5_12.K37" chart:label-cell-address="5_12.K1:5_12.K1" chart:class="chart:scatter">
            <chart:domain table:cell-range-address="5_12.A14:5_12.A37"/>
            <chart:data-point chart:repeated="24"/>
          </chart:series>
          <chart:series chart:attached-axis="secondary-y" chart:style-name="ch19" chart:values-cell-range-address="5_12.L14:5_12.L37" chart:label-cell-address="5_12.L1:5_12.L1" chart:class="chart:scatter">
            <chart:domain table:cell-range-address="5_12.A14:5_12.A37"/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факт</text:p>
                <draw:g>
                  <svg:desc>5_12.B1:5_12.B1</svg:desc>
                </draw:g>
              </table:table-cell>
              <table:table-cell office:value-type="string">
                <text:p>адп</text:p>
                <draw:g>
                  <svg:desc>5_12.C1:5_12.C1</svg:desc>
                </draw:g>
              </table:table-cell>
              <table:table-cell office:value-type="string">
                <text:p>адп-</text:p>
                <draw:g>
                  <svg:desc>5_12.D1:5_12.D1</svg:desc>
                </draw:g>
              </table:table-cell>
              <table:table-cell office:value-type="string">
                <text:p>адп+</text:p>
                <draw:g>
                  <svg:desc>5_12.E1:5_12.E1</svg:desc>
                </draw:g>
              </table:table-cell>
              <table:table-cell office:value-type="string">
                <text:p>прог</text:p>
                <draw:g>
                  <svg:desc>5_12.F1:5_12.F1</svg:desc>
                </draw:g>
              </table:table-cell>
              <table:table-cell office:value-type="string">
                <text:p>прог-</text:p>
                <draw:g>
                  <svg:desc>5_12.G1:5_12.G1</svg:desc>
                </draw:g>
              </table:table-cell>
              <table:table-cell office:value-type="string">
                <text:p>прог+</text:p>
                <draw:g>
                  <svg:desc>5_12.H1:5_12.H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Адп.</text:p>
                <draw:g>
                  <svg:desc>5_12.I1:5_12.I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Адп.</text:p>
                <draw:g>
                  <svg:desc>5_12.J1:5_12.J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Прог.</text:p>
                <draw:g>
                  <svg:desc>5_12.K1:5_12.K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Прог.</text:p>
                <draw:g>
                  <svg:desc>5_12.L1:5_1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5_12.A2:5_12.A37</svg:desc>
                </draw:g>
              </table:table-cell>
              <table:table-cell office:value-type="float" office:value="82.921">
                <text:p>82.921</text:p>
                <draw:g>
                  <svg:desc>5_12.B2:5_12.B37</svg:desc>
                </draw:g>
              </table:table-cell>
              <table:table-cell office:value-type="float" office:value="88.29">
                <text:p>88.29</text:p>
                <draw:g>
                  <svg:desc>5_12.C2:5_12.C37</svg:desc>
                </draw:g>
              </table:table-cell>
              <table:table-cell office:value-type="float" office:value="79.709">
                <text:p>79.709</text:p>
                <draw:g>
                  <svg:desc>5_12.D2:5_12.D37</svg:desc>
                </draw:g>
              </table:table-cell>
              <table:table-cell office:value-type="float" office:value="96.87">
                <text:p>96.87</text:p>
                <draw:g>
                  <svg:desc>5_12.E2:5_12.E37</svg:desc>
                </draw:g>
              </table:table-cell>
              <table:table-cell office:value-type="float" office:value="NaN">
                <text:p>NaN</text:p>
                <draw:g>
                  <svg:desc>5_12.F2:5_12.F37</svg:desc>
                </draw:g>
              </table:table-cell>
              <table:table-cell office:value-type="float" office:value="NaN">
                <text:p>NaN</text:p>
                <draw:g>
                  <svg:desc>5_12.G2:5_12.G37</svg:desc>
                </draw:g>
              </table:table-cell>
              <table:table-cell office:value-type="float" office:value="NaN">
                <text:p>NaN</text:p>
                <draw:g>
                  <svg:desc>5_12.H2:5_12.H37</svg:desc>
                </draw:g>
              </table:table-cell>
              <table:table-cell office:value-type="float" office:value="1">
                <text:p>1</text:p>
                <draw:g>
                  <svg:desc>5_12.A2:5_12.A13</svg:desc>
                </draw:g>
              </table:table-cell>
              <table:table-cell office:value-type="float" office:value="0">
                <text:p>0</text:p>
                <draw:g>
                  <svg:desc>5_12.I2:5_12.I13</svg:desc>
                </draw:g>
              </table:table-cell>
              <table:table-cell office:value-type="float" office:value="1">
                <text:p>1</text:p>
                <draw:g>
                  <svg:desc>5_12.A2:5_12.A13</svg:desc>
                </draw:g>
              </table:table-cell>
              <table:table-cell office:value-type="float" office:value="4">
                <text:p>4</text:p>
                <draw:g>
                  <svg:desc>5_12.J2:5_12.J13</svg:desc>
                </draw:g>
              </table:table-cell>
              <table:table-cell office:value-type="float" office:value="13">
                <text:p>13</text:p>
                <draw:g>
                  <svg:desc>5_12.A14:5_12.A37</svg:desc>
                </draw:g>
              </table:table-cell>
              <table:table-cell office:value-type="float" office:value="8">
                <text:p>8</text:p>
                <draw:g>
                  <svg:desc>5_12.K14:5_12.K37</svg:desc>
                </draw:g>
              </table:table-cell>
              <table:table-cell office:value-type="float" office:value="13">
                <text:p>13</text:p>
                <draw:g>
                  <svg:desc>5_12.A14:5_12.A37</svg:desc>
                </draw:g>
              </table:table-cell>
              <table:table-cell office:value-type="float" office:value="12">
                <text:p>12</text:p>
                <draw:g>
                  <svg:desc>5_12.L14:5_12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137">
                <text:p>87.137</text:p>
              </table:table-cell>
              <table:table-cell office:value-type="float" office:value="83.854">
                <text:p>83.854</text:p>
              </table:table-cell>
              <table:table-cell office:value-type="float" office:value="76.774">
                <text:p>76.774</text:p>
              </table:table-cell>
              <table:table-cell office:value-type="float" office:value="90.935">
                <text:p>90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.242">
                <text:p>83.242</text:p>
              </table:table-cell>
              <table:table-cell office:value-type="float" office:value="82.174">
                <text:p>82.174</text:p>
              </table:table-cell>
              <table:table-cell office:value-type="float" office:value="76.877">
                <text:p>76.877</text:p>
              </table:table-cell>
              <table:table-cell office:value-type="float" office:value="87.472">
                <text:p>87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.492">
                <text:p>80.492</text:p>
              </table:table-cell>
              <table:table-cell office:value-type="float" office:value="81.538">
                <text:p>81.538</text:p>
              </table:table-cell>
              <table:table-cell office:value-type="float" office:value="76.905">
                <text:p>76.905</text:p>
              </table:table-cell>
              <table:table-cell office:value-type="float" office:value="86.171">
                <text:p>86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8.195">
                <text:p>78.195</text:p>
              </table:table-cell>
              <table:table-cell office:value-type="float" office:value="81.297">
                <text:p>81.297</text:p>
              </table:table-cell>
              <table:table-cell office:value-type="float" office:value="76.773">
                <text:p>76.773</text:p>
              </table:table-cell>
              <table:table-cell office:value-type="float" office:value="85.821">
                <text:p>85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077">
                <text:p>84.077</text:p>
              </table:table-cell>
              <table:table-cell office:value-type="float" office:value="81.206">
                <text:p>81.206</text:p>
              </table:table-cell>
              <table:table-cell office:value-type="float" office:value="76.665">
                <text:p>76.665</text:p>
              </table:table-cell>
              <table:table-cell office:value-type="float" office:value="85.746">
                <text:p>85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9.58">
                <text:p>89.58</text:p>
              </table:table-cell>
              <table:table-cell office:value-type="float" office:value="89.151">
                <text:p>89.151</text:p>
              </table:table-cell>
              <table:table-cell office:value-type="float" office:value="82.643">
                <text:p>82.643</text:p>
              </table:table-cell>
              <table:table-cell office:value-type="float" office:value="95.66">
                <text:p>9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0.042">
                <text:p>90.042</text:p>
              </table:table-cell>
              <table:table-cell office:value-type="float" office:value="90.757">
                <text:p>90.757</text:p>
              </table:table-cell>
              <table:table-cell office:value-type="float" office:value="86.467">
                <text:p>86.467</text:p>
              </table:table-cell>
              <table:table-cell office:value-type="float" office:value="95.048">
                <text:p>95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0.111">
                <text:p>90.111</text:p>
              </table:table-cell>
              <table:table-cell office:value-type="float" office:value="89.962">
                <text:p>89.962</text:p>
              </table:table-cell>
              <table:table-cell office:value-type="float" office:value="87.166">
                <text:p>87.166</text:p>
              </table:table-cell>
              <table:table-cell office:value-type="float" office:value="92.758">
                <text:p>92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1.232">
                <text:p>91.232</text:p>
              </table:table-cell>
              <table:table-cell office:value-type="float" office:value="88.257">
                <text:p>88.257</text:p>
              </table:table-cell>
              <table:table-cell office:value-type="float" office:value="85.153">
                <text:p>85.153</text:p>
              </table:table-cell>
              <table:table-cell office:value-type="float" office:value="91.361">
                <text:p>91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1.978">
                <text:p>81.978</text:p>
              </table:table-cell>
              <table:table-cell office:value-type="float" office:value="86.208">
                <text:p>86.208</text:p>
              </table:table-cell>
              <table:table-cell office:value-type="float" office:value="82.393">
                <text:p>82.393</text:p>
              </table:table-cell>
              <table:table-cell office:value-type="float" office:value="90.022">
                <text:p>9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5.575">
                <text:p>85.575</text:p>
              </table:table-cell>
              <table:table-cell office:value-type="float" office:value="84.028">
                <text:p>84.028</text:p>
              </table:table-cell>
              <table:table-cell office:value-type="float" office:value="79.59">
                <text:p>79.59</text:p>
              </table:table-cell>
              <table:table-cell office:value-type="float" office:value="88.466">
                <text:p>88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34">
                <text:p>82.534</text:p>
              </table:table-cell>
              <table:table-cell office:value-type="float" office:value="79.638">
                <text:p>79.638</text:p>
              </table:table-cell>
              <table:table-cell office:value-type="float" office:value="85.431">
                <text:p>85.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98">
                <text:p>81.98</text:p>
              </table:table-cell>
              <table:table-cell office:value-type="float" office:value="78.124">
                <text:p>78.124</text:p>
              </table:table-cell>
              <table:table-cell office:value-type="float" office:value="85.837">
                <text:p>85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75">
                <text:p>81.775</text:p>
              </table:table-cell>
              <table:table-cell office:value-type="float" office:value="77.547">
                <text:p>77.547</text:p>
              </table:table-cell>
              <table:table-cell office:value-type="float" office:value="86.003">
                <text:p>86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99">
                <text:p>81.699</text:p>
              </table:table-cell>
              <table:table-cell office:value-type="float" office:value="77.318">
                <text:p>77.318</text:p>
              </table:table-cell>
              <table:table-cell office:value-type="float" office:value="86.079">
                <text:p>86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71">
                <text:p>81.671</text:p>
              </table:table-cell>
              <table:table-cell office:value-type="float" office:value="77.227">
                <text:p>77.227</text:p>
              </table:table-cell>
              <table:table-cell office:value-type="float" office:value="86.114">
                <text:p>8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6">
                <text:p>81.66</text:p>
              </table:table-cell>
              <table:table-cell office:value-type="float" office:value="77.191">
                <text:p>77.191</text:p>
              </table:table-cell>
              <table:table-cell office:value-type="float" office:value="86.129">
                <text:p>86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56">
                <text:p>81.656</text:p>
              </table:table-cell>
              <table:table-cell office:value-type="float" office:value="77.177">
                <text:p>77.177</text:p>
              </table:table-cell>
              <table:table-cell office:value-type="float" office:value="86.135">
                <text:p>86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55">
                <text:p>81.655</text:p>
              </table:table-cell>
              <table:table-cell office:value-type="float" office:value="77.172">
                <text:p>77.172</text:p>
              </table:table-cell>
              <table:table-cell office:value-type="float" office:value="86.138">
                <text:p>86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54">
                <text:p>81.654</text:p>
              </table:table-cell>
              <table:table-cell office:value-type="float" office:value="77.17">
                <text:p>77.17</text:p>
              </table:table-cell>
              <table:table-cell office:value-type="float" office:value="86.139">
                <text:p>86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54">
                <text:p>81.654</text:p>
              </table:table-cell>
              <table:table-cell office:value-type="float" office:value="77.169">
                <text:p>77.169</text:p>
              </table:table-cell>
              <table:table-cell office:value-type="float" office:value="86.139">
                <text:p>86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54">
                <text:p>81.654</text:p>
              </table:table-cell>
              <table:table-cell office:value-type="float" office:value="77.169">
                <text:p>77.169</text:p>
              </table:table-cell>
              <table:table-cell office:value-type="float" office:value="86.139">
                <text:p>86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325">
                <text:p>87.325</text:p>
              </table:table-cell>
              <table:table-cell office:value-type="float" office:value="81.828">
                <text:p>81.828</text:p>
              </table:table-cell>
              <table:table-cell office:value-type="float" office:value="92.823">
                <text:p>92.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429">
                <text:p>89.429</text:p>
              </table:table-cell>
              <table:table-cell office:value-type="float" office:value="85.031">
                <text:p>85.031</text:p>
              </table:table-cell>
              <table:table-cell office:value-type="float" office:value="93.828">
                <text:p>93.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21">
                <text:p>90.21</text:p>
              </table:table-cell>
              <table:table-cell office:value-type="float" office:value="86.818">
                <text:p>86.818</text:p>
              </table:table-cell>
              <table:table-cell office:value-type="float" office:value="93.601">
                <text:p>93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99">
                <text:p>90.499</text:p>
              </table:table-cell>
              <table:table-cell office:value-type="float" office:value="87.558">
                <text:p>87.558</text:p>
              </table:table-cell>
              <table:table-cell office:value-type="float" office:value="93.441">
                <text:p>93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07">
                <text:p>90.607</text:p>
              </table:table-cell>
              <table:table-cell office:value-type="float" office:value="87.818">
                <text:p>87.818</text:p>
              </table:table-cell>
              <table:table-cell office:value-type="float" office:value="93.395">
                <text:p>93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46">
                <text:p>90.646</text:p>
              </table:table-cell>
              <table:table-cell office:value-type="float" office:value="87.906">
                <text:p>87.906</text:p>
              </table:table-cell>
              <table:table-cell office:value-type="float" office:value="93.387">
                <text:p>93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61">
                <text:p>90.661</text:p>
              </table:table-cell>
              <table:table-cell office:value-type="float" office:value="87.937">
                <text:p>87.937</text:p>
              </table:table-cell>
              <table:table-cell office:value-type="float" office:value="93.386">
                <text:p>93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67">
                <text:p>90.667</text:p>
              </table:table-cell>
              <table:table-cell office:value-type="float" office:value="87.948">
                <text:p>87.948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69">
                <text:p>90.669</text:p>
              </table:table-cell>
              <table:table-cell office:value-type="float" office:value="87.952">
                <text:p>87.952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69">
                <text:p>90.669</text:p>
              </table:table-cell>
              <table:table-cell office:value-type="float" office:value="87.954">
                <text:p>87.954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7">
                <text:p>90.67</text:p>
              </table:table-cell>
              <table:table-cell office:value-type="float" office:value="87.955">
                <text:p>87.955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7">
                <text:p>90.67</text:p>
              </table:table-cell>
              <table:table-cell office:value-type="float" office:value="87.955">
                <text:p>87.955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7">
                <text:p>90.67</text:p>
              </table:table-cell>
              <table:table-cell office:value-type="float" office:value="87.955">
                <text:p>87.955</text:p>
              </table:table-cell>
              <table:table-cell office:value-type="float" office:value="93.385">
                <text:p>93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add8e6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display-label="true" chart:logarithmic="false" chart:minimum="0" chart:maximum="48" chart:interval-major="8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8c00" draw:fill-color="#ff8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ot" svg:stroke-width="0.08cm" svg:stroke-color="#32cd32" draw:fill-color="#32cd32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71585" draw:fill-color="#c71585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f4f4f" draw:fill-color="#2f4f4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Double_20_Dash" svg:stroke-width="0.08cm" svg:stroke-color="#000000" draw:fill-color="#0000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1e90ff" draw:fill-color="#1e90f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Dot" svg:stroke-width="0.08cm" svg:stroke-color="#1e90ff" draw:fill-color="#1e90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7.804cm" svg:height="15.626cm" xlink:href=".." xlink:type="simple" chart:class="chart:scatter" chart:style-name="ch1">
        <chart:legend chart:legend-position="top" svg:x="2.108cm" svg:y="1.593cm" style:legend-expansion="custom" chartooo:width="23.513cm" chartooo:height="1.096cm" style:legend-expansion-aspect-ratio="21.4534671532847" chart:style-name="ch2"/>
        <chart:plot-area chart:style-name="ch3" table:cell-range-address="10_12.A2:10_12.H37 10_12.B1:10_12.Q1 10_12.I2:10_12.J13 10_12.K14:10_12.Q37" chart:data-source-has-labels="row" svg:x="1.711cm" svg:y="1.095cm" svg:width="24.276cm" svg:height="13.094cm">
          <chartooo:coordinate-region svg:x="2.518cm" svg:y="1.295cm" svg:width="22.847cm" svg:height="12.247cm"/>
          <chart:axis chart:dimension="x" chart:name="primary-x" chart:style-name="ch4">
            <chart:title svg:x="13.138cm" svg:y="14.501cm" chart:style-name="ch5">
              <text:p>Месяц</text:p>
            </chart:title>
            <chart:grid chart:style-name="ch6" chart:class="major"/>
          </chart:axis>
          <chart:axis chart:dimension="y" chart:name="primary-y" chart:style-name="ch7">
            <chart:title svg:x="0.451cm" svg:y="9.094cm" chart:style-name="ch8">
              <text:p>Даление, атм.</text:p>
            </chart:title>
            <chart:grid chart:style-name="ch6" chart:class="major"/>
          </chart:axis>
          <chart:axis chart:dimension="y" chart:name="secondary-y" chart:style-name="ch9">
            <chart:title svg:x="26.543cm" svg:y="9.729cm" chart:style-name="ch8">
              <text:p>Дебит/приёмистость</text:p>
            </chart:title>
          </chart:axis>
          <chart:series chart:attached-axis="primary-y" chart:style-name="ch10" chart:values-cell-range-address="10_12.B2:10_12.B37" chart:label-cell-address="10_12.B1:10_12.B1" chart:class="chart:scatter">
            <chart:domain table:cell-range-address="10_12.A2:10_12.A37"/>
            <chart:data-point chart:repeated="36"/>
          </chart:series>
          <chart:series chart:attached-axis="primary-y" chart:style-name="ch11" chart:values-cell-range-address="10_12.C2:10_12.C37" chart:label-cell-address="10_12.C1:10_12.C1" chart:class="chart:scatter">
            <chart:data-point chart:repeated="36"/>
          </chart:series>
          <chart:series chart:attached-axis="primary-y" chart:style-name="ch12" chart:values-cell-range-address="10_12.D2:10_12.D37" loext:hide-legend="true" chart:label-cell-address="10_12.D1:10_12.D1" chart:class="chart:scatter">
            <chart:data-point chart:repeated="36"/>
          </chart:series>
          <chart:series chart:attached-axis="primary-y" chart:style-name="ch13" chart:values-cell-range-address="10_12.E2:10_12.E37" chart:label-cell-address="10_12.E1:10_12.E1" chart:class="chart:scatter">
            <chart:data-point chart:repeated="36"/>
          </chart:series>
          <chart:series chart:attached-axis="primary-y" chart:style-name="ch14" chart:values-cell-range-address="10_12.F2:10_12.F37" chart:label-cell-address="10_12.F1:10_12.F1" chart:class="chart:scatter">
            <chart:data-point chart:repeated="36"/>
          </chart:series>
          <chart:series chart:attached-axis="primary-y" chart:style-name="ch15" chart:values-cell-range-address="10_12.G2:10_12.G37" loext:hide-legend="true" chart:label-cell-address="10_12.G1:10_12.G1" chart:class="chart:scatter">
            <chart:data-point chart:repeated="36"/>
          </chart:series>
          <chart:series chart:attached-axis="primary-y" chart:style-name="ch15" chart:values-cell-range-address="10_12.H2:10_12.H37" chart:label-cell-address="10_12.H1:10_12.H1" chart:class="chart:scatter">
            <chart:data-point chart:repeated="36"/>
          </chart:series>
          <chart:series chart:attached-axis="secondary-y" chart:style-name="ch16" chart:values-cell-range-address="10_12.I2:10_12.I13" chart:label-cell-address="10_12.I1:10_12.I1" chart:class="chart:scatter">
            <chart:domain table:cell-range-address="10_12.A2:10_12.A13"/>
            <chart:data-point chart:repeated="12"/>
          </chart:series>
          <chart:series chart:attached-axis="secondary-y" chart:style-name="ch17" chart:values-cell-range-address="10_12.J2:10_12.J13" chart:label-cell-address="10_12.J1:10_12.J1" chart:class="chart:scatter">
            <chart:domain table:cell-range-address="10_12.A2:10_12.A13"/>
            <chart:data-point chart:repeated="12"/>
          </chart:series>
          <chart:series chart:attached-axis="secondary-y" chart:style-name="ch18" chart:values-cell-range-address="10_12.K14:10_12.K37" chart:label-cell-address="10_12.K1:10_12.K1" chart:class="chart:scatter">
            <chart:domain table:cell-range-address="10_12.A14:10_12.A37"/>
            <chart:data-point chart:repeated="24"/>
          </chart:series>
          <chart:series chart:attached-axis="secondary-y" chart:style-name="ch19" chart:values-cell-range-address="10_12.L14:10_12.L37" chart:label-cell-address="10_12.L1:10_12.L1" chart:class="chart:scatter">
            <chart:domain table:cell-range-address="10_12.A14:10_12.A37"/>
            <chart:data-point chart:repeated="24"/>
          </chart:series>
          <chart:series chart:attached-axis="primary-y" chart:style-name="ch20" chart:values-cell-range-address="10_12.M14:10_12.M37" chart:label-cell-address="10_12.M1:10_12.M1" chart:class="chart:scatter">
            <chart:domain table:cell-range-address="10_12.A14:10_12.A37"/>
            <chart:data-point chart:repeated="24"/>
          </chart:series>
          <chart:series chart:attached-axis="primary-y" chart:style-name="ch21" chart:values-cell-range-address="10_12.N14:10_12.N37" loext:hide-legend="true" chart:label-cell-address="10_12.N1:10_12.N1" chart:class="chart:scatter">
            <chart:domain table:cell-range-address="10_12.A14:10_12.A37"/>
            <chart:data-point chart:repeated="24"/>
          </chart:series>
          <chart:series chart:attached-axis="primary-y" chart:style-name="ch21" chart:values-cell-range-address="10_12.O14:10_12.O37" chart:label-cell-address="10_12.O1:10_12.O1" chart:class="chart:scatter">
            <chart:domain table:cell-range-address="10_12.A14:10_12.A37"/>
            <chart:data-point chart:repeated="24"/>
          </chart:series>
          <chart:series chart:attached-axis="secondary-y" chart:style-name="ch22" chart:values-cell-range-address="10_12.P14:10_12.P37" chart:label-cell-address="10_12.P1:10_12.P1" chart:class="chart:scatter">
            <chart:domain table:cell-range-address="10_12.A14:10_12.A37"/>
            <chart:data-point chart:repeated="24"/>
          </chart:series>
          <chart:series chart:attached-axis="secondary-y" chart:style-name="ch23" chart:values-cell-range-address="10_12.Q14:10_12.Q37" chart:label-cell-address="10_12.Q1:10_12.Q1" chart:class="chart:scatter">
            <chart:domain table:cell-range-address="10_12.A14:10_12.A37"/>
            <chart:data-point chart:repeated="2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факт</text:p>
                <draw:g>
                  <svg:desc>10_12.B1:10_12.B1</svg:desc>
                </draw:g>
              </table:table-cell>
              <table:table-cell office:value-type="string">
                <text:p>адп.</text:p>
                <draw:g>
                  <svg:desc>10_12.C1:10_12.C1</svg:desc>
                </draw:g>
              </table:table-cell>
              <table:table-cell office:value-type="string">
                <text:p>адп-</text:p>
                <draw:g>
                  <svg:desc>10_12.D1:10_12.D1</svg:desc>
                </draw:g>
              </table:table-cell>
              <table:table-cell office:value-type="string">
                <text:p>адп. Погр.</text:p>
                <draw:g>
                  <svg:desc>10_12.E1:10_12.E1</svg:desc>
                </draw:g>
              </table:table-cell>
              <table:table-cell office:value-type="string">
                <text:p>дав. С1</text:p>
                <draw:g>
                  <svg:desc>10_12.F1:10_12.F1</svg:desc>
                </draw:g>
              </table:table-cell>
              <table:table-cell office:value-type="string">
                <text:p>прог-</text:p>
                <draw:g>
                  <svg:desc>10_12.G1:10_12.G1</svg:desc>
                </draw:g>
              </table:table-cell>
              <table:table-cell office:value-type="string">
                <text:p>Погр. С1</text:p>
                <draw:g>
                  <svg:desc>10_12.H1:10_12.H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Ист.</text:p>
                <draw:g>
                  <svg:desc>10_12.I1:10_12.I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Ист.</text:p>
                <draw:g>
                  <svg:desc>10_12.J1:10_12.J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С1</text:p>
                <draw:g>
                  <svg:desc>10_12.K1:10_12.K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С1</text:p>
                <draw:g>
                  <svg:desc>10_12.L1:10_12.L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. С2</text:p>
                <draw:g>
                  <svg:desc>10_12.M1:10_12.M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. С2-</text:p>
                <draw:g>
                  <svg:desc>10_12.N1:10_12.N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огр. С2</text:p>
                <draw:g>
                  <svg:desc>10_12.O1:10_12.O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С2</text:p>
                <draw:g>
                  <svg:desc>10_12.P1:10_12.P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С2</text:p>
                <draw:g>
                  <svg:desc>10_12.Q1:10_1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0_12.A2:10_12.A37</svg:desc>
                </draw:g>
              </table:table-cell>
              <table:table-cell office:value-type="float" office:value="78.921">
                <text:p>78.921</text:p>
                <draw:g>
                  <svg:desc>10_12.B2:10_12.B37</svg:desc>
                </draw:g>
              </table:table-cell>
              <table:table-cell office:value-type="float" office:value="88.136">
                <text:p>88.136</text:p>
                <draw:g>
                  <svg:desc>10_12.C2:10_12.C37</svg:desc>
                </draw:g>
              </table:table-cell>
              <table:table-cell office:value-type="float" office:value="75.67">
                <text:p>75.67</text:p>
                <draw:g>
                  <svg:desc>10_12.D2:10_12.D37</svg:desc>
                </draw:g>
              </table:table-cell>
              <table:table-cell office:value-type="float" office:value="100.603">
                <text:p>100.603</text:p>
                <draw:g>
                  <svg:desc>10_12.E2:10_12.E37</svg:desc>
                </draw:g>
              </table:table-cell>
              <table:table-cell office:value-type="float" office:value="NaN">
                <text:p>NaN</text:p>
                <draw:g>
                  <svg:desc>10_12.F2:10_12.F37</svg:desc>
                </draw:g>
              </table:table-cell>
              <table:table-cell office:value-type="float" office:value="NaN">
                <text:p>NaN</text:p>
                <draw:g>
                  <svg:desc>10_12.G2:10_12.G37</svg:desc>
                </draw:g>
              </table:table-cell>
              <table:table-cell office:value-type="float" office:value="NaN">
                <text:p>NaN</text:p>
                <draw:g>
                  <svg:desc>10_12.H2:10_12.H37</svg:desc>
                </draw:g>
              </table:table-cell>
              <table:table-cell office:value-type="float" office:value="1">
                <text:p>1</text:p>
                <draw:g>
                  <svg:desc>10_12.A2:10_12.A13</svg:desc>
                </draw:g>
              </table:table-cell>
              <table:table-cell office:value-type="float" office:value="0">
                <text:p>0</text:p>
                <draw:g>
                  <svg:desc>10_12.I2:10_12.I13</svg:desc>
                </draw:g>
              </table:table-cell>
              <table:table-cell office:value-type="float" office:value="1">
                <text:p>1</text:p>
                <draw:g>
                  <svg:desc>10_12.A2:10_12.A13</svg:desc>
                </draw:g>
              </table:table-cell>
              <table:table-cell office:value-type="float" office:value="4">
                <text:p>4</text:p>
                <draw:g>
                  <svg:desc>10_12.J2:10_12.J13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8">
                <text:p>8</text:p>
                <draw:g>
                  <svg:desc>10_12.K14:10_12.K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12">
                <text:p>12</text:p>
                <draw:g>
                  <svg:desc>10_12.L14:10_12.L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74.747">
                <text:p>74.747</text:p>
                <draw:g>
                  <svg:desc>10_12.M14:10_12.M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65.428">
                <text:p>65.428</text:p>
                <draw:g>
                  <svg:desc>10_12.N14:10_12.N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84.066">
                <text:p>84.066</text:p>
                <draw:g>
                  <svg:desc>10_12.O14:10_12.O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8">
                <text:p>8</text:p>
                <draw:g>
                  <svg:desc>10_12.P14:10_12.P37</svg:desc>
                </draw:g>
              </table:table-cell>
              <table:table-cell office:value-type="float" office:value="13">
                <text:p>13</text:p>
                <draw:g>
                  <svg:desc>10_12.A14:10_12.A37</svg:desc>
                </draw:g>
              </table:table-cell>
              <table:table-cell office:value-type="float" office:value="12">
                <text:p>12</text:p>
                <draw:g>
                  <svg:desc>10_12.Q14:10_12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137">
                <text:p>87.137</text:p>
              </table:table-cell>
              <table:table-cell office:value-type="float" office:value="83.64">
                <text:p>83.64</text:p>
              </table:table-cell>
              <table:table-cell office:value-type="float" office:value="73.283">
                <text:p>73.283</text:p>
              </table:table-cell>
              <table:table-cell office:value-type="float" office:value="93.998">
                <text:p>93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1.856">
                <text:p>71.856</text:p>
              </table:table-cell>
              <table:table-cell office:value-type="float" office:value="14">
                <text:p>14</text:p>
              </table:table-cell>
              <table:table-cell office:value-type="float" office:value="61.8">
                <text:p>61.8</text:p>
              </table:table-cell>
              <table:table-cell office:value-type="float" office:value="14">
                <text:p>14</text:p>
              </table:table-cell>
              <table:table-cell office:value-type="float" office:value="81.911">
                <text:p>81.91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.242">
                <text:p>78.242</text:p>
              </table:table-cell>
              <table:table-cell office:value-type="float" office:value="81.936">
                <text:p>81.936</text:p>
              </table:table-cell>
              <table:table-cell office:value-type="float" office:value="74.076">
                <text:p>74.076</text:p>
              </table:table-cell>
              <table:table-cell office:value-type="float" office:value="89.797">
                <text:p>89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68.306">
                <text:p>68.306</text:p>
              </table:table-cell>
              <table:table-cell office:value-type="float" office:value="15">
                <text:p>15</text:p>
              </table:table-cell>
              <table:table-cell office:value-type="float" office:value="56.898">
                <text:p>56.898</text:p>
              </table:table-cell>
              <table:table-cell office:value-type="float" office:value="15">
                <text:p>15</text:p>
              </table:table-cell>
              <table:table-cell office:value-type="float" office:value="79.713">
                <text:p>79.71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.492">
                <text:p>89.492</text:p>
              </table:table-cell>
              <table:table-cell office:value-type="float" office:value="81.29">
                <text:p>81.29</text:p>
              </table:table-cell>
              <table:table-cell office:value-type="float" office:value="74.331">
                <text:p>74.331</text:p>
              </table:table-cell>
              <table:table-cell office:value-type="float" office:value="88.25">
                <text:p>8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4.536">
                <text:p>64.536</text:p>
              </table:table-cell>
              <table:table-cell office:value-type="float" office:value="16">
                <text:p>16</text:p>
              </table:table-cell>
              <table:table-cell office:value-type="float" office:value="51.793">
                <text:p>51.793</text:p>
              </table:table-cell>
              <table:table-cell office:value-type="float" office:value="16">
                <text:p>16</text:p>
              </table:table-cell>
              <table:table-cell office:value-type="float" office:value="77.279">
                <text:p>77.27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195">
                <text:p>75.195</text:p>
              </table:table-cell>
              <table:table-cell office:value-type="float" office:value="81.046">
                <text:p>81.046</text:p>
              </table:table-cell>
              <table:table-cell office:value-type="float" office:value="74.218">
                <text:p>74.218</text:p>
              </table:table-cell>
              <table:table-cell office:value-type="float" office:value="87.873">
                <text:p>8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0.693">
                <text:p>60.693</text:p>
              </table:table-cell>
              <table:table-cell office:value-type="float" office:value="17">
                <text:p>17</text:p>
              </table:table-cell>
              <table:table-cell office:value-type="float" office:value="46.67">
                <text:p>46.67</text:p>
              </table:table-cell>
              <table:table-cell office:value-type="float" office:value="17">
                <text:p>17</text:p>
              </table:table-cell>
              <table:table-cell office:value-type="float" office:value="74.716">
                <text:p>74.71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077">
                <text:p>84.077</text:p>
              </table:table-cell>
              <table:table-cell office:value-type="float" office:value="80.953">
                <text:p>80.953</text:p>
              </table:table-cell>
              <table:table-cell office:value-type="float" office:value="74.093">
                <text:p>74.093</text:p>
              </table:table-cell>
              <table:table-cell office:value-type="float" office:value="87.813">
                <text:p>87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56.825">
                <text:p>56.825</text:p>
              </table:table-cell>
              <table:table-cell office:value-type="float" office:value="18">
                <text:p>18</text:p>
              </table:table-cell>
              <table:table-cell office:value-type="float" office:value="41.543">
                <text:p>41.543</text:p>
              </table:table-cell>
              <table:table-cell office:value-type="float" office:value="18">
                <text:p>18</text:p>
              </table:table-cell>
              <table:table-cell office:value-type="float" office:value="72.107">
                <text:p>72.107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58">
                <text:p>81.58</text:p>
              </table:table-cell>
              <table:table-cell office:value-type="float" office:value="85.438">
                <text:p>85.438</text:p>
              </table:table-cell>
              <table:table-cell office:value-type="float" office:value="78.082">
                <text:p>78.082</text:p>
              </table:table-cell>
              <table:table-cell office:value-type="float" office:value="92.793">
                <text:p>92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2.949">
                <text:p>52.949</text:p>
              </table:table-cell>
              <table:table-cell office:value-type="float" office:value="19">
                <text:p>19</text:p>
              </table:table-cell>
              <table:table-cell office:value-type="float" office:value="36.408">
                <text:p>36.408</text:p>
              </table:table-cell>
              <table:table-cell office:value-type="float" office:value="19">
                <text:p>19</text:p>
              </table:table-cell>
              <table:table-cell office:value-type="float" office:value="69.49">
                <text:p>69.49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.042">
                <text:p>91.042</text:p>
              </table:table-cell>
              <table:table-cell office:value-type="float" office:value="85.391">
                <text:p>85.391</text:p>
              </table:table-cell>
              <table:table-cell office:value-type="float" office:value="79.572">
                <text:p>79.572</text:p>
              </table:table-cell>
              <table:table-cell office:value-type="float" office:value="91.211">
                <text:p>91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51.655">
                <text:p>51.655</text:p>
              </table:table-cell>
              <table:table-cell office:value-type="float" office:value="20">
                <text:p>20</text:p>
              </table:table-cell>
              <table:table-cell office:value-type="float" office:value="35.041">
                <text:p>35.041</text:p>
              </table:table-cell>
              <table:table-cell office:value-type="float" office:value="20">
                <text:p>20</text:p>
              </table:table-cell>
              <table:table-cell office:value-type="float" office:value="68.268">
                <text:p>68.26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.111">
                <text:p>86.111</text:p>
              </table:table-cell>
              <table:table-cell office:value-type="float" office:value="83.628">
                <text:p>83.628</text:p>
              </table:table-cell>
              <table:table-cell office:value-type="float" office:value="77.628">
                <text:p>77.628</text:p>
              </table:table-cell>
              <table:table-cell office:value-type="float" office:value="89.627">
                <text:p>89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1.222">
                <text:p>51.222</text:p>
              </table:table-cell>
              <table:table-cell office:value-type="float" office:value="21">
                <text:p>21</text:p>
              </table:table-cell>
              <table:table-cell office:value-type="float" office:value="34.489">
                <text:p>34.489</text:p>
              </table:table-cell>
              <table:table-cell office:value-type="float" office:value="21">
                <text:p>21</text:p>
              </table:table-cell>
              <table:table-cell office:value-type="float" office:value="67.955">
                <text:p>67.955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232">
                <text:p>76.232</text:p>
              </table:table-cell>
              <table:table-cell office:value-type="float" office:value="81.213">
                <text:p>81.213</text:p>
              </table:table-cell>
              <table:table-cell office:value-type="float" office:value="74.052">
                <text:p>74.052</text:p>
              </table:table-cell>
              <table:table-cell office:value-type="float" office:value="88.374">
                <text:p>88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1.078">
                <text:p>51.078</text:p>
              </table:table-cell>
              <table:table-cell office:value-type="float" office:value="22">
                <text:p>22</text:p>
              </table:table-cell>
              <table:table-cell office:value-type="float" office:value="34.247">
                <text:p>34.247</text:p>
              </table:table-cell>
              <table:table-cell office:value-type="float" office:value="22">
                <text:p>22</text:p>
              </table:table-cell>
              <table:table-cell office:value-type="float" office:value="67.909">
                <text:p>67.909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978">
                <text:p>75.978</text:p>
              </table:table-cell>
              <table:table-cell office:value-type="float" office:value="78.552">
                <text:p>78.552</text:p>
              </table:table-cell>
              <table:table-cell office:value-type="float" office:value="70.23">
                <text:p>70.23</text:p>
              </table:table-cell>
              <table:table-cell office:value-type="float" office:value="86.873">
                <text:p>86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1.029">
                <text:p>51.029</text:p>
              </table:table-cell>
              <table:table-cell office:value-type="float" office:value="23">
                <text:p>23</text:p>
              </table:table-cell>
              <table:table-cell office:value-type="float" office:value="34.147">
                <text:p>34.147</text:p>
              </table:table-cell>
              <table:table-cell office:value-type="float" office:value="23">
                <text:p>23</text:p>
              </table:table-cell>
              <table:table-cell office:value-type="float" office:value="67.912">
                <text:p>67.91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575">
                <text:p>78.575</text:p>
              </table:table-cell>
              <table:table-cell office:value-type="float" office:value="75.797">
                <text:p>75.797</text:p>
              </table:table-cell>
              <table:table-cell office:value-type="float" office:value="66.436">
                <text:p>66.436</text:p>
              </table:table-cell>
              <table:table-cell office:value-type="float" office:value="85.159">
                <text:p>85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1.013">
                <text:p>51.013</text:p>
              </table:table-cell>
              <table:table-cell office:value-type="float" office:value="24">
                <text:p>24</text:p>
              </table:table-cell>
              <table:table-cell office:value-type="float" office:value="34.109">
                <text:p>34.109</text:p>
              </table:table-cell>
              <table:table-cell office:value-type="float" office:value="24">
                <text:p>24</text:p>
              </table:table-cell>
              <table:table-cell office:value-type="float" office:value="67.918">
                <text:p>67.91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747">
                <text:p>74.747</text:p>
              </table:table-cell>
              <table:table-cell office:value-type="float" office:value="65.428">
                <text:p>65.428</text:p>
              </table:table-cell>
              <table:table-cell office:value-type="float" office:value="84.066">
                <text:p>84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1.008">
                <text:p>51.008</text:p>
              </table:table-cell>
              <table:table-cell office:value-type="float" office:value="25">
                <text:p>25</text:p>
              </table:table-cell>
              <table:table-cell office:value-type="float" office:value="34.094">
                <text:p>34.094</text:p>
              </table:table-cell>
              <table:table-cell office:value-type="float" office:value="25">
                <text:p>25</text:p>
              </table:table-cell>
              <table:table-cell office:value-type="float" office:value="67.922">
                <text:p>67.92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39">
                <text:p>74.439</text:p>
              </table:table-cell>
              <table:table-cell office:value-type="float" office:value="65.52">
                <text:p>65.52</text:p>
              </table:table-cell>
              <table:table-cell office:value-type="float" office:value="83.359">
                <text:p>83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53.59">
                <text:p>53.59</text:p>
              </table:table-cell>
              <table:table-cell office:value-type="float" office:value="26">
                <text:p>26</text:p>
              </table:table-cell>
              <table:table-cell office:value-type="float" office:value="37.08">
                <text:p>37.08</text:p>
              </table:table-cell>
              <table:table-cell office:value-type="float" office:value="26">
                <text:p>26</text:p>
              </table:table-cell>
              <table:table-cell office:value-type="float" office:value="70.1">
                <text:p>70.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37">
                <text:p>74.337</text:p>
              </table:table-cell>
              <table:table-cell office:value-type="float" office:value="65.41">
                <text:p>65.41</text:p>
              </table:table-cell>
              <table:table-cell office:value-type="float" office:value="83.263">
                <text:p>83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7.037">
                <text:p>57.037</text:p>
              </table:table-cell>
              <table:table-cell office:value-type="float" office:value="27">
                <text:p>27</text:p>
              </table:table-cell>
              <table:table-cell office:value-type="float" office:value="41.151">
                <text:p>41.151</text:p>
              </table:table-cell>
              <table:table-cell office:value-type="float" office:value="27">
                <text:p>27</text:p>
              </table:table-cell>
              <table:table-cell office:value-type="float" office:value="72.922">
                <text:p>72.92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02">
                <text:p>74.302</text:p>
              </table:table-cell>
              <table:table-cell office:value-type="float" office:value="65.347">
                <text:p>65.347</text:p>
              </table:table-cell>
              <table:table-cell office:value-type="float" office:value="83.257">
                <text:p>83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60.772">
                <text:p>60.772</text:p>
              </table:table-cell>
              <table:table-cell office:value-type="float" office:value="28">
                <text:p>28</text:p>
              </table:table-cell>
              <table:table-cell office:value-type="float" office:value="45.769">
                <text:p>45.769</text:p>
              </table:table-cell>
              <table:table-cell office:value-type="float" office:value="28">
                <text:p>28</text:p>
              </table:table-cell>
              <table:table-cell office:value-type="float" office:value="75.774">
                <text:p>75.77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91">
                <text:p>74.291</text:p>
              </table:table-cell>
              <table:table-cell office:value-type="float" office:value="65.321">
                <text:p>65.321</text:p>
              </table:table-cell>
              <table:table-cell office:value-type="float" office:value="83.261">
                <text:p>83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64.603">
                <text:p>64.603</text:p>
              </table:table-cell>
              <table:table-cell office:value-type="float" office:value="29">
                <text:p>29</text:p>
              </table:table-cell>
              <table:table-cell office:value-type="float" office:value="50.652">
                <text:p>50.652</text:p>
              </table:table-cell>
              <table:table-cell office:value-type="float" office:value="29">
                <text:p>29</text:p>
              </table:table-cell>
              <table:table-cell office:value-type="float" office:value="78.554">
                <text:p>78.554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7">
                <text:p>74.287</text:p>
              </table:table-cell>
              <table:table-cell office:value-type="float" office:value="65.311">
                <text:p>65.311</text:p>
              </table:table-cell>
              <table:table-cell office:value-type="float" office:value="83.263">
                <text:p>83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8.467">
                <text:p>68.467</text:p>
              </table:table-cell>
              <table:table-cell office:value-type="float" office:value="30">
                <text:p>30</text:p>
              </table:table-cell>
              <table:table-cell office:value-type="float" office:value="55.64">
                <text:p>55.64</text:p>
              </table:table-cell>
              <table:table-cell office:value-type="float" office:value="30">
                <text:p>30</text:p>
              </table:table-cell>
              <table:table-cell office:value-type="float" office:value="81.294">
                <text:p>81.294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6">
                <text:p>74.286</text:p>
              </table:table-cell>
              <table:table-cell office:value-type="float" office:value="65.307">
                <text:p>65.307</text:p>
              </table:table-cell>
              <table:table-cell office:value-type="float" office:value="83.264">
                <text:p>83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72.342">
                <text:p>72.342</text:p>
              </table:table-cell>
              <table:table-cell office:value-type="float" office:value="31">
                <text:p>31</text:p>
              </table:table-cell>
              <table:table-cell office:value-type="float" office:value="60.651">
                <text:p>60.651</text:p>
              </table:table-cell>
              <table:table-cell office:value-type="float" office:value="31">
                <text:p>31</text:p>
              </table:table-cell>
              <table:table-cell office:value-type="float" office:value="84.032">
                <text:p>84.032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5">
                <text:p>74.285</text:p>
              </table:table-cell>
              <table:table-cell office:value-type="float" office:value="65.306">
                <text:p>65.306</text:p>
              </table:table-cell>
              <table:table-cell office:value-type="float" office:value="83.265">
                <text:p>83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76.22">
                <text:p>76.22</text:p>
              </table:table-cell>
              <table:table-cell office:value-type="float" office:value="32">
                <text:p>32</text:p>
              </table:table-cell>
              <table:table-cell office:value-type="float" office:value="65.643">
                <text:p>65.643</text:p>
              </table:table-cell>
              <table:table-cell office:value-type="float" office:value="32">
                <text:p>32</text:p>
              </table:table-cell>
              <table:table-cell office:value-type="float" office:value="86.797">
                <text:p>86.797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5">
                <text:p>74.285</text:p>
              </table:table-cell>
              <table:table-cell office:value-type="float" office:value="65.305">
                <text:p>65.305</text:p>
              </table:table-cell>
              <table:table-cell office:value-type="float" office:value="83.265">
                <text:p>83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80.099">
                <text:p>80.099</text:p>
              </table:table-cell>
              <table:table-cell office:value-type="float" office:value="33">
                <text:p>33</text:p>
              </table:table-cell>
              <table:table-cell office:value-type="float" office:value="70.586">
                <text:p>70.586</text:p>
              </table:table-cell>
              <table:table-cell office:value-type="float" office:value="33">
                <text:p>33</text:p>
              </table:table-cell>
              <table:table-cell office:value-type="float" office:value="89.613">
                <text:p>89.613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5">
                <text:p>74.285</text:p>
              </table:table-cell>
              <table:table-cell office:value-type="float" office:value="65.305">
                <text:p>65.305</text:p>
              </table:table-cell>
              <table:table-cell office:value-type="float" office:value="83.265">
                <text:p>83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83.979">
                <text:p>83.979</text:p>
              </table:table-cell>
              <table:table-cell office:value-type="float" office:value="34">
                <text:p>34</text:p>
              </table:table-cell>
              <table:table-cell office:value-type="float" office:value="75.452">
                <text:p>75.452</text:p>
              </table:table-cell>
              <table:table-cell office:value-type="float" office:value="34">
                <text:p>34</text:p>
              </table:table-cell>
              <table:table-cell office:value-type="float" office:value="92.506">
                <text:p>92.506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5">
                <text:p>74.285</text:p>
              </table:table-cell>
              <table:table-cell office:value-type="float" office:value="65.305">
                <text:p>65.305</text:p>
              </table:table-cell>
              <table:table-cell office:value-type="float" office:value="83.265">
                <text:p>83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87.859">
                <text:p>87.859</text:p>
              </table:table-cell>
              <table:table-cell office:value-type="float" office:value="35">
                <text:p>35</text:p>
              </table:table-cell>
              <table:table-cell office:value-type="float" office:value="80.209">
                <text:p>80.209</text:p>
              </table:table-cell>
              <table:table-cell office:value-type="float" office:value="35">
                <text:p>35</text:p>
              </table:table-cell>
              <table:table-cell office:value-type="float" office:value="95.509">
                <text:p>95.509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453">
                <text:p>79.453</text:p>
              </table:table-cell>
              <table:table-cell office:value-type="float" office:value="70.174">
                <text:p>70.174</text:p>
              </table:table-cell>
              <table:table-cell office:value-type="float" office:value="88.732">
                <text:p>88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91.739">
                <text:p>91.739</text:p>
              </table:table-cell>
              <table:table-cell office:value-type="float" office:value="36">
                <text:p>36</text:p>
              </table:table-cell>
              <table:table-cell office:value-type="float" office:value="84.813">
                <text:p>84.813</text:p>
              </table:table-cell>
              <table:table-cell office:value-type="float" office:value="36">
                <text:p>36</text:p>
              </table:table-cell>
              <table:table-cell office:value-type="float" office:value="98.665">
                <text:p>98.665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179">
                <text:p>81.179</text:p>
              </table:table-cell>
              <table:table-cell office:value-type="float" office:value="73.356">
                <text:p>73.356</text:p>
              </table:table-cell>
              <table:table-cell office:value-type="float" office:value="89.002">
                <text:p>89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56">
                <text:p>81.756</text:p>
              </table:table-cell>
              <table:table-cell office:value-type="float" office:value="74.845">
                <text:p>74.845</text:p>
              </table:table-cell>
              <table:table-cell office:value-type="float" office:value="88.667">
                <text:p>88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948">
                <text:p>81.948</text:p>
              </table:table-cell>
              <table:table-cell office:value-type="float" office:value="75.366">
                <text:p>75.366</text:p>
              </table:table-cell>
              <table:table-cell office:value-type="float" office:value="88.53">
                <text:p>88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13">
                <text:p>82.013</text:p>
              </table:table-cell>
              <table:table-cell office:value-type="float" office:value="75.536">
                <text:p>75.536</text:p>
              </table:table-cell>
              <table:table-cell office:value-type="float" office:value="88.49">
                <text:p>8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34">
                <text:p>82.034</text:p>
              </table:table-cell>
              <table:table-cell office:value-type="float" office:value="75.592">
                <text:p>75.592</text:p>
              </table:table-cell>
              <table:table-cell office:value-type="float" office:value="88.477">
                <text:p>88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1">
                <text:p>82.041</text:p>
              </table:table-cell>
              <table:table-cell office:value-type="float" office:value="75.611">
                <text:p>75.611</text:p>
              </table:table-cell>
              <table:table-cell office:value-type="float" office:value="88.472">
                <text:p>88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4">
                <text:p>82.044</text:p>
              </table:table-cell>
              <table:table-cell office:value-type="float" office:value="75.618">
                <text:p>75.618</text:p>
              </table:table-cell>
              <table:table-cell office:value-type="float" office:value="88.47">
                <text:p>8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5">
                <text:p>82.045</text:p>
              </table:table-cell>
              <table:table-cell office:value-type="float" office:value="75.62">
                <text:p>75.62</text:p>
              </table:table-cell>
              <table:table-cell office:value-type="float" office:value="88.469">
                <text:p>88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5">
                <text:p>82.045</text:p>
              </table:table-cell>
              <table:table-cell office:value-type="float" office:value="75.621">
                <text:p>75.621</text:p>
              </table:table-cell>
              <table:table-cell office:value-type="float" office:value="88.469">
                <text:p>88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5">
                <text:p>82.045</text:p>
              </table:table-cell>
              <table:table-cell office:value-type="float" office:value="75.621">
                <text:p>75.621</text:p>
              </table:table-cell>
              <table:table-cell office:value-type="float" office:value="88.469">
                <text:p>88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5">
                <text:p>82.045</text:p>
              </table:table-cell>
              <table:table-cell office:value-type="float" office:value="75.621">
                <text:p>75.621</text:p>
              </table:table-cell>
              <table:table-cell office:value-type="float" office:value="88.469">
                <text:p>88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045">
                <text:p>82.045</text:p>
              </table:table-cell>
              <table:table-cell office:value-type="float" office:value="75.621">
                <text:p>75.621</text:p>
              </table:table-cell>
              <table:table-cell office:value-type="float" office:value="88.469">
                <text:p>88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add8e6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0" chart:maximum="48" chart:interval-major="8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8c00" draw:fill-color="#ff8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ot" svg:stroke-width="0.08cm" svg:stroke-color="#32cd32" draw:fill-color="#32cd32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71585" draw:fill-color="#c71585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f4f4f" draw:fill-color="#2f4f4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Double_20_Dash" svg:stroke-width="0.08cm" svg:stroke-color="#000000" draw:fill-color="#0000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1e90ff" draw:fill-color="#1e90f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Dot" svg:stroke-width="0.08cm" svg:stroke-color="#1e90ff" draw:fill-color="#1e90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7.804cm" svg:height="15.626cm" xlink:href=".." xlink:type="simple" chart:class="chart:scatter" chart:style-name="ch1">
        <chart:legend chart:legend-position="top" svg:x="2.108cm" svg:y="1.593cm" style:legend-expansion="custom" chartooo:width="23.513cm" chartooo:height="1.096cm" style:legend-expansion-aspect-ratio="21.4534671532847" chart:style-name="ch2"/>
        <chart:plot-area chart:style-name="ch3" table:cell-range-address="10_12_6мес1.A2:10_12_6мес1.H37 10_12_6мес1.B1:10_12_6мес1.Q1 10_12_6мес1.I2:10_12_6мес1.J13 10_12_6мес1.K14:10_12_6мес1.Q37" chart:data-source-has-labels="row" svg:x="1.567cm" svg:y="1.095cm" svg:width="24.564cm" svg:height="13.238cm">
          <chartooo:coordinate-region svg:x="2.374cm" svg:y="1.294cm" svg:width="23.135cm" svg:height="12.392cm"/>
          <chart:axis chart:dimension="x" chart:name="primary-x" chart:style-name="ch4">
            <chart:title svg:x="13.315cm" svg:y="14.645cm" chart:style-name="ch5">
              <text:p>Месяц</text:p>
            </chart:title>
            <chart:grid chart:style-name="ch6" chart:class="major"/>
          </chart:axis>
          <chart:axis chart:dimension="y" chart:name="primary-y" chart:style-name="ch7">
            <chart:title svg:x="0.451cm" svg:y="8.816cm" chart:style-name="ch8">
              <text:p>Даление, атм.</text:p>
            </chart:title>
            <chart:grid chart:style-name="ch6" chart:class="major"/>
          </chart:axis>
          <chart:axis chart:dimension="y" chart:name="secondary-y" chart:style-name="ch9">
            <chart:title svg:x="26.687cm" svg:y="9.279cm" chart:style-name="ch8">
              <text:p>Дебит/приёмистость</text:p>
            </chart:title>
          </chart:axis>
          <chart:series chart:attached-axis="primary-y" chart:style-name="ch10" chart:values-cell-range-address="10_12_6мес1.B2:10_12_6мес1.B37" chart:label-cell-address="10_12_6мес1.B1:10_12_6мес1.B1" chart:class="chart:scatter">
            <chart:domain table:cell-range-address="10_12_6мес1.A2:10_12_6мес1.A37"/>
            <chart:data-point chart:repeated="36"/>
          </chart:series>
          <chart:series chart:attached-axis="primary-y" chart:style-name="ch11" chart:values-cell-range-address="10_12_6мес1.C2:10_12_6мес1.C37" chart:label-cell-address="10_12_6мес1.C1:10_12_6мес1.C1" chart:class="chart:scatter">
            <chart:data-point chart:repeated="36"/>
          </chart:series>
          <chart:series chart:attached-axis="primary-y" chart:style-name="ch12" chart:values-cell-range-address="10_12_6мес1.D2:10_12_6мес1.D37" loext:hide-legend="true" chart:label-cell-address="10_12_6мес1.D1:10_12_6мес1.D1" chart:class="chart:scatter">
            <chart:data-point chart:repeated="36"/>
          </chart:series>
          <chart:series chart:attached-axis="primary-y" chart:style-name="ch13" chart:values-cell-range-address="10_12_6мес1.E2:10_12_6мес1.E37" chart:label-cell-address="10_12_6мес1.E1:10_12_6мес1.E1" chart:class="chart:scatter">
            <chart:data-point chart:repeated="36"/>
          </chart:series>
          <chart:series chart:attached-axis="primary-y" chart:style-name="ch14" chart:values-cell-range-address="10_12_6мес1.F2:10_12_6мес1.F37" chart:label-cell-address="10_12_6мес1.F1:10_12_6мес1.F1" chart:class="chart:scatter">
            <chart:data-point chart:repeated="36"/>
          </chart:series>
          <chart:series chart:attached-axis="primary-y" chart:style-name="ch15" chart:values-cell-range-address="10_12_6мес1.G2:10_12_6мес1.G37" loext:hide-legend="true" chart:label-cell-address="10_12_6мес1.G1:10_12_6мес1.G1" chart:class="chart:scatter">
            <chart:data-point chart:repeated="36"/>
          </chart:series>
          <chart:series chart:attached-axis="primary-y" chart:style-name="ch15" chart:values-cell-range-address="10_12_6мес1.H2:10_12_6мес1.H37" chart:label-cell-address="10_12_6мес1.H1:10_12_6мес1.H1" chart:class="chart:scatter">
            <chart:data-point chart:repeated="36"/>
          </chart:series>
          <chart:series chart:attached-axis="secondary-y" chart:style-name="ch16" chart:values-cell-range-address="10_12_6мес1.I2:10_12_6мес1.I13" chart:label-cell-address="10_12_6мес1.I1:10_12_6мес1.I1" chart:class="chart:scatter">
            <chart:domain table:cell-range-address="10_12_6мес1.A2:10_12_6мес1.A13"/>
            <chart:data-point chart:repeated="12"/>
          </chart:series>
          <chart:series chart:attached-axis="secondary-y" chart:style-name="ch17" chart:values-cell-range-address="10_12_6мес1.J2:10_12_6мес1.J13" chart:label-cell-address="10_12_6мес1.J1:10_12_6мес1.J1" chart:class="chart:scatter">
            <chart:domain table:cell-range-address="10_12_6мес1.A2:10_12_6мес1.A13"/>
            <chart:data-point chart:repeated="12"/>
          </chart:series>
          <chart:series chart:attached-axis="secondary-y" chart:style-name="ch18" chart:values-cell-range-address="10_12_6мес1.K14:10_12_6мес1.K37" chart:label-cell-address="10_12_6мес1.K1:10_12_6мес1.K1" chart:class="chart:scatter">
            <chart:domain table:cell-range-address="10_12_6мес1.A14:10_12_6мес1.A37"/>
            <chart:data-point chart:repeated="24"/>
          </chart:series>
          <chart:series chart:attached-axis="secondary-y" chart:style-name="ch19" chart:values-cell-range-address="10_12_6мес1.L14:10_12_6мес1.L37" chart:label-cell-address="10_12_6мес1.L1:10_12_6мес1.L1" chart:class="chart:scatter">
            <chart:domain table:cell-range-address="10_12_6мес1.A14:10_12_6мес1.A37"/>
            <chart:data-point chart:repeated="24"/>
          </chart:series>
          <chart:series chart:attached-axis="primary-y" chart:style-name="ch20" chart:values-cell-range-address="10_12_6мес1.M14:10_12_6мес1.M37" chart:label-cell-address="10_12_6мес1.M1:10_12_6мес1.M1" chart:class="chart:scatter">
            <chart:domain table:cell-range-address="10_12_6мес1.A14:10_12_6мес1.A37"/>
            <chart:data-point chart:repeated="24"/>
          </chart:series>
          <chart:series chart:attached-axis="primary-y" chart:style-name="ch21" chart:values-cell-range-address="10_12_6мес1.N14:10_12_6мес1.N37" loext:hide-legend="true" chart:label-cell-address="10_12_6мес1.N1:10_12_6мес1.N1" chart:class="chart:scatter">
            <chart:domain table:cell-range-address="10_12_6мес1.A14:10_12_6мес1.A37"/>
            <chart:data-point chart:repeated="24"/>
          </chart:series>
          <chart:series chart:attached-axis="primary-y" chart:style-name="ch21" chart:values-cell-range-address="10_12_6мес1.O14:10_12_6мес1.O37" chart:label-cell-address="10_12_6мес1.O1:10_12_6мес1.O1" chart:class="chart:scatter">
            <chart:domain table:cell-range-address="10_12_6мес1.A14:10_12_6мес1.A37"/>
            <chart:data-point chart:repeated="24"/>
          </chart:series>
          <chart:series chart:attached-axis="secondary-y" chart:style-name="ch22" chart:values-cell-range-address="10_12_6мес1.P14:10_12_6мес1.P37" chart:label-cell-address="10_12_6мес1.P1:10_12_6мес1.P1" chart:class="chart:scatter">
            <chart:domain table:cell-range-address="10_12_6мес1.A14:10_12_6мес1.A37"/>
            <chart:data-point chart:repeated="24"/>
          </chart:series>
          <chart:series chart:attached-axis="secondary-y" chart:style-name="ch23" chart:values-cell-range-address="10_12_6мес1.Q14:10_12_6мес1.Q37" chart:label-cell-address="10_12_6мес1.Q1:10_12_6мес1.Q1" chart:class="chart:scatter">
            <chart:domain table:cell-range-address="10_12_6мес1.A14:10_12_6мес1.A37"/>
            <chart:data-point chart:repeated="2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факт</text:p>
                <draw:g>
                  <svg:desc>10_12_6мес1.B1:10_12_6мес1.B1</svg:desc>
                </draw:g>
              </table:table-cell>
              <table:table-cell office:value-type="string">
                <text:p>адп.</text:p>
                <draw:g>
                  <svg:desc>10_12_6мес1.C1:10_12_6мес1.C1</svg:desc>
                </draw:g>
              </table:table-cell>
              <table:table-cell office:value-type="string">
                <text:p>адп-</text:p>
                <draw:g>
                  <svg:desc>10_12_6мес1.D1:10_12_6мес1.D1</svg:desc>
                </draw:g>
              </table:table-cell>
              <table:table-cell office:value-type="string">
                <text:p>адп. Погр.</text:p>
                <draw:g>
                  <svg:desc>10_12_6мес1.E1:10_12_6мес1.E1</svg:desc>
                </draw:g>
              </table:table-cell>
              <table:table-cell office:value-type="string">
                <text:p>дав. С1</text:p>
                <draw:g>
                  <svg:desc>10_12_6мес1.F1:10_12_6мес1.F1</svg:desc>
                </draw:g>
              </table:table-cell>
              <table:table-cell office:value-type="string">
                <text:p>прог-</text:p>
                <draw:g>
                  <svg:desc>10_12_6мес1.G1:10_12_6мес1.G1</svg:desc>
                </draw:g>
              </table:table-cell>
              <table:table-cell office:value-type="string">
                <text:p>Погр. С1</text:p>
                <draw:g>
                  <svg:desc>10_12_6мес1.H1:10_12_6мес1.H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Ист.</text:p>
                <draw:g>
                  <svg:desc>10_12_6мес1.I1:10_12_6мес1.I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Ист.</text:p>
                <draw:g>
                  <svg:desc>10_12_6мес1.J1:10_12_6мес1.J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С1</text:p>
                <draw:g>
                  <svg:desc>10_12_6мес1.K1:10_12_6мес1.K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С1</text:p>
                <draw:g>
                  <svg:desc>10_12_6мес1.L1:10_12_6мес1.L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. С2</text:p>
                <draw:g>
                  <svg:desc>10_12_6мес1.M1:10_12_6мес1.M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. С2-</text:p>
                <draw:g>
                  <svg:desc>10_12_6мес1.N1:10_12_6мес1.N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огр. С2</text:p>
                <draw:g>
                  <svg:desc>10_12_6мес1.O1:10_12_6мес1.O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С2</text:p>
                <draw:g>
                  <svg:desc>10_12_6мес1.P1:10_12_6мес1.P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С2</text:p>
                <draw:g>
                  <svg:desc>10_12_6мес1.Q1:10_12_6мес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0_12_6мес1.A2:10_12_6мес1.A37</svg:desc>
                </draw:g>
              </table:table-cell>
              <table:table-cell office:value-type="float" office:value="78.921">
                <text:p>78.921</text:p>
                <draw:g>
                  <svg:desc>10_12_6мес1.B2:10_12_6мес1.B37</svg:desc>
                </draw:g>
              </table:table-cell>
              <table:table-cell office:value-type="float" office:value="87.625">
                <text:p>87.625</text:p>
                <draw:g>
                  <svg:desc>10_12_6мес1.C2:10_12_6мес1.C37</svg:desc>
                </draw:g>
              </table:table-cell>
              <table:table-cell office:value-type="float" office:value="65.996">
                <text:p>65.996</text:p>
                <draw:g>
                  <svg:desc>10_12_6мес1.D2:10_12_6мес1.D37</svg:desc>
                </draw:g>
              </table:table-cell>
              <table:table-cell office:value-type="float" office:value="109.254">
                <text:p>109.254</text:p>
                <draw:g>
                  <svg:desc>10_12_6мес1.E2:10_12_6мес1.E37</svg:desc>
                </draw:g>
              </table:table-cell>
              <table:table-cell office:value-type="float" office:value="NaN">
                <text:p>NaN</text:p>
                <draw:g>
                  <svg:desc>10_12_6мес1.F2:10_12_6мес1.F37</svg:desc>
                </draw:g>
              </table:table-cell>
              <table:table-cell office:value-type="float" office:value="NaN">
                <text:p>NaN</text:p>
                <draw:g>
                  <svg:desc>10_12_6мес1.G2:10_12_6мес1.G37</svg:desc>
                </draw:g>
              </table:table-cell>
              <table:table-cell office:value-type="float" office:value="NaN">
                <text:p>NaN</text:p>
                <draw:g>
                  <svg:desc>10_12_6мес1.H2:10_12_6мес1.H37</svg:desc>
                </draw:g>
              </table:table-cell>
              <table:table-cell office:value-type="float" office:value="1">
                <text:p>1</text:p>
                <draw:g>
                  <svg:desc>10_12_6мес1.A2:10_12_6мес1.A13</svg:desc>
                </draw:g>
              </table:table-cell>
              <table:table-cell office:value-type="float" office:value="0">
                <text:p>0</text:p>
                <draw:g>
                  <svg:desc>10_12_6мес1.I2:10_12_6мес1.I13</svg:desc>
                </draw:g>
              </table:table-cell>
              <table:table-cell office:value-type="float" office:value="1">
                <text:p>1</text:p>
                <draw:g>
                  <svg:desc>10_12_6мес1.A2:10_12_6мес1.A13</svg:desc>
                </draw:g>
              </table:table-cell>
              <table:table-cell office:value-type="float" office:value="4">
                <text:p>4</text:p>
                <draw:g>
                  <svg:desc>10_12_6мес1.J2:10_12_6мес1.J13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8">
                <text:p>8</text:p>
                <draw:g>
                  <svg:desc>10_12_6мес1.K14:10_12_6мес1.K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12">
                <text:p>12</text:p>
                <draw:g>
                  <svg:desc>10_12_6мес1.L14:10_12_6мес1.L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81.766">
                <text:p>81.766</text:p>
                <draw:g>
                  <svg:desc>10_12_6мес1.M14:10_12_6мес1.M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72.273">
                <text:p>72.273</text:p>
                <draw:g>
                  <svg:desc>10_12_6мес1.N14:10_12_6мес1.N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91.259">
                <text:p>91.259</text:p>
                <draw:g>
                  <svg:desc>10_12_6мес1.O14:10_12_6мес1.O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8">
                <text:p>8</text:p>
                <draw:g>
                  <svg:desc>10_12_6мес1.P14:10_12_6мес1.P37</svg:desc>
                </draw:g>
              </table:table-cell>
              <table:table-cell office:value-type="float" office:value="13">
                <text:p>13</text:p>
                <draw:g>
                  <svg:desc>10_12_6мес1.A14:10_12_6мес1.A37</svg:desc>
                </draw:g>
              </table:table-cell>
              <table:table-cell office:value-type="float" office:value="12">
                <text:p>12</text:p>
                <draw:g>
                  <svg:desc>10_12_6мес1.Q14:10_12_6мес1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137">
                <text:p>87.137</text:p>
              </table:table-cell>
              <table:table-cell office:value-type="float" office:value="83.011">
                <text:p>83.011</text:p>
              </table:table-cell>
              <table:table-cell office:value-type="float" office:value="65.129">
                <text:p>65.129</text:p>
              </table:table-cell>
              <table:table-cell office:value-type="float" office:value="100.892">
                <text:p>100.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8.189">
                <text:p>78.189</text:p>
              </table:table-cell>
              <table:table-cell office:value-type="float" office:value="14">
                <text:p>14</text:p>
              </table:table-cell>
              <table:table-cell office:value-type="float" office:value="66.307">
                <text:p>66.307</text:p>
              </table:table-cell>
              <table:table-cell office:value-type="float" office:value="14">
                <text:p>14</text:p>
              </table:table-cell>
              <table:table-cell office:value-type="float" office:value="90.072">
                <text:p>90.07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.242">
                <text:p>78.242</text:p>
              </table:table-cell>
              <table:table-cell office:value-type="float" office:value="81.29">
                <text:p>81.29</text:p>
              </table:table-cell>
              <table:table-cell office:value-type="float" office:value="67.54">
                <text:p>67.54</text:p>
              </table:table-cell>
              <table:table-cell office:value-type="float" office:value="95.04">
                <text:p>95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3.845">
                <text:p>73.845</text:p>
              </table:table-cell>
              <table:table-cell office:value-type="float" office:value="15">
                <text:p>15</text:p>
              </table:table-cell>
              <table:table-cell office:value-type="float" office:value="59.218">
                <text:p>59.218</text:p>
              </table:table-cell>
              <table:table-cell office:value-type="float" office:value="15">
                <text:p>15</text:p>
              </table:table-cell>
              <table:table-cell office:value-type="float" office:value="88.473">
                <text:p>88.47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.492">
                <text:p>89.492</text:p>
              </table:table-cell>
              <table:table-cell office:value-type="float" office:value="80.648">
                <text:p>80.648</text:p>
              </table:table-cell>
              <table:table-cell office:value-type="float" office:value="68.263">
                <text:p>68.263</text:p>
              </table:table-cell>
              <table:table-cell office:value-type="float" office:value="93.033">
                <text:p>93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9.304">
                <text:p>69.304</text:p>
              </table:table-cell>
              <table:table-cell office:value-type="float" office:value="16">
                <text:p>16</text:p>
              </table:table-cell>
              <table:table-cell office:value-type="float" office:value="52.371">
                <text:p>52.371</text:p>
              </table:table-cell>
              <table:table-cell office:value-type="float" office:value="16">
                <text:p>16</text:p>
              </table:table-cell>
              <table:table-cell office:value-type="float" office:value="86.237">
                <text:p>86.23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195">
                <text:p>75.195</text:p>
              </table:table-cell>
              <table:table-cell office:value-type="float" office:value="80.409">
                <text:p>80.409</text:p>
              </table:table-cell>
              <table:table-cell office:value-type="float" office:value="68.177">
                <text:p>68.177</text:p>
              </table:table-cell>
              <table:table-cell office:value-type="float" office:value="92.64">
                <text:p>9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4.712">
                <text:p>64.712</text:p>
              </table:table-cell>
              <table:table-cell office:value-type="float" office:value="17">
                <text:p>17</text:p>
              </table:table-cell>
              <table:table-cell office:value-type="float" office:value="45.652">
                <text:p>45.652</text:p>
              </table:table-cell>
              <table:table-cell office:value-type="float" office:value="17">
                <text:p>17</text:p>
              </table:table-cell>
              <table:table-cell office:value-type="float" office:value="83.772">
                <text:p>83.77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077">
                <text:p>84.077</text:p>
              </table:table-cell>
              <table:table-cell office:value-type="float" office:value="80.32">
                <text:p>80.32</text:p>
              </table:table-cell>
              <table:table-cell office:value-type="float" office:value="68.014">
                <text:p>68.014</text:p>
              </table:table-cell>
              <table:table-cell office:value-type="float" office:value="92.626">
                <text:p>92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60.107">
                <text:p>60.107</text:p>
              </table:table-cell>
              <table:table-cell office:value-type="float" office:value="18">
                <text:p>18</text:p>
              </table:table-cell>
              <table:table-cell office:value-type="float" office:value="38.945">
                <text:p>38.945</text:p>
              </table:table-cell>
              <table:table-cell office:value-type="float" office:value="18">
                <text:p>18</text:p>
              </table:table-cell>
              <table:table-cell office:value-type="float" office:value="81.269">
                <text:p>81.26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8.021">
                <text:p>88.021</text:p>
              </table:table-cell>
              <table:table-cell office:value-type="float" office:value="72.181">
                <text:p>72.181</text:p>
              </table:table-cell>
              <table:table-cell office:value-type="float" office:value="103.861">
                <text:p>103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5.499">
                <text:p>55.499</text:p>
              </table:table-cell>
              <table:table-cell office:value-type="float" office:value="19">
                <text:p>19</text:p>
              </table:table-cell>
              <table:table-cell office:value-type="float" office:value="32.215">
                <text:p>32.215</text:p>
              </table:table-cell>
              <table:table-cell office:value-type="float" office:value="19">
                <text:p>19</text:p>
              </table:table-cell>
              <table:table-cell office:value-type="float" office:value="78.782">
                <text:p>78.78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9.346">
                <text:p>89.346</text:p>
              </table:table-cell>
              <table:table-cell office:value-type="float" office:value="78.826">
                <text:p>78.826</text:p>
              </table:table-cell>
              <table:table-cell office:value-type="float" office:value="99.865">
                <text:p>99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54.314">
                <text:p>54.314</text:p>
              </table:table-cell>
              <table:table-cell office:value-type="float" office:value="20">
                <text:p>20</text:p>
              </table:table-cell>
              <table:table-cell office:value-type="float" office:value="31.434">
                <text:p>31.434</text:p>
              </table:table-cell>
              <table:table-cell office:value-type="float" office:value="20">
                <text:p>20</text:p>
              </table:table-cell>
              <table:table-cell office:value-type="float" office:value="77.195">
                <text:p>77.19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8.293">
                <text:p>88.293</text:p>
              </table:table-cell>
              <table:table-cell office:value-type="float" office:value="80.539">
                <text:p>80.539</text:p>
              </table:table-cell>
              <table:table-cell office:value-type="float" office:value="96.047">
                <text:p>96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54.01">
                <text:p>54.01</text:p>
              </table:table-cell>
              <table:table-cell office:value-type="float" office:value="21">
                <text:p>21</text:p>
              </table:table-cell>
              <table:table-cell office:value-type="float" office:value="31.059">
                <text:p>31.059</text:p>
              </table:table-cell>
              <table:table-cell office:value-type="float" office:value="21">
                <text:p>21</text:p>
              </table:table-cell>
              <table:table-cell office:value-type="float" office:value="76.962">
                <text:p>76.96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6.353">
                <text:p>86.353</text:p>
              </table:table-cell>
              <table:table-cell office:value-type="float" office:value="77.405">
                <text:p>77.405</text:p>
              </table:table-cell>
              <table:table-cell office:value-type="float" office:value="95.302">
                <text:p>95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3.932">
                <text:p>53.932</text:p>
              </table:table-cell>
              <table:table-cell office:value-type="float" office:value="22">
                <text:p>22</text:p>
              </table:table-cell>
              <table:table-cell office:value-type="float" office:value="30.896">
                <text:p>30.896</text:p>
              </table:table-cell>
              <table:table-cell office:value-type="float" office:value="22">
                <text:p>22</text:p>
              </table:table-cell>
              <table:table-cell office:value-type="float" office:value="76.968">
                <text:p>76.96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4.083">
                <text:p>84.083</text:p>
              </table:table-cell>
              <table:table-cell office:value-type="float" office:value="73.271">
                <text:p>73.271</text:p>
              </table:table-cell>
              <table:table-cell office:value-type="float" office:value="94.896">
                <text:p>94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3.912">
                <text:p>53.912</text:p>
              </table:table-cell>
              <table:table-cell office:value-type="float" office:value="23">
                <text:p>23</text:p>
              </table:table-cell>
              <table:table-cell office:value-type="float" office:value="30.841">
                <text:p>30.841</text:p>
              </table:table-cell>
              <table:table-cell office:value-type="float" office:value="23">
                <text:p>23</text:p>
              </table:table-cell>
              <table:table-cell office:value-type="float" office:value="76.983">
                <text:p>76.98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1.69">
                <text:p>81.69</text:p>
              </table:table-cell>
              <table:table-cell office:value-type="float" office:value="69.215">
                <text:p>69.215</text:p>
              </table:table-cell>
              <table:table-cell office:value-type="float" office:value="94.165">
                <text:p>94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3.907">
                <text:p>53.907</text:p>
              </table:table-cell>
              <table:table-cell office:value-type="float" office:value="24">
                <text:p>24</text:p>
              </table:table-cell>
              <table:table-cell office:value-type="float" office:value="30.824">
                <text:p>30.824</text:p>
              </table:table-cell>
              <table:table-cell office:value-type="float" office:value="24">
                <text:p>24</text:p>
              </table:table-cell>
              <table:table-cell office:value-type="float" office:value="76.99">
                <text:p>76.99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66">
                <text:p>81.766</text:p>
              </table:table-cell>
              <table:table-cell office:value-type="float" office:value="72.273">
                <text:p>72.273</text:p>
              </table:table-cell>
              <table:table-cell office:value-type="float" office:value="91.259">
                <text:p>91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3.905">
                <text:p>53.905</text:p>
              </table:table-cell>
              <table:table-cell office:value-type="float" office:value="25">
                <text:p>25</text:p>
              </table:table-cell>
              <table:table-cell office:value-type="float" office:value="30.819">
                <text:p>30.819</text:p>
              </table:table-cell>
              <table:table-cell office:value-type="float" office:value="25">
                <text:p>25</text:p>
              </table:table-cell>
              <table:table-cell office:value-type="float" office:value="76.992">
                <text:p>76.99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14">
                <text:p>81.614</text:p>
              </table:table-cell>
              <table:table-cell office:value-type="float" office:value="72.42">
                <text:p>72.42</text:p>
              </table:table-cell>
              <table:table-cell office:value-type="float" office:value="90.809">
                <text:p>90.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57.33">
                <text:p>57.33</text:p>
              </table:table-cell>
              <table:table-cell office:value-type="float" office:value="26">
                <text:p>26</text:p>
              </table:table-cell>
              <table:table-cell office:value-type="float" office:value="34.963">
                <text:p>34.963</text:p>
              </table:table-cell>
              <table:table-cell office:value-type="float" office:value="26">
                <text:p>26</text:p>
              </table:table-cell>
              <table:table-cell office:value-type="float" office:value="79.697">
                <text:p>79.69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75">
                <text:p>81.575</text:p>
              </table:table-cell>
              <table:table-cell office:value-type="float" office:value="72.364">
                <text:p>72.364</text:p>
              </table:table-cell>
              <table:table-cell office:value-type="float" office:value="90.787">
                <text:p>90.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1.635">
                <text:p>61.635</text:p>
              </table:table-cell>
              <table:table-cell office:value-type="float" office:value="27">
                <text:p>27</text:p>
              </table:table-cell>
              <table:table-cell office:value-type="float" office:value="40.386">
                <text:p>40.386</text:p>
              </table:table-cell>
              <table:table-cell office:value-type="float" office:value="27">
                <text:p>27</text:p>
              </table:table-cell>
              <table:table-cell office:value-type="float" office:value="82.884">
                <text:p>82.884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5">
                <text:p>81.565</text:p>
              </table:table-cell>
              <table:table-cell office:value-type="float" office:value="72.338">
                <text:p>72.338</text:p>
              </table:table-cell>
              <table:table-cell office:value-type="float" office:value="90.793">
                <text:p>90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66.167">
                <text:p>66.167</text:p>
              </table:table-cell>
              <table:table-cell office:value-type="float" office:value="28">
                <text:p>28</text:p>
              </table:table-cell>
              <table:table-cell office:value-type="float" office:value="46.541">
                <text:p>46.541</text:p>
              </table:table-cell>
              <table:table-cell office:value-type="float" office:value="28">
                <text:p>28</text:p>
              </table:table-cell>
              <table:table-cell office:value-type="float" office:value="85.792">
                <text:p>85.79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3">
                <text:p>81.563</text:p>
              </table:table-cell>
              <table:table-cell office:value-type="float" office:value="72.33">
                <text:p>72.33</text:p>
              </table:table-cell>
              <table:table-cell office:value-type="float" office:value="90.796">
                <text:p>90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70.756">
                <text:p>70.756</text:p>
              </table:table-cell>
              <table:table-cell office:value-type="float" office:value="29">
                <text:p>29</text:p>
              </table:table-cell>
              <table:table-cell office:value-type="float" office:value="52.985">
                <text:p>52.985</text:p>
              </table:table-cell>
              <table:table-cell office:value-type="float" office:value="29">
                <text:p>29</text:p>
              </table:table-cell>
              <table:table-cell office:value-type="float" office:value="88.527">
                <text:p>88.527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8">
                <text:p>72.328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75.36">
                <text:p>75.36</text:p>
              </table:table-cell>
              <table:table-cell office:value-type="float" office:value="30">
                <text:p>30</text:p>
              </table:table-cell>
              <table:table-cell office:value-type="float" office:value="59.482">
                <text:p>59.482</text:p>
              </table:table-cell>
              <table:table-cell office:value-type="float" office:value="30">
                <text:p>30</text:p>
              </table:table-cell>
              <table:table-cell office:value-type="float" office:value="91.239">
                <text:p>91.239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7">
                <text:p>72.327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79.969">
                <text:p>79.969</text:p>
              </table:table-cell>
              <table:table-cell office:value-type="float" office:value="31">
                <text:p>31</text:p>
              </table:table-cell>
              <table:table-cell office:value-type="float" office:value="65.916">
                <text:p>65.916</text:p>
              </table:table-cell>
              <table:table-cell office:value-type="float" office:value="31">
                <text:p>31</text:p>
              </table:table-cell>
              <table:table-cell office:value-type="float" office:value="94.021">
                <text:p>94.021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7">
                <text:p>72.327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84.578">
                <text:p>84.578</text:p>
              </table:table-cell>
              <table:table-cell office:value-type="float" office:value="32">
                <text:p>32</text:p>
              </table:table-cell>
              <table:table-cell office:value-type="float" office:value="72.209">
                <text:p>72.209</text:p>
              </table:table-cell>
              <table:table-cell office:value-type="float" office:value="32">
                <text:p>32</text:p>
              </table:table-cell>
              <table:table-cell office:value-type="float" office:value="96.947">
                <text:p>96.947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7">
                <text:p>72.327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89.187">
                <text:p>89.187</text:p>
              </table:table-cell>
              <table:table-cell office:value-type="float" office:value="33">
                <text:p>33</text:p>
              </table:table-cell>
              <table:table-cell office:value-type="float" office:value="78.277">
                <text:p>78.277</text:p>
              </table:table-cell>
              <table:table-cell office:value-type="float" office:value="33">
                <text:p>33</text:p>
              </table:table-cell>
              <table:table-cell office:value-type="float" office:value="100.097">
                <text:p>100.097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7">
                <text:p>72.327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3.797">
                <text:p>93.797</text:p>
              </table:table-cell>
              <table:table-cell office:value-type="float" office:value="34">
                <text:p>34</text:p>
              </table:table-cell>
              <table:table-cell office:value-type="float" office:value="84.015">
                <text:p>84.015</text:p>
              </table:table-cell>
              <table:table-cell office:value-type="float" office:value="34">
                <text:p>34</text:p>
              </table:table-cell>
              <table:table-cell office:value-type="float" office:value="103.578">
                <text:p>103.578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62">
                <text:p>81.562</text:p>
              </table:table-cell>
              <table:table-cell office:value-type="float" office:value="72.327">
                <text:p>72.327</text:p>
              </table:table-cell>
              <table:table-cell office:value-type="float" office:value="90.797">
                <text:p>90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8.406">
                <text:p>98.406</text:p>
              </table:table-cell>
              <table:table-cell office:value-type="float" office:value="35">
                <text:p>35</text:p>
              </table:table-cell>
              <table:table-cell office:value-type="float" office:value="89.297">
                <text:p>89.297</text:p>
              </table:table-cell>
              <table:table-cell office:value-type="float" office:value="35">
                <text:p>35</text:p>
              </table:table-cell>
              <table:table-cell office:value-type="float" office:value="107.515">
                <text:p>107.515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12">
                <text:p>88.412</text:p>
              </table:table-cell>
              <table:table-cell office:value-type="float" office:value="76.464">
                <text:p>76.464</text:p>
              </table:table-cell>
              <table:table-cell office:value-type="float" office:value="100.361">
                <text:p>100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03.016">
                <text:p>103.016</text:p>
              </table:table-cell>
              <table:table-cell office:value-type="float" office:value="36">
                <text:p>36</text:p>
              </table:table-cell>
              <table:table-cell office:value-type="float" office:value="94.019">
                <text:p>94.019</text:p>
              </table:table-cell>
              <table:table-cell office:value-type="float" office:value="36">
                <text:p>36</text:p>
              </table:table-cell>
              <table:table-cell office:value-type="float" office:value="112.012">
                <text:p>112.012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172">
                <text:p>90.172</text:p>
              </table:table-cell>
              <table:table-cell office:value-type="float" office:value="82.77">
                <text:p>82.77</text:p>
              </table:table-cell>
              <table:table-cell office:value-type="float" office:value="97.575">
                <text:p>97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625">
                <text:p>90.625</text:p>
              </table:table-cell>
              <table:table-cell office:value-type="float" office:value="85.373">
                <text:p>85.373</text:p>
              </table:table-cell>
              <table:table-cell office:value-type="float" office:value="95.876">
                <text:p>95.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41">
                <text:p>90.741</text:p>
              </table:table-cell>
              <table:table-cell office:value-type="float" office:value="85.995">
                <text:p>85.995</text:p>
              </table:table-cell>
              <table:table-cell office:value-type="float" office:value="95.487">
                <text:p>95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71">
                <text:p>90.771</text:p>
              </table:table-cell>
              <table:table-cell office:value-type="float" office:value="86.123">
                <text:p>86.123</text:p>
              </table:table-cell>
              <table:table-cell office:value-type="float" office:value="95.418">
                <text:p>95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78">
                <text:p>90.778</text:p>
              </table:table-cell>
              <table:table-cell office:value-type="float" office:value="86.152">
                <text:p>86.152</text:p>
              </table:table-cell>
              <table:table-cell office:value-type="float" office:value="95.404">
                <text:p>95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">
                <text:p>90.78</text:p>
              </table:table-cell>
              <table:table-cell office:value-type="float" office:value="86.16">
                <text:p>86.16</text:p>
              </table:table-cell>
              <table:table-cell office:value-type="float" office:value="95.401">
                <text:p>95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2">
                <text:p>86.162</text:p>
              </table:table-cell>
              <table:table-cell office:value-type="float" office:value="95.4">
                <text:p>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3">
                <text:p>86.163</text:p>
              </table:table-cell>
              <table:table-cell office:value-type="float" office:value="95.399">
                <text:p>9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3">
                <text:p>86.163</text:p>
              </table:table-cell>
              <table:table-cell office:value-type="float" office:value="95.399">
                <text:p>9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3">
                <text:p>86.163</text:p>
              </table:table-cell>
              <table:table-cell office:value-type="float" office:value="95.399">
                <text:p>9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3">
                <text:p>86.163</text:p>
              </table:table-cell>
              <table:table-cell office:value-type="float" office:value="95.399">
                <text:p>9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781">
                <text:p>90.781</text:p>
              </table:table-cell>
              <table:table-cell office:value-type="float" office:value="86.163">
                <text:p>86.163</text:p>
              </table:table-cell>
              <table:table-cell office:value-type="float" office:value="95.399">
                <text:p>95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add8e6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0" chart:maximum="48" chart:interval-major="8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8c00" draw:fill-color="#ff8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ot" svg:stroke-width="0.08cm" svg:stroke-color="#32cd32" draw:fill-color="#32cd32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71585" draw:fill-color="#c71585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f4f4f" draw:fill-color="#2f4f4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Double_20_Dash" svg:stroke-width="0.08cm" svg:stroke-color="#000000" draw:fill-color="#0000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1e90ff" draw:fill-color="#1e90f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Dot" svg:stroke-width="0.08cm" svg:stroke-color="#1e90ff" draw:fill-color="#1e90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7.804cm" svg:height="15.626cm" xlink:href=".." xlink:type="simple" chart:class="chart:scatter" chart:style-name="ch1">
        <chart:legend chart:legend-position="top" svg:x="2.108cm" svg:y="1.593cm" style:legend-expansion="custom" chartooo:width="23.513cm" chartooo:height="1.096cm" style:legend-expansion-aspect-ratio="21.4534671532847" chart:style-name="ch2"/>
        <chart:plot-area chart:style-name="ch3" table:cell-range-address="10_12_6мес2.A2:10_12_6мес2.H37 10_12_6мес2.B1:10_12_6мес2.Q1 10_12_6мес2.I2:10_12_6мес2.J13 10_12_6мес2.K14:10_12_6мес2.Q37" chart:data-source-has-labels="row" svg:x="1.567cm" svg:y="1.095cm" svg:width="24.564cm" svg:height="13.238cm">
          <chartooo:coordinate-region svg:x="2.374cm" svg:y="1.294cm" svg:width="23.135cm" svg:height="12.392cm"/>
          <chart:axis chart:dimension="x" chart:name="primary-x" chart:style-name="ch4">
            <chart:title svg:x="13.315cm" svg:y="14.645cm" chart:style-name="ch5">
              <text:p>Месяц</text:p>
            </chart:title>
            <chart:grid chart:style-name="ch6" chart:class="major"/>
          </chart:axis>
          <chart:axis chart:dimension="y" chart:name="primary-y" chart:style-name="ch7">
            <chart:title svg:x="0.451cm" svg:y="8.816cm" chart:style-name="ch8">
              <text:p>Даление, атм.</text:p>
            </chart:title>
            <chart:grid chart:style-name="ch6" chart:class="major"/>
          </chart:axis>
          <chart:axis chart:dimension="y" chart:name="secondary-y" chart:style-name="ch9">
            <chart:title svg:x="26.687cm" svg:y="9.279cm" chart:style-name="ch8">
              <text:p>Дебит/приёмистость</text:p>
            </chart:title>
          </chart:axis>
          <chart:series chart:attached-axis="primary-y" chart:style-name="ch10" chart:values-cell-range-address="10_12_6мес2.B2:10_12_6мес2.B37" chart:label-cell-address="10_12_6мес2.B1:10_12_6мес2.B1" chart:class="chart:scatter">
            <chart:domain table:cell-range-address="10_12_6мес2.A2:10_12_6мес2.A37"/>
            <chart:data-point chart:repeated="36"/>
          </chart:series>
          <chart:series chart:attached-axis="primary-y" chart:style-name="ch11" chart:values-cell-range-address="10_12_6мес2.C2:10_12_6мес2.C37" chart:label-cell-address="10_12_6мес2.C1:10_12_6мес2.C1" chart:class="chart:scatter">
            <chart:data-point chart:repeated="36"/>
          </chart:series>
          <chart:series chart:attached-axis="primary-y" chart:style-name="ch12" chart:values-cell-range-address="10_12_6мес2.D2:10_12_6мес2.D37" loext:hide-legend="true" chart:label-cell-address="10_12_6мес2.D1:10_12_6мес2.D1" chart:class="chart:scatter">
            <chart:data-point chart:repeated="36"/>
          </chart:series>
          <chart:series chart:attached-axis="primary-y" chart:style-name="ch13" chart:values-cell-range-address="10_12_6мес2.E2:10_12_6мес2.E37" chart:label-cell-address="10_12_6мес2.E1:10_12_6мес2.E1" chart:class="chart:scatter">
            <chart:data-point chart:repeated="36"/>
          </chart:series>
          <chart:series chart:attached-axis="primary-y" chart:style-name="ch14" chart:values-cell-range-address="10_12_6мес2.F2:10_12_6мес2.F37" chart:label-cell-address="10_12_6мес2.F1:10_12_6мес2.F1" chart:class="chart:scatter">
            <chart:data-point chart:repeated="36"/>
          </chart:series>
          <chart:series chart:attached-axis="primary-y" chart:style-name="ch15" chart:values-cell-range-address="10_12_6мес2.G2:10_12_6мес2.G37" loext:hide-legend="true" chart:label-cell-address="10_12_6мес2.G1:10_12_6мес2.G1" chart:class="chart:scatter">
            <chart:data-point chart:repeated="36"/>
          </chart:series>
          <chart:series chart:attached-axis="primary-y" chart:style-name="ch15" chart:values-cell-range-address="10_12_6мес2.H2:10_12_6мес2.H37" chart:label-cell-address="10_12_6мес2.H1:10_12_6мес2.H1" chart:class="chart:scatter">
            <chart:data-point chart:repeated="36"/>
          </chart:series>
          <chart:series chart:attached-axis="secondary-y" chart:style-name="ch16" chart:values-cell-range-address="10_12_6мес2.I2:10_12_6мес2.I13" chart:label-cell-address="10_12_6мес2.I1:10_12_6мес2.I1" chart:class="chart:scatter">
            <chart:domain table:cell-range-address="10_12_6мес2.A2:10_12_6мес2.A13"/>
            <chart:data-point chart:repeated="12"/>
          </chart:series>
          <chart:series chart:attached-axis="secondary-y" chart:style-name="ch17" chart:values-cell-range-address="10_12_6мес2.J2:10_12_6мес2.J13" chart:label-cell-address="10_12_6мес2.J1:10_12_6мес2.J1" chart:class="chart:scatter">
            <chart:domain table:cell-range-address="10_12_6мес2.A2:10_12_6мес2.A13"/>
            <chart:data-point chart:repeated="12"/>
          </chart:series>
          <chart:series chart:attached-axis="secondary-y" chart:style-name="ch18" chart:values-cell-range-address="10_12_6мес2.K14:10_12_6мес2.K37" chart:label-cell-address="10_12_6мес2.K1:10_12_6мес2.K1" chart:class="chart:scatter">
            <chart:domain table:cell-range-address="10_12_6мес2.A14:10_12_6мес2.A37"/>
            <chart:data-point chart:repeated="24"/>
          </chart:series>
          <chart:series chart:attached-axis="secondary-y" chart:style-name="ch19" chart:values-cell-range-address="10_12_6мес2.L14:10_12_6мес2.L37" chart:label-cell-address="10_12_6мес2.L1:10_12_6мес2.L1" chart:class="chart:scatter">
            <chart:domain table:cell-range-address="10_12_6мес2.A14:10_12_6мес2.A37"/>
            <chart:data-point chart:repeated="24"/>
          </chart:series>
          <chart:series chart:attached-axis="primary-y" chart:style-name="ch20" chart:values-cell-range-address="10_12_6мес2.M14:10_12_6мес2.M37" chart:label-cell-address="10_12_6мес2.M1:10_12_6мес2.M1" chart:class="chart:scatter">
            <chart:domain table:cell-range-address="10_12_6мес2.A14:10_12_6мес2.A37"/>
            <chart:data-point chart:repeated="24"/>
          </chart:series>
          <chart:series chart:attached-axis="primary-y" chart:style-name="ch21" chart:values-cell-range-address="10_12_6мес2.N14:10_12_6мес2.N37" loext:hide-legend="true" chart:label-cell-address="10_12_6мес2.N1:10_12_6мес2.N1" chart:class="chart:scatter">
            <chart:domain table:cell-range-address="10_12_6мес2.A14:10_12_6мес2.A37"/>
            <chart:data-point chart:repeated="24"/>
          </chart:series>
          <chart:series chart:attached-axis="primary-y" chart:style-name="ch21" chart:values-cell-range-address="10_12_6мес2.O14:10_12_6мес2.O37" chart:label-cell-address="10_12_6мес2.O1:10_12_6мес2.O1" chart:class="chart:scatter">
            <chart:domain table:cell-range-address="10_12_6мес2.A14:10_12_6мес2.A37"/>
            <chart:data-point chart:repeated="24"/>
          </chart:series>
          <chart:series chart:attached-axis="secondary-y" chart:style-name="ch22" chart:values-cell-range-address="10_12_6мес2.P14:10_12_6мес2.P37" chart:label-cell-address="10_12_6мес2.P1:10_12_6мес2.P1" chart:class="chart:scatter">
            <chart:domain table:cell-range-address="10_12_6мес2.A14:10_12_6мес2.A37"/>
            <chart:data-point chart:repeated="24"/>
          </chart:series>
          <chart:series chart:attached-axis="secondary-y" chart:style-name="ch23" chart:values-cell-range-address="10_12_6мес2.Q14:10_12_6мес2.Q37" chart:label-cell-address="10_12_6мес2.Q1:10_12_6мес2.Q1" chart:class="chart:scatter">
            <chart:domain table:cell-range-address="10_12_6мес2.A14:10_12_6мес2.A37"/>
            <chart:data-point chart:repeated="2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факт</text:p>
                <draw:g>
                  <svg:desc>10_12_6мес2.B1:10_12_6мес2.B1</svg:desc>
                </draw:g>
              </table:table-cell>
              <table:table-cell office:value-type="string">
                <text:p>адп,</text:p>
                <draw:g>
                  <svg:desc>10_12_6мес2.C1:10_12_6мес2.C1</svg:desc>
                </draw:g>
              </table:table-cell>
              <table:table-cell office:value-type="string">
                <text:p>адп-</text:p>
                <draw:g>
                  <svg:desc>10_12_6мес2.D1:10_12_6мес2.D1</svg:desc>
                </draw:g>
              </table:table-cell>
              <table:table-cell office:value-type="string">
                <text:p>адп, Погр,</text:p>
                <draw:g>
                  <svg:desc>10_12_6мес2.E1:10_12_6мес2.E1</svg:desc>
                </draw:g>
              </table:table-cell>
              <table:table-cell office:value-type="string">
                <text:p>дав, С1</text:p>
                <draw:g>
                  <svg:desc>10_12_6мес2.F1:10_12_6мес2.F1</svg:desc>
                </draw:g>
              </table:table-cell>
              <table:table-cell office:value-type="string">
                <text:p>прог-</text:p>
                <draw:g>
                  <svg:desc>10_12_6мес2.G1:10_12_6мес2.G1</svg:desc>
                </draw:g>
              </table:table-cell>
              <table:table-cell office:value-type="string">
                <text:p>Погр, С1</text:p>
                <draw:g>
                  <svg:desc>10_12_6мес2.H1:10_12_6мес2.H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, Ист,</text:p>
                <draw:g>
                  <svg:desc>10_12_6мес2.I1:10_12_6мес2.I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, Ист,</text:p>
                <draw:g>
                  <svg:desc>10_12_6мес2.J1:10_12_6мес2.J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, С1</text:p>
                <draw:g>
                  <svg:desc>10_12_6мес2.K1:10_12_6мес2.K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, С1</text:p>
                <draw:g>
                  <svg:desc>10_12_6мес2.L1:10_12_6мес2.L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, С2</text:p>
                <draw:g>
                  <svg:desc>10_12_6мес2.M1:10_12_6мес2.M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ав. С2-</text:p>
                <draw:g>
                  <svg:desc>10_12_6мес2.N1:10_12_6мес2.N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огр, С2</text:p>
                <draw:g>
                  <svg:desc>10_12_6мес2.O1:10_12_6мес2.O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зак. С2</text:p>
                <draw:g>
                  <svg:desc>10_12_6мес2.P1:10_12_6мес2.P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доб. С2</text:p>
                <draw:g>
                  <svg:desc>10_12_6мес2.Q1:10_12_6мес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0_12_6мес2.A2:10_12_6мес2.A37</svg:desc>
                </draw:g>
              </table:table-cell>
              <table:table-cell office:value-type="float" office:value="NaN">
                <text:p>NaN</text:p>
                <draw:g>
                  <svg:desc>10_12_6мес2.B2:10_12_6мес2.B37</svg:desc>
                </draw:g>
              </table:table-cell>
              <table:table-cell office:value-type="float" office:value="86.884">
                <text:p>86.884</text:p>
                <draw:g>
                  <svg:desc>10_12_6мес2.C2:10_12_6мес2.C37</svg:desc>
                </draw:g>
              </table:table-cell>
              <table:table-cell office:value-type="float" office:value="65.902">
                <text:p>65.902</text:p>
                <draw:g>
                  <svg:desc>10_12_6мес2.D2:10_12_6мес2.D37</svg:desc>
                </draw:g>
              </table:table-cell>
              <table:table-cell office:value-type="float" office:value="107.866">
                <text:p>107.866</text:p>
                <draw:g>
                  <svg:desc>10_12_6мес2.E2:10_12_6мес2.E37</svg:desc>
                </draw:g>
              </table:table-cell>
              <table:table-cell office:value-type="float" office:value="NaN">
                <text:p>NaN</text:p>
                <draw:g>
                  <svg:desc>10_12_6мес2.F2:10_12_6мес2.F37</svg:desc>
                </draw:g>
              </table:table-cell>
              <table:table-cell office:value-type="float" office:value="NaN">
                <text:p>NaN</text:p>
                <draw:g>
                  <svg:desc>10_12_6мес2.G2:10_12_6мес2.G37</svg:desc>
                </draw:g>
              </table:table-cell>
              <table:table-cell office:value-type="float" office:value="NaN">
                <text:p>NaN</text:p>
                <draw:g>
                  <svg:desc>10_12_6мес2.H2:10_12_6мес2.H37</svg:desc>
                </draw:g>
              </table:table-cell>
              <table:table-cell office:value-type="float" office:value="1">
                <text:p>1</text:p>
                <draw:g>
                  <svg:desc>10_12_6мес2.A2:10_12_6мес2.A13</svg:desc>
                </draw:g>
              </table:table-cell>
              <table:table-cell office:value-type="float" office:value="0">
                <text:p>0</text:p>
                <draw:g>
                  <svg:desc>10_12_6мес2.I2:10_12_6мес2.I13</svg:desc>
                </draw:g>
              </table:table-cell>
              <table:table-cell office:value-type="float" office:value="1">
                <text:p>1</text:p>
                <draw:g>
                  <svg:desc>10_12_6мес2.A2:10_12_6мес2.A13</svg:desc>
                </draw:g>
              </table:table-cell>
              <table:table-cell office:value-type="float" office:value="4">
                <text:p>4</text:p>
                <draw:g>
                  <svg:desc>10_12_6мес2.J2:10_12_6мес2.J13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8">
                <text:p>8</text:p>
                <draw:g>
                  <svg:desc>10_12_6мес2.K14:10_12_6мес2.K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12">
                <text:p>12</text:p>
                <draw:g>
                  <svg:desc>10_12_6мес2.L14:10_12_6мес2.L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74.567">
                <text:p>74.567</text:p>
                <draw:g>
                  <svg:desc>10_12_6мес2.M14:10_12_6мес2.M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59.91">
                <text:p>59.91</text:p>
                <draw:g>
                  <svg:desc>10_12_6мес2.N14:10_12_6мес2.N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89.224">
                <text:p>89.224</text:p>
                <draw:g>
                  <svg:desc>10_12_6мес2.O14:10_12_6мес2.O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8">
                <text:p>8</text:p>
                <draw:g>
                  <svg:desc>10_12_6мес2.P14:10_12_6мес2.P37</svg:desc>
                </draw:g>
              </table:table-cell>
              <table:table-cell office:value-type="float" office:value="13">
                <text:p>13</text:p>
                <draw:g>
                  <svg:desc>10_12_6мес2.A14:10_12_6мес2.A37</svg:desc>
                </draw:g>
              </table:table-cell>
              <table:table-cell office:value-type="float" office:value="12">
                <text:p>12</text:p>
                <draw:g>
                  <svg:desc>10_12_6мес2.Q14:10_12_6мес2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1.275">
                <text:p>81.275</text:p>
              </table:table-cell>
              <table:table-cell office:value-type="float" office:value="62.169">
                <text:p>62.169</text:p>
              </table:table-cell>
              <table:table-cell office:value-type="float" office:value="100.381">
                <text:p>10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0.924">
                <text:p>70.924</text:p>
              </table:table-cell>
              <table:table-cell office:value-type="float" office:value="14">
                <text:p>14</text:p>
              </table:table-cell>
              <table:table-cell office:value-type="float" office:value="55.056">
                <text:p>55.056</text:p>
              </table:table-cell>
              <table:table-cell office:value-type="float" office:value="14">
                <text:p>14</text:p>
              </table:table-cell>
              <table:table-cell office:value-type="float" office:value="86.792">
                <text:p>86.79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8.876">
                <text:p>78.876</text:p>
              </table:table-cell>
              <table:table-cell office:value-type="float" office:value="64.066">
                <text:p>64.066</text:p>
              </table:table-cell>
              <table:table-cell office:value-type="float" office:value="93.686">
                <text:p>93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66.273">
                <text:p>66.273</text:p>
              </table:table-cell>
              <table:table-cell office:value-type="float" office:value="15">
                <text:p>15</text:p>
              </table:table-cell>
              <table:table-cell office:value-type="float" office:value="47.811">
                <text:p>47.811</text:p>
              </table:table-cell>
              <table:table-cell office:value-type="float" office:value="15">
                <text:p>15</text:p>
              </table:table-cell>
              <table:table-cell office:value-type="float" office:value="84.735">
                <text:p>84.73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7.85">
                <text:p>77.85</text:p>
              </table:table-cell>
              <table:table-cell office:value-type="float" office:value="65.261">
                <text:p>65.261</text:p>
              </table:table-cell>
              <table:table-cell office:value-type="float" office:value="90.438">
                <text:p>90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1.2">
                <text:p>61.2</text:p>
              </table:table-cell>
              <table:table-cell office:value-type="float" office:value="16">
                <text:p>16</text:p>
              </table:table-cell>
              <table:table-cell office:value-type="float" office:value="40.099">
                <text:p>40.099</text:p>
              </table:table-cell>
              <table:table-cell office:value-type="float" office:value="16">
                <text:p>16</text:p>
              </table:table-cell>
              <table:table-cell office:value-type="float" office:value="82.3">
                <text:p>82.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7.411">
                <text:p>77.411</text:p>
              </table:table-cell>
              <table:table-cell office:value-type="float" office:value="65.426">
                <text:p>65.426</text:p>
              </table:table-cell>
              <table:table-cell office:value-type="float" office:value="89.395">
                <text:p>89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55.948">
                <text:p>55.948</text:p>
              </table:table-cell>
              <table:table-cell office:value-type="float" office:value="17">
                <text:p>17</text:p>
              </table:table-cell>
              <table:table-cell office:value-type="float" office:value="32.368">
                <text:p>32.368</text:p>
              </table:table-cell>
              <table:table-cell office:value-type="float" office:value="17">
                <text:p>17</text:p>
              </table:table-cell>
              <table:table-cell office:value-type="float" office:value="79.529">
                <text:p>79.52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7.223">
                <text:p>77.223</text:p>
              </table:table-cell>
              <table:table-cell office:value-type="float" office:value="65.272">
                <text:p>65.272</text:p>
              </table:table-cell>
              <table:table-cell office:value-type="float" office:value="89.174">
                <text:p>8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50.623">
                <text:p>50.623</text:p>
              </table:table-cell>
              <table:table-cell office:value-type="float" office:value="18">
                <text:p>18</text:p>
              </table:table-cell>
              <table:table-cell office:value-type="float" office:value="24.655">
                <text:p>24.655</text:p>
              </table:table-cell>
              <table:table-cell office:value-type="float" office:value="18">
                <text:p>18</text:p>
              </table:table-cell>
              <table:table-cell office:value-type="float" office:value="76.591">
                <text:p>76.59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58">
                <text:p>81.58</text:p>
              </table:table-cell>
              <table:table-cell office:value-type="float" office:value="83.998">
                <text:p>83.998</text:p>
              </table:table-cell>
              <table:table-cell office:value-type="float" office:value="69.848">
                <text:p>69.848</text:p>
              </table:table-cell>
              <table:table-cell office:value-type="float" office:value="98.148">
                <text:p>98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45.266">
                <text:p>45.266</text:p>
              </table:table-cell>
              <table:table-cell office:value-type="float" office:value="19">
                <text:p>19</text:p>
              </table:table-cell>
              <table:table-cell office:value-type="float" office:value="16.93">
                <text:p>16.93</text:p>
              </table:table-cell>
              <table:table-cell office:value-type="float" office:value="19">
                <text:p>19</text:p>
              </table:table-cell>
              <table:table-cell office:value-type="float" office:value="73.602">
                <text:p>73.60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.042">
                <text:p>91.042</text:p>
              </table:table-cell>
              <table:table-cell office:value-type="float" office:value="85.135">
                <text:p>85.135</text:p>
              </table:table-cell>
              <table:table-cell office:value-type="float" office:value="74.063">
                <text:p>74.063</text:p>
              </table:table-cell>
              <table:table-cell office:value-type="float" office:value="96.206">
                <text:p>96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3.018">
                <text:p>43.018</text:p>
              </table:table-cell>
              <table:table-cell office:value-type="float" office:value="20">
                <text:p>20</text:p>
              </table:table-cell>
              <table:table-cell office:value-type="float" office:value="14.761">
                <text:p>14.761</text:p>
              </table:table-cell>
              <table:table-cell office:value-type="float" office:value="20">
                <text:p>20</text:p>
              </table:table-cell>
              <table:table-cell office:value-type="float" office:value="71.276">
                <text:p>71.27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.111">
                <text:p>86.111</text:p>
              </table:table-cell>
              <table:table-cell office:value-type="float" office:value="83.859">
                <text:p>83.859</text:p>
              </table:table-cell>
              <table:table-cell office:value-type="float" office:value="74.408">
                <text:p>74.408</text:p>
              </table:table-cell>
              <table:table-cell office:value-type="float" office:value="93.311">
                <text:p>93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2.075">
                <text:p>42.075</text:p>
              </table:table-cell>
              <table:table-cell office:value-type="float" office:value="21">
                <text:p>21</text:p>
              </table:table-cell>
              <table:table-cell office:value-type="float" office:value="13.746">
                <text:p>13.746</text:p>
              </table:table-cell>
              <table:table-cell office:value-type="float" office:value="21">
                <text:p>21</text:p>
              </table:table-cell>
              <table:table-cell office:value-type="float" office:value="70.404">
                <text:p>70.40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232">
                <text:p>76.232</text:p>
              </table:table-cell>
              <table:table-cell office:value-type="float" office:value="81.552">
                <text:p>81.552</text:p>
              </table:table-cell>
              <table:table-cell office:value-type="float" office:value="70.788">
                <text:p>70.788</text:p>
              </table:table-cell>
              <table:table-cell office:value-type="float" office:value="92.317">
                <text:p>92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1.679">
                <text:p>41.679</text:p>
              </table:table-cell>
              <table:table-cell office:value-type="float" office:value="22">
                <text:p>22</text:p>
              </table:table-cell>
              <table:table-cell office:value-type="float" office:value="13.139">
                <text:p>13.139</text:p>
              </table:table-cell>
              <table:table-cell office:value-type="float" office:value="22">
                <text:p>22</text:p>
              </table:table-cell>
              <table:table-cell office:value-type="float" office:value="70.22">
                <text:p>70.2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978">
                <text:p>75.978</text:p>
              </table:table-cell>
              <table:table-cell office:value-type="float" office:value="78.804">
                <text:p>78.804</text:p>
              </table:table-cell>
              <table:table-cell office:value-type="float" office:value="66.036">
                <text:p>66.036</text:p>
              </table:table-cell>
              <table:table-cell office:value-type="float" office:value="91.573">
                <text:p>91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41.513">
                <text:p>41.513</text:p>
              </table:table-cell>
              <table:table-cell office:value-type="float" office:value="23">
                <text:p>23</text:p>
              </table:table-cell>
              <table:table-cell office:value-type="float" office:value="12.795">
                <text:p>12.795</text:p>
              </table:table-cell>
              <table:table-cell office:value-type="float" office:value="23">
                <text:p>23</text:p>
              </table:table-cell>
              <table:table-cell office:value-type="float" office:value="70.232">
                <text:p>70.23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575">
                <text:p>78.575</text:p>
              </table:table-cell>
              <table:table-cell office:value-type="float" office:value="75.868">
                <text:p>75.868</text:p>
              </table:table-cell>
              <table:table-cell office:value-type="float" office:value="61.251">
                <text:p>61.251</text:p>
              </table:table-cell>
              <table:table-cell office:value-type="float" office:value="90.484">
                <text:p>90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1.444">
                <text:p>41.444</text:p>
              </table:table-cell>
              <table:table-cell office:value-type="float" office:value="24">
                <text:p>24</text:p>
              </table:table-cell>
              <table:table-cell office:value-type="float" office:value="12.616">
                <text:p>12.616</text:p>
              </table:table-cell>
              <table:table-cell office:value-type="float" office:value="24">
                <text:p>24</text:p>
              </table:table-cell>
              <table:table-cell office:value-type="float" office:value="70.271">
                <text:p>70.27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567">
                <text:p>74.567</text:p>
              </table:table-cell>
              <table:table-cell office:value-type="float" office:value="59.91">
                <text:p>59.91</text:p>
              </table:table-cell>
              <table:table-cell office:value-type="float" office:value="89.224">
                <text:p>89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1.414">
                <text:p>41.414</text:p>
              </table:table-cell>
              <table:table-cell office:value-type="float" office:value="25">
                <text:p>25</text:p>
              </table:table-cell>
              <table:table-cell office:value-type="float" office:value="12.528">
                <text:p>12.528</text:p>
              </table:table-cell>
              <table:table-cell office:value-type="float" office:value="25">
                <text:p>25</text:p>
              </table:table-cell>
              <table:table-cell office:value-type="float" office:value="70.3">
                <text:p>70.3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046">
                <text:p>74.046</text:p>
              </table:table-cell>
              <table:table-cell office:value-type="float" office:value="60.318">
                <text:p>60.318</text:p>
              </table:table-cell>
              <table:table-cell office:value-type="float" office:value="87.774">
                <text:p>87.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4.524">
                <text:p>44.524</text:p>
              </table:table-cell>
              <table:table-cell office:value-type="float" office:value="26">
                <text:p>26</text:p>
              </table:table-cell>
              <table:table-cell office:value-type="float" office:value="16.157">
                <text:p>16.157</text:p>
              </table:table-cell>
              <table:table-cell office:value-type="float" office:value="26">
                <text:p>26</text:p>
              </table:table-cell>
              <table:table-cell office:value-type="float" office:value="72.891">
                <text:p>72.89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827">
                <text:p>73.827</text:p>
              </table:table-cell>
              <table:table-cell office:value-type="float" office:value="60.181">
                <text:p>60.181</text:p>
              </table:table-cell>
              <table:table-cell office:value-type="float" office:value="87.474">
                <text:p>87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48.951">
                <text:p>48.951</text:p>
              </table:table-cell>
              <table:table-cell office:value-type="float" office:value="27">
                <text:p>27</text:p>
              </table:table-cell>
              <table:table-cell office:value-type="float" office:value="21.285">
                <text:p>21.285</text:p>
              </table:table-cell>
              <table:table-cell office:value-type="float" office:value="27">
                <text:p>27</text:p>
              </table:table-cell>
              <table:table-cell office:value-type="float" office:value="76.617">
                <text:p>76.617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36">
                <text:p>73.736</text:p>
              </table:table-cell>
              <table:table-cell office:value-type="float" office:value="60.034">
                <text:p>60.034</text:p>
              </table:table-cell>
              <table:table-cell office:value-type="float" office:value="87.437">
                <text:p>87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53.931">
                <text:p>53.931</text:p>
              </table:table-cell>
              <table:table-cell office:value-type="float" office:value="28">
                <text:p>28</text:p>
              </table:table-cell>
              <table:table-cell office:value-type="float" office:value="27.364">
                <text:p>27.364</text:p>
              </table:table-cell>
              <table:table-cell office:value-type="float" office:value="28">
                <text:p>28</text:p>
              </table:table-cell>
              <table:table-cell office:value-type="float" office:value="80.498">
                <text:p>80.49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97">
                <text:p>73.697</text:p>
              </table:table-cell>
              <table:table-cell office:value-type="float" office:value="59.946">
                <text:p>59.946</text:p>
              </table:table-cell>
              <table:table-cell office:value-type="float" office:value="87.448">
                <text:p>87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59.142">
                <text:p>59.142</text:p>
              </table:table-cell>
              <table:table-cell office:value-type="float" office:value="29">
                <text:p>29</text:p>
              </table:table-cell>
              <table:table-cell office:value-type="float" office:value="34.058">
                <text:p>34.058</text:p>
              </table:table-cell>
              <table:table-cell office:value-type="float" office:value="29">
                <text:p>29</text:p>
              </table:table-cell>
              <table:table-cell office:value-type="float" office:value="84.227">
                <text:p>84.227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81">
                <text:p>73.681</text:p>
              </table:table-cell>
              <table:table-cell office:value-type="float" office:value="59.901">
                <text:p>59.901</text:p>
              </table:table-cell>
              <table:table-cell office:value-type="float" office:value="87.46">
                <text:p>87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4.451">
                <text:p>64.451</text:p>
              </table:table-cell>
              <table:table-cell office:value-type="float" office:value="30">
                <text:p>30</text:p>
              </table:table-cell>
              <table:table-cell office:value-type="float" office:value="41.076">
                <text:p>41.076</text:p>
              </table:table-cell>
              <table:table-cell office:value-type="float" office:value="30">
                <text:p>30</text:p>
              </table:table-cell>
              <table:table-cell office:value-type="float" office:value="87.827">
                <text:p>87.82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74">
                <text:p>73.674</text:p>
              </table:table-cell>
              <table:table-cell office:value-type="float" office:value="59.88">
                <text:p>59.88</text:p>
              </table:table-cell>
              <table:table-cell office:value-type="float" office:value="87.469">
                <text:p>87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9.801">
                <text:p>69.801</text:p>
              </table:table-cell>
              <table:table-cell office:value-type="float" office:value="31">
                <text:p>31</text:p>
              </table:table-cell>
              <table:table-cell office:value-type="float" office:value="48.203">
                <text:p>48.203</text:p>
              </table:table-cell>
              <table:table-cell office:value-type="float" office:value="31">
                <text:p>31</text:p>
              </table:table-cell>
              <table:table-cell office:value-type="float" office:value="91.399">
                <text:p>91.399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71">
                <text:p>73.671</text:p>
              </table:table-cell>
              <table:table-cell office:value-type="float" office:value="59.87">
                <text:p>59.87</text:p>
              </table:table-cell>
              <table:table-cell office:value-type="float" office:value="87.473">
                <text:p>87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75.168">
                <text:p>75.168</text:p>
              </table:table-cell>
              <table:table-cell office:value-type="float" office:value="32">
                <text:p>32</text:p>
              </table:table-cell>
              <table:table-cell office:value-type="float" office:value="55.29">
                <text:p>55.29</text:p>
              </table:table-cell>
              <table:table-cell office:value-type="float" office:value="32">
                <text:p>32</text:p>
              </table:table-cell>
              <table:table-cell office:value-type="float" office:value="95.046">
                <text:p>95.046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7">
                <text:p>73.67</text:p>
              </table:table-cell>
              <table:table-cell office:value-type="float" office:value="59.865">
                <text:p>59.865</text:p>
              </table:table-cell>
              <table:table-cell office:value-type="float" office:value="87.475">
                <text:p>87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80.542">
                <text:p>80.542</text:p>
              </table:table-cell>
              <table:table-cell office:value-type="float" office:value="33">
                <text:p>33</text:p>
              </table:table-cell>
              <table:table-cell office:value-type="float" office:value="62.224">
                <text:p>62.224</text:p>
              </table:table-cell>
              <table:table-cell office:value-type="float" office:value="33">
                <text:p>33</text:p>
              </table:table-cell>
              <table:table-cell office:value-type="float" office:value="98.861">
                <text:p>98.86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7">
                <text:p>73.67</text:p>
              </table:table-cell>
              <table:table-cell office:value-type="float" office:value="59.863">
                <text:p>59.863</text:p>
              </table:table-cell>
              <table:table-cell office:value-type="float" office:value="87.476">
                <text:p>87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85.919">
                <text:p>85.919</text:p>
              </table:table-cell>
              <table:table-cell office:value-type="float" office:value="34">
                <text:p>34</text:p>
              </table:table-cell>
              <table:table-cell office:value-type="float" office:value="68.909">
                <text:p>68.909</text:p>
              </table:table-cell>
              <table:table-cell office:value-type="float" office:value="34">
                <text:p>34</text:p>
              </table:table-cell>
              <table:table-cell office:value-type="float" office:value="102.93">
                <text:p>102.9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69">
                <text:p>73.669</text:p>
              </table:table-cell>
              <table:table-cell office:value-type="float" office:value="59.862">
                <text:p>59.862</text:p>
              </table:table-cell>
              <table:table-cell office:value-type="float" office:value="87.477">
                <text:p>87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1.298">
                <text:p>91.298</text:p>
              </table:table-cell>
              <table:table-cell office:value-type="float" office:value="35">
                <text:p>35</text:p>
              </table:table-cell>
              <table:table-cell office:value-type="float" office:value="75.259">
                <text:p>75.259</text:p>
              </table:table-cell>
              <table:table-cell office:value-type="float" office:value="35">
                <text:p>35</text:p>
              </table:table-cell>
              <table:table-cell office:value-type="float" office:value="107.336">
                <text:p>107.336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913">
                <text:p>79.913</text:p>
              </table:table-cell>
              <table:table-cell office:value-type="float" office:value="64.621">
                <text:p>64.621</text:p>
              </table:table-cell>
              <table:table-cell office:value-type="float" office:value="95.206">
                <text:p>95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96.677">
                <text:p>96.677</text:p>
              </table:table-cell>
              <table:table-cell office:value-type="float" office:value="36">
                <text:p>36</text:p>
              </table:table-cell>
              <table:table-cell office:value-type="float" office:value="81.198">
                <text:p>81.198</text:p>
              </table:table-cell>
              <table:table-cell office:value-type="float" office:value="36">
                <text:p>36</text:p>
              </table:table-cell>
              <table:table-cell office:value-type="float" office:value="112.155">
                <text:p>112.155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34">
                <text:p>82.534</text:p>
              </table:table-cell>
              <table:table-cell office:value-type="float" office:value="69.04">
                <text:p>69.04</text:p>
              </table:table-cell>
              <table:table-cell office:value-type="float" office:value="96.027">
                <text:p>96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33">
                <text:p>83.633</text:p>
              </table:table-cell>
              <table:table-cell office:value-type="float" office:value="72.139">
                <text:p>72.139</text:p>
              </table:table-cell>
              <table:table-cell office:value-type="float" office:value="95.127">
                <text:p>95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94">
                <text:p>84.094</text:p>
              </table:table-cell>
              <table:table-cell office:value-type="float" office:value="73.681">
                <text:p>73.681</text:p>
              </table:table-cell>
              <table:table-cell office:value-type="float" office:value="94.508">
                <text:p>94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288">
                <text:p>84.288</text:p>
              </table:table-cell>
              <table:table-cell office:value-type="float" office:value="74.331">
                <text:p>74.331</text:p>
              </table:table-cell>
              <table:table-cell office:value-type="float" office:value="94.245">
                <text:p>94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369">
                <text:p>84.369</text:p>
              </table:table-cell>
              <table:table-cell office:value-type="float" office:value="74.59">
                <text:p>74.59</text:p>
              </table:table-cell>
              <table:table-cell office:value-type="float" office:value="94.148">
                <text:p>94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03">
                <text:p>84.403</text:p>
              </table:table-cell>
              <table:table-cell office:value-type="float" office:value="74.696">
                <text:p>74.696</text:p>
              </table:table-cell>
              <table:table-cell office:value-type="float" office:value="94.111">
                <text:p>9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18">
                <text:p>84.418</text:p>
              </table:table-cell>
              <table:table-cell office:value-type="float" office:value="74.74">
                <text:p>74.74</text:p>
              </table:table-cell>
              <table:table-cell office:value-type="float" office:value="94.095">
                <text:p>9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4">
                <text:p>84.424</text:p>
              </table:table-cell>
              <table:table-cell office:value-type="float" office:value="74.759">
                <text:p>74.759</text:p>
              </table:table-cell>
              <table:table-cell office:value-type="float" office:value="94.088">
                <text:p>94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6">
                <text:p>84.426</text:p>
              </table:table-cell>
              <table:table-cell office:value-type="float" office:value="74.767">
                <text:p>74.767</text:p>
              </table:table-cell>
              <table:table-cell office:value-type="float" office:value="94.085">
                <text:p>94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7">
                <text:p>84.427</text:p>
              </table:table-cell>
              <table:table-cell office:value-type="float" office:value="74.771">
                <text:p>74.771</text:p>
              </table:table-cell>
              <table:table-cell office:value-type="float" office:value="94.083">
                <text:p>94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8">
                <text:p>84.428</text:p>
              </table:table-cell>
              <table:table-cell office:value-type="float" office:value="74.773">
                <text:p>74.773</text:p>
              </table:table-cell>
              <table:table-cell office:value-type="float" office:value="94.083">
                <text:p>94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8">
                <text:p>84.428</text:p>
              </table:table-cell>
              <table:table-cell office:value-type="float" office:value="74.773">
                <text:p>74.773</text:p>
              </table:table-cell>
              <table:table-cell office:value-type="float" office:value="94.082">
                <text:p>94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color="#00bfff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107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37cm" svg:height="10.808cm" xlink:href=".." xlink:type="simple" chart:class="chart:scatter" chart:style-name="ch1">
        <chart:legend chart:legend-position="end" svg:x="3.123cm" svg:y="0.964cm" style:legend-expansion="custom" chartooo:width="3.198cm" chartooo:height="4.582cm" style:legend-expansion-aspect-ratio="0.697948494107377" chart:style-name="ch2"/>
        <chart:plot-area chart:style-name="ch3" table:cell-range-address="'отн. погр.'.A2:'отн. погр.'.A13 'отн. погр.'.E1:'отн. погр.'.E13 'отн. погр.'.H1:'отн. погр.'.H1 'отн. погр.'.H14:'отн. погр.'.H37 'отн. погр.'.K1:'отн. погр.'.K1 'отн. погр.'.K14:'отн. погр.'.K37 'отн. погр.'.N1:'отн. погр.'.N13 'отн. погр.'.Q1:'отн. погр.'.Q1 'отн. погр.'.Q14:'отн. погр.'.Q37 'отн. погр.'.T1:'отн. погр.'.T1 'отн. погр.'.T14:'отн. погр.'.T37 'отн. погр.'.W1:'отн. погр.'.W13 'отн. погр.'.Z1:'отн. погр.'.Z1 'отн. погр.'.Z14:'отн. погр.'.Z37 'отн. погр.'.AC1:'отн. погр.'.AC1 'отн. погр.'.AC14:'отн. погр.'.AC37" chart:data-source-has-labels="row" svg:x="1.461cm" svg:y="0.216cm" svg:width="19.606cm" svg:height="9.394cm">
          <chartooo:coordinate-region svg:x="2.188cm" svg:y="0.415cm" svg:width="18.692cm" svg:height="8.548cm"/>
          <chart:axis chart:dimension="x" chart:name="primary-x" chart:style-name="ch4">
            <chart:title svg:x="10.73cm" svg:y="9.826cm" chart:style-name="ch5">
              <text:p>Месяц</text:p>
            </chart:title>
            <chart:grid chart:style-name="ch6" chart:class="major"/>
          </chart:axis>
          <chart:axis chart:dimension="y" chart:name="primary-y" chart:style-name="ch7">
            <chart:title svg:x="0.451cm" svg:y="6.399cm" chart:style-name="ch8">
              <text:p>Погрешность, д.ед.</text:p>
            </chart:title>
            <chart:grid chart:style-name="ch6" chart:class="major"/>
          </chart:axis>
          <chart:series chart:style-name="ch9" chart:values-cell-range-address="'отн. погр.'.E2:'отн. погр.'.E13" chart:label-cell-address="'отн. погр.'.E1:'отн. погр.'.E1" chart:class="chart:scatter">
            <chart:domain table:cell-range-address="'отн. погр.'.A2:'отн. погр.'.A13"/>
            <chart:data-point chart:repeated="12"/>
          </chart:series>
          <chart:series chart:style-name="ch10" chart:values-cell-range-address="'отн. погр.'.H14:'отн. погр.'.H37" chart:label-cell-address="'отн. погр.'.H1:'отн. погр.'.H1" chart:class="chart:scatter">
            <chart:domain table:cell-range-address="'отн. погр.'.A14:'отн. погр.'.A37"/>
            <chart:data-point chart:repeated="24"/>
          </chart:series>
          <chart:series chart:style-name="ch11" chart:values-cell-range-address="'отн. погр.'.K14:'отн. погр.'.K37" chart:label-cell-address="'отн. погр.'.K1:'отн. погр.'.K1" chart:class="chart:scatter">
            <chart:domain table:cell-range-address="'отн. погр.'.A14:'отн. погр.'.A37"/>
            <chart:data-point chart:repeated="24"/>
          </chart:series>
          <chart:series chart:style-name="ch12" chart:values-cell-range-address="'отн. погр.'.N2:'отн. погр.'.N13" chart:label-cell-address="'отн. погр.'.N1:'отн. погр.'.N1" chart:class="chart:scatter">
            <chart:data-point chart:repeated="12"/>
          </chart:series>
          <chart:series chart:style-name="ch13" chart:values-cell-range-address="'отн. погр.'.Q14:'отн. погр.'.Q37" chart:label-cell-address="'отн. погр.'.Q1:'отн. погр.'.Q1" chart:class="chart:scatter">
            <chart:domain table:cell-range-address="'отн. погр.'.A14:'отн. погр.'.A37"/>
            <chart:data-point chart:repeated="24"/>
          </chart:series>
          <chart:series chart:style-name="ch14" chart:values-cell-range-address="'отн. погр.'.T14:'отн. погр.'.T37" chart:label-cell-address="'отн. погр.'.T1:'отн. погр.'.T1" chart:class="chart:scatter">
            <chart:domain table:cell-range-address="'отн. погр.'.A14:'отн. погр.'.A37"/>
            <chart:data-point chart:repeated="24"/>
          </chart:series>
          <chart:series chart:style-name="ch15" chart:values-cell-range-address="'отн. погр.'.W2:'отн. погр.'.W13" chart:label-cell-address="'отн. погр.'.W1:'отн. погр.'.W1" chart:class="chart:scatter">
            <chart:data-point chart:repeated="12"/>
          </chart:series>
          <chart:series chart:style-name="ch16" chart:values-cell-range-address="'отн. погр.'.Z14:'отн. погр.'.Z37" chart:label-cell-address="'отн. погр.'.Z1:'отн. погр.'.Z1" chart:class="chart:scatter">
            <chart:domain table:cell-range-address="'отн. погр.'.A14:'отн. погр.'.A37"/>
            <chart:data-point chart:repeated="24"/>
          </chart:series>
          <chart:series chart:style-name="ch17" chart:values-cell-range-address="'отн. погр.'.AC14:'отн. погр.'.AC37" chart:label-cell-address="'отн. погр.'.AC1:'отн. погр.'.AC1" chart:class="chart:scatter">
            <chart:domain table:cell-range-address="'отн. погр.'.A14:'отн. погр.'.A37"/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дп. В0</text:p>
                <draw:g>
                  <svg:desc>'отн. погр.'.E1:'отн. погр.'.E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0, С1</text:p>
                <draw:g>
                  <svg:desc>'отн. погр.'.H1:'отн. погр.'.H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0, С2 </text:p>
                <draw:g>
                  <svg:desc>'отн. погр.'.K1:'отн. погр.'.K1</svg:desc>
                </draw:g>
              </table:table-cell>
              <table:table-cell office:value-type="string">
                <text:p>адп. В1</text:p>
                <draw:g>
                  <svg:desc>'отн. погр.'.N1:'отн. погр.'.N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1, С1</text:p>
                <draw:g>
                  <svg:desc>'отн. погр.'.Q1:'отн. погр.'.Q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1, С2</text:p>
                <draw:g>
                  <svg:desc>'отн. погр.'.T1:'отн. погр.'.T1</svg:desc>
                </draw:g>
              </table:table-cell>
              <table:table-cell office:value-type="string">
                <text:p>адп. В2</text:p>
                <draw:g>
                  <svg:desc>'отн. погр.'.W1:'отн. погр.'.W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2, С1</text:p>
                <draw:g>
                  <svg:desc>'отн. погр.'.Z1:'отн. погр.'.Z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прог. В2, С2</text:p>
                <draw:g>
                  <svg:desc>'отн. погр.'.AC1:'отн. погр.'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отн. погр.'.A2:'отн. погр.'.A13</svg:desc>
                </draw:g>
              </table:table-cell>
              <table:table-cell office:value-type="float" office:value="0.141440501043841">
                <text:p>0.141440501043841</text:p>
                <draw:g>
                  <svg:desc>'отн. погр.'.E2:'отн. погр.'.E13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24673899955851">
                <text:p>0.124673899955851</text:p>
                <draw:g>
                  <svg:desc>'отн. погр.'.H14:'отн. погр.'.H37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24673899955851">
                <text:p>0.124673899955851</text:p>
                <draw:g>
                  <svg:desc>'отн. погр.'.K14:'отн. погр.'.K37</svg:desc>
                </draw:g>
              </table:table-cell>
              <table:table-cell office:value-type="float" office:value="0.246835948644793">
                <text:p>0.246835948644793</text:p>
                <draw:g>
                  <svg:desc>'отн. погр.'.N2:'отн. погр.'.N13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16099601301274">
                <text:p>0.116099601301274</text:p>
                <draw:g>
                  <svg:desc>'отн. погр.'.Q14:'отн. погр.'.Q37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16099601301274">
                <text:p>0.116099601301274</text:p>
                <draw:g>
                  <svg:desc>'отн. погр.'.T14:'отн. погр.'.T37</svg:desc>
                </draw:g>
              </table:table-cell>
              <table:table-cell office:value-type="float" office:value="0.241494406334883">
                <text:p>0.241494406334883</text:p>
                <draw:g>
                  <svg:desc>'отн. погр.'.W2:'отн. погр.'.W13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96561481620556">
                <text:p>0.196561481620556</text:p>
                <draw:g>
                  <svg:desc>'отн. погр.'.Z14:'отн. погр.'.Z37</svg:desc>
                </draw:g>
              </table:table-cell>
              <table:table-cell office:value-type="float" office:value="13">
                <text:p>13</text:p>
                <draw:g>
                  <svg:desc>'отн. погр.'.A14:'отн. погр.'.A37</svg:desc>
                </draw:g>
              </table:table-cell>
              <table:table-cell office:value-type="float" office:value="0.196561481620556">
                <text:p>0.196561481620556</text:p>
                <draw:g>
                  <svg:desc>'отн. погр.'.AC14:'отн. погр.'.A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382831181253">
                <text:p>0.12382831181253</text:p>
              </table:table-cell>
              <table:table-cell office:value-type="float" office:value="14">
                <text:p>14</text:p>
              </table:table-cell>
              <table:table-cell office:value-type="float" office:value="0.119816225365736">
                <text:p>0.119816225365736</text:p>
              </table:table-cell>
              <table:table-cell office:value-type="float" office:value="14">
                <text:p>14</text:p>
              </table:table-cell>
              <table:table-cell office:value-type="float" office:value="0.139946559786239">
                <text:p>0.139946559786239</text:p>
              </table:table-cell>
              <table:table-cell office:value-type="float" office:value="0.215417233860573">
                <text:p>0.215417233860573</text:p>
              </table:table-cell>
              <table:table-cell office:value-type="float" office:value="14">
                <text:p>14</text:p>
              </table:table-cell>
              <table:table-cell office:value-type="float" office:value="0.112652241037077">
                <text:p>0.112652241037077</text:p>
              </table:table-cell>
              <table:table-cell office:value-type="float" office:value="14">
                <text:p>14</text:p>
              </table:table-cell>
              <table:table-cell office:value-type="float" office:value="0.151965110181739">
                <text:p>0.151965110181739</text:p>
              </table:table-cell>
              <table:table-cell office:value-type="float" office:value="0.235078437403876">
                <text:p>0.235078437403876</text:p>
              </table:table-cell>
              <table:table-cell office:value-type="float" office:value="14">
                <text:p>14</text:p>
              </table:table-cell>
              <table:table-cell office:value-type="float" office:value="0.185398265942792">
                <text:p>0.185398265942792</text:p>
              </table:table-cell>
              <table:table-cell office:value-type="float" office:value="14">
                <text:p>14</text:p>
              </table:table-cell>
              <table:table-cell office:value-type="float" office:value="0.223732445998534">
                <text:p>0.223732445998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59285295840658">
                <text:p>0.0959285295840658</text:p>
              </table:table-cell>
              <table:table-cell office:value-type="float" office:value="15">
                <text:p>15</text:p>
              </table:table-cell>
              <table:table-cell office:value-type="float" office:value="0.120088246768097">
                <text:p>0.120088246768097</text:p>
              </table:table-cell>
              <table:table-cell office:value-type="float" office:value="15">
                <text:p>15</text:p>
              </table:table-cell>
              <table:table-cell office:value-type="float" office:value="0.167013146722103">
                <text:p>0.167013146722103</text:p>
              </table:table-cell>
              <table:table-cell office:value-type="float" office:value="0.16914749661705">
                <text:p>0.16914749661705</text:p>
              </table:table-cell>
              <table:table-cell office:value-type="float" office:value="15">
                <text:p>15</text:p>
              </table:table-cell>
              <table:table-cell office:value-type="float" office:value="0.112914495862703">
                <text:p>0.112914495862703</text:p>
              </table:table-cell>
              <table:table-cell office:value-type="float" office:value="15">
                <text:p>15</text:p>
              </table:table-cell>
              <table:table-cell office:value-type="float" office:value="0.198077053287291">
                <text:p>0.198077053287291</text:p>
              </table:table-cell>
              <table:table-cell office:value-type="float" office:value="0.187763071149653">
                <text:p>0.187763071149653</text:p>
              </table:table-cell>
              <table:table-cell office:value-type="float" office:value="15">
                <text:p>15</text:p>
              </table:table-cell>
              <table:table-cell office:value-type="float" office:value="0.184837525566527">
                <text:p>0.184837525566527</text:p>
              </table:table-cell>
              <table:table-cell office:value-type="float" office:value="15">
                <text:p>15</text:p>
              </table:table-cell>
              <table:table-cell office:value-type="float" office:value="0.278574985288126">
                <text:p>0.278574985288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56070857424038">
                <text:p>0.0856070857424038</text:p>
              </table:table-cell>
              <table:table-cell office:value-type="float" office:value="16">
                <text:p>16</text:p>
              </table:table-cell>
              <table:table-cell office:value-type="float" office:value="0.120521654867971">
                <text:p>0.120521654867971</text:p>
              </table:table-cell>
              <table:table-cell office:value-type="float" office:value="16">
                <text:p>16</text:p>
              </table:table-cell>
              <table:table-cell office:value-type="float" office:value="0.197455683649436">
                <text:p>0.197455683649436</text:p>
              </table:table-cell>
              <table:table-cell office:value-type="float" office:value="0.153568594385478">
                <text:p>0.153568594385478</text:p>
              </table:table-cell>
              <table:table-cell office:value-type="float" office:value="16">
                <text:p>16</text:p>
              </table:table-cell>
              <table:table-cell office:value-type="float" office:value="0.113124501930975">
                <text:p>0.113124501930975</text:p>
              </table:table-cell>
              <table:table-cell office:value-type="float" office:value="16">
                <text:p>16</text:p>
              </table:table-cell>
              <table:table-cell office:value-type="float" office:value="0.244329331640309">
                <text:p>0.244329331640309</text:p>
              </table:table-cell>
              <table:table-cell office:value-type="float" office:value="0.161708413615928">
                <text:p>0.161708413615928</text:p>
              </table:table-cell>
              <table:table-cell office:value-type="float" office:value="16">
                <text:p>16</text:p>
              </table:table-cell>
              <table:table-cell office:value-type="float" office:value="0.185825105782793">
                <text:p>0.185825105782793</text:p>
              </table:table-cell>
              <table:table-cell office:value-type="float" office:value="16">
                <text:p>16</text:p>
              </table:table-cell>
              <table:table-cell office:value-type="float" office:value="0.344787581699346">
                <text:p>0.344787581699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42484514966809">
                <text:p>0.0842484514966809</text:p>
              </table:table-cell>
              <table:table-cell office:value-type="float" office:value="17">
                <text:p>17</text:p>
              </table:table-cell>
              <table:table-cell office:value-type="float" office:value="0.120741408784375">
                <text:p>0.120741408784375</text:p>
              </table:table-cell>
              <table:table-cell office:value-type="float" office:value="17">
                <text:p>17</text:p>
              </table:table-cell>
              <table:table-cell office:value-type="float" office:value="0.231048061555698">
                <text:p>0.231048061555698</text:p>
              </table:table-cell>
              <table:table-cell office:value-type="float" office:value="0.152122274869728">
                <text:p>0.152122274869728</text:p>
              </table:table-cell>
              <table:table-cell office:value-type="float" office:value="17">
                <text:p>17</text:p>
              </table:table-cell>
              <table:table-cell office:value-type="float" office:value="0.113200838615549">
                <text:p>0.113200838615549</text:p>
              </table:table-cell>
              <table:table-cell office:value-type="float" office:value="17">
                <text:p>17</text:p>
              </table:table-cell>
              <table:table-cell office:value-type="float" office:value="0.294535789343553">
                <text:p>0.294535789343553</text:p>
              </table:table-cell>
              <table:table-cell office:value-type="float" office:value="0.154822957977548">
                <text:p>0.154822957977548</text:p>
              </table:table-cell>
              <table:table-cell office:value-type="float" office:value="17">
                <text:p>17</text:p>
              </table:table-cell>
              <table:table-cell office:value-type="float" office:value="0.186588327883089">
                <text:p>0.186588327883089</text:p>
              </table:table-cell>
              <table:table-cell office:value-type="float" office:value="17">
                <text:p>17</text:p>
              </table:table-cell>
              <table:table-cell office:value-type="float" office:value="0.421462786873525">
                <text:p>0.42146278687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847405284547824">
                <text:p>0.0847405284547824</text:p>
              </table:table-cell>
              <table:table-cell office:value-type="float" office:value="18">
                <text:p>18</text:p>
              </table:table-cell>
              <table:table-cell office:value-type="float" office:value="0.120828677965189">
                <text:p>0.120828677965189</text:p>
              </table:table-cell>
              <table:table-cell office:value-type="float" office:value="18">
                <text:p>18</text:p>
              </table:table-cell>
              <table:table-cell office:value-type="float" office:value="0.268930928288605">
                <text:p>0.268930928288605</text:p>
              </table:table-cell>
              <table:table-cell office:value-type="float" office:value="0.153212151394422">
                <text:p>0.153212151394422</text:p>
              </table:table-cell>
              <table:table-cell office:value-type="float" office:value="18">
                <text:p>18</text:p>
              </table:table-cell>
              <table:table-cell office:value-type="float" office:value="0.113214487138618">
                <text:p>0.113214487138618</text:p>
              </table:table-cell>
              <table:table-cell office:value-type="float" office:value="18">
                <text:p>18</text:p>
              </table:table-cell>
              <table:table-cell office:value-type="float" office:value="0.35207213802053">
                <text:p>0.35207213802053</text:p>
              </table:table-cell>
              <table:table-cell office:value-type="float" office:value="0.154759592349429">
                <text:p>0.154759592349429</text:p>
              </table:table-cell>
              <table:table-cell office:value-type="float" office:value="18">
                <text:p>18</text:p>
              </table:table-cell>
              <table:table-cell office:value-type="float" office:value="0.187022434548934">
                <text:p>0.187022434548934</text:p>
              </table:table-cell>
              <table:table-cell office:value-type="float" office:value="18">
                <text:p>18</text:p>
              </table:table-cell>
              <table:table-cell office:value-type="float" office:value="0.512968413566956">
                <text:p>0.512968413566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6097521009387">
                <text:p>0.086097521009387</text:p>
              </table:table-cell>
              <table:table-cell office:value-type="float" office:value="19">
                <text:p>19</text:p>
              </table:table-cell>
              <table:table-cell office:value-type="float" office:value="0.120870688958889">
                <text:p>0.120870688958889</text:p>
              </table:table-cell>
              <table:table-cell office:value-type="float" office:value="19">
                <text:p>19</text:p>
              </table:table-cell>
              <table:table-cell office:value-type="float" office:value="0.31239494608019">
                <text:p>0.31239494608019</text:p>
              </table:table-cell>
              <table:table-cell office:value-type="float" office:value="0.179957055702616">
                <text:p>0.179957055702616</text:p>
              </table:table-cell>
              <table:table-cell office:value-type="float" office:value="19">
                <text:p>19</text:p>
              </table:table-cell>
              <table:table-cell office:value-type="float" office:value="0.113226747750178">
                <text:p>0.113226747750178</text:p>
              </table:table-cell>
              <table:table-cell office:value-type="float" office:value="19">
                <text:p>19</text:p>
              </table:table-cell>
              <table:table-cell office:value-type="float" office:value="0.419539090794429">
                <text:p>0.419539090794429</text:p>
              </table:table-cell>
              <table:table-cell office:value-type="float" office:value="0.168456391818853">
                <text:p>0.168456391818853</text:p>
              </table:table-cell>
              <table:table-cell office:value-type="float" office:value="19">
                <text:p>19</text:p>
              </table:table-cell>
              <table:table-cell office:value-type="float" office:value="0.187230230474794">
                <text:p>0.187230230474794</text:p>
              </table:table-cell>
              <table:table-cell office:value-type="float" office:value="19">
                <text:p>19</text:p>
              </table:table-cell>
              <table:table-cell office:value-type="float" office:value="0.625988600715769">
                <text:p>0.625988600715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81453548968861">
                <text:p>0.0681453548968861</text:p>
              </table:table-cell>
              <table:table-cell office:value-type="float" office:value="20">
                <text:p>20</text:p>
              </table:table-cell>
              <table:table-cell office:value-type="float" office:value="0.120872316079962">
                <text:p>0.120872316079962</text:p>
              </table:table-cell>
              <table:table-cell office:value-type="float" office:value="20">
                <text:p>20</text:p>
              </table:table-cell>
              <table:table-cell office:value-type="float" office:value="0.321633917336173">
                <text:p>0.321633917336173</text:p>
              </table:table-cell>
              <table:table-cell office:value-type="float" office:value="0.117744498914333">
                <text:p>0.117744498914333</text:p>
              </table:table-cell>
              <table:table-cell office:value-type="float" office:value="20">
                <text:p>20</text:p>
              </table:table-cell>
              <table:table-cell office:value-type="float" office:value="0.113226747750178">
                <text:p>0.113226747750178</text:p>
              </table:table-cell>
              <table:table-cell office:value-type="float" office:value="20">
                <text:p>20</text:p>
              </table:table-cell>
              <table:table-cell office:value-type="float" office:value="0.421254188606989">
                <text:p>0.421254188606989</text:p>
              </table:table-cell>
              <table:table-cell office:value-type="float" office:value="0.130052269924238">
                <text:p>0.130052269924238</text:p>
              </table:table-cell>
              <table:table-cell office:value-type="float" office:value="20">
                <text:p>20</text:p>
              </table:table-cell>
              <table:table-cell office:value-type="float" office:value="0.18733287182202">
                <text:p>0.18733287182202</text:p>
              </table:table-cell>
              <table:table-cell office:value-type="float" office:value="20">
                <text:p>20</text:p>
              </table:table-cell>
              <table:table-cell office:value-type="float" office:value="0.656864568320238">
                <text:p>0.656864568320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717463050652891">
                <text:p>0.0717463050652891</text:p>
              </table:table-cell>
              <table:table-cell office:value-type="float" office:value="21">
                <text:p>21</text:p>
              </table:table-cell>
              <table:table-cell office:value-type="float" office:value="0.120885777747863">
                <text:p>0.120885777747863</text:p>
              </table:table-cell>
              <table:table-cell office:value-type="float" office:value="21">
                <text:p>21</text:p>
              </table:table-cell>
              <table:table-cell office:value-type="float" office:value="0.326676037640077">
                <text:p>0.326676037640077</text:p>
              </table:table-cell>
              <table:table-cell office:value-type="float" office:value="0.0878212315812126">
                <text:p>0.0878212315812126</text:p>
              </table:table-cell>
              <table:table-cell office:value-type="float" office:value="21">
                <text:p>21</text:p>
              </table:table-cell>
              <table:table-cell office:value-type="float" office:value="0.113226747750178">
                <text:p>0.113226747750178</text:p>
              </table:table-cell>
              <table:table-cell office:value-type="float" office:value="21">
                <text:p>21</text:p>
              </table:table-cell>
              <table:table-cell office:value-type="float" office:value="0.424939825958156">
                <text:p>0.424939825958156</text:p>
              </table:table-cell>
              <table:table-cell office:value-type="float" office:value="0.11270108157741">
                <text:p>0.11270108157741</text:p>
              </table:table-cell>
              <table:table-cell office:value-type="float" office:value="21">
                <text:p>21</text:p>
              </table:table-cell>
              <table:table-cell office:value-type="float" office:value="0.187389710872811">
                <text:p>0.187389710872811</text:p>
              </table:table-cell>
              <table:table-cell office:value-type="float" office:value="21">
                <text:p>21</text:p>
              </table:table-cell>
              <table:table-cell office:value-type="float" office:value="0.673297682709447">
                <text:p>0.673297682709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81755383990246">
                <text:p>0.0881755383990246</text:p>
              </table:table-cell>
              <table:table-cell office:value-type="float" office:value="22">
                <text:p>22</text:p>
              </table:table-cell>
              <table:table-cell office:value-type="float" office:value="0.120885777747863">
                <text:p>0.120885777747863</text:p>
              </table:table-cell>
              <table:table-cell office:value-type="float" office:value="22">
                <text:p>22</text:p>
              </table:table-cell>
              <table:table-cell office:value-type="float" office:value="0.329515642742472">
                <text:p>0.329515642742472</text:p>
              </table:table-cell>
              <table:table-cell office:value-type="float" office:value="0.103621182819358">
                <text:p>0.103621182819358</text:p>
              </table:table-cell>
              <table:table-cell office:value-type="float" office:value="22">
                <text:p>22</text:p>
              </table:table-cell>
              <table:table-cell office:value-type="float" office:value="0.113226747750178">
                <text:p>0.113226747750178</text:p>
              </table:table-cell>
              <table:table-cell office:value-type="float" office:value="22">
                <text:p>22</text:p>
              </table:table-cell>
              <table:table-cell office:value-type="float" office:value="0.42713046057999">
                <text:p>0.42713046057999</text:p>
              </table:table-cell>
              <table:table-cell office:value-type="float" office:value="0.131989405532666">
                <text:p>0.131989405532666</text:p>
              </table:table-cell>
              <table:table-cell office:value-type="float" office:value="22">
                <text:p>22</text:p>
              </table:table-cell>
              <table:table-cell office:value-type="float" office:value="0.187416858965658">
                <text:p>0.187416858965658</text:p>
              </table:table-cell>
              <table:table-cell office:value-type="float" office:value="22">
                <text:p>22</text:p>
              </table:table-cell>
              <table:table-cell office:value-type="float" office:value="0.684757311835697">
                <text:p>0.684757311835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5942560342194">
                <text:p>0.105942560342194</text:p>
              </table:table-cell>
              <table:table-cell office:value-type="float" office:value="23">
                <text:p>23</text:p>
              </table:table-cell>
              <table:table-cell office:value-type="float" office:value="0.120885777747863">
                <text:p>0.120885777747863</text:p>
              </table:table-cell>
              <table:table-cell office:value-type="float" office:value="23">
                <text:p>23</text:p>
              </table:table-cell>
              <table:table-cell office:value-type="float" office:value="0.330831487977425">
                <text:p>0.330831487977425</text:p>
              </table:table-cell>
              <table:table-cell office:value-type="float" office:value="0.128587229285349">
                <text:p>0.128587229285349</text:p>
              </table:table-cell>
              <table:table-cell office:value-type="float" office:value="23">
                <text:p>23</text:p>
              </table:table-cell>
              <table:table-cell office:value-type="float" office:value="0.113226747750178">
                <text:p>0.113226747750178</text:p>
              </table:table-cell>
              <table:table-cell office:value-type="float" office:value="23">
                <text:p>23</text:p>
              </table:table-cell>
              <table:table-cell office:value-type="float" office:value="0.427938121382995">
                <text:p>0.427938121382995</text:p>
              </table:table-cell>
              <table:table-cell office:value-type="float" office:value="0.162022232373991">
                <text:p>0.162022232373991</text:p>
              </table:table-cell>
              <table:table-cell office:value-type="float" office:value="23">
                <text:p>23</text:p>
              </table:table-cell>
              <table:table-cell office:value-type="float" office:value="0.187419403005335">
                <text:p>0.187419403005335</text:p>
              </table:table-cell>
              <table:table-cell office:value-type="float" office:value="23">
                <text:p>23</text:p>
              </table:table-cell>
              <table:table-cell office:value-type="float" office:value="0.691783296798593">
                <text:p>0.691783296798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23500930115968">
                <text:p>0.123500930115968</text:p>
              </table:table-cell>
              <table:table-cell office:value-type="float" office:value="24">
                <text:p>24</text:p>
              </table:table-cell>
              <table:table-cell office:value-type="float" office:value="0.116786024442123">
                <text:p>0.116786024442123</text:p>
              </table:table-cell>
              <table:table-cell office:value-type="float" office:value="24">
                <text:p>24</text:p>
              </table:table-cell>
              <table:table-cell office:value-type="float" office:value="0.331366514417893">
                <text:p>0.331366514417893</text:p>
              </table:table-cell>
              <table:table-cell office:value-type="float" office:value="0.15271147019219">
                <text:p>0.15271147019219</text:p>
              </table:table-cell>
              <table:table-cell office:value-type="float" office:value="24">
                <text:p>24</text:p>
              </table:table-cell>
              <table:table-cell office:value-type="float" office:value="0.135140026240782">
                <text:p>0.135140026240782</text:p>
              </table:table-cell>
              <table:table-cell office:value-type="float" office:value="24">
                <text:p>24</text:p>
              </table:table-cell>
              <table:table-cell office:value-type="float" office:value="0.428200419240544">
                <text:p>0.428200419240544</text:p>
              </table:table-cell>
              <table:table-cell office:value-type="float" office:value="0.192663573575157">
                <text:p>0.192663573575157</text:p>
              </table:table-cell>
              <table:table-cell office:value-type="float" office:value="24">
                <text:p>24</text:p>
              </table:table-cell>
              <table:table-cell office:value-type="float" office:value="0.191358101935855">
                <text:p>0.191358101935855</text:p>
              </table:table-cell>
              <table:table-cell office:value-type="float" office:value="24">
                <text:p>24</text:p>
              </table:table-cell>
              <table:table-cell office:value-type="float" office:value="0.695589228838915">
                <text:p>0.695589228838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0963672871062714">
                <text:p>0.0963672871062714</text:p>
              </table:table-cell>
              <table:table-cell office:value-type="float" office:value="25">
                <text:p>25</text:p>
              </table:table-cell>
              <table:table-cell office:value-type="float" office:value="0.33159504391468">
                <text:p>0.3315950439146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0820875659850065">
                <text:p>0.0820875659850065</text:p>
              </table:table-cell>
              <table:table-cell office:value-type="float" office:value="25">
                <text:p>25</text:p>
              </table:table-cell>
              <table:table-cell office:value-type="float" office:value="0.428271959929506">
                <text:p>0.42827195992950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1634962560884">
                <text:p>0.1634962560884</text:p>
              </table:table-cell>
              <table:table-cell office:value-type="float" office:value="25">
                <text:p>25</text:p>
              </table:table-cell>
              <table:table-cell office:value-type="float" office:value="0.697493601197663">
                <text:p>0.697493601197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0845320221145849">
                <text:p>0.0845320221145849</text:p>
              </table:table-cell>
              <table:table-cell office:value-type="float" office:value="26">
                <text:p>26</text:p>
              </table:table-cell>
              <table:table-cell office:value-type="float" office:value="0.308079865646576">
                <text:p>0.30807986564657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0579531034482758">
                <text:p>0.0579531034482758</text:p>
              </table:table-cell>
              <table:table-cell office:value-type="float" office:value="26">
                <text:p>26</text:p>
              </table:table-cell>
              <table:table-cell office:value-type="float" office:value="0.390144775859062">
                <text:p>0.39014477585906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137433788098">
                <text:p>0.137433788098</text:p>
              </table:table-cell>
              <table:table-cell office:value-type="float" office:value="26">
                <text:p>26</text:p>
              </table:table-cell>
              <table:table-cell office:value-type="float" office:value="0.637117060461773">
                <text:p>0.637117060461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0803192268267681">
                <text:p>0.0803192268267681</text:p>
              </table:table-cell>
              <table:table-cell office:value-type="float" office:value="27">
                <text:p>27</text:p>
              </table:table-cell>
              <table:table-cell office:value-type="float" office:value="0.278520960078545">
                <text:p>0.27852096007854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0523027077065494">
                <text:p>0.0523027077065494</text:p>
              </table:table-cell>
              <table:table-cell office:value-type="float" office:value="27">
                <text:p>27</text:p>
              </table:table-cell>
              <table:table-cell office:value-type="float" office:value="0.344755414942808">
                <text:p>0.34475541494280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123825718838443">
                <text:p>0.123825718838443</text:p>
              </table:table-cell>
              <table:table-cell office:value-type="float" office:value="27">
                <text:p>27</text:p>
              </table:table-cell>
              <table:table-cell office:value-type="float" office:value="0.565177422320279">
                <text:p>0.565177422320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0789752844061308">
                <text:p>0.0789752844061308</text:p>
              </table:table-cell>
              <table:table-cell office:value-type="float" office:value="28">
                <text:p>28</text:p>
              </table:table-cell>
              <table:table-cell office:value-type="float" office:value="0.246873560192194">
                <text:p>0.24687356019219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0512057815822234">
                <text:p>0.0512057815822234</text:p>
              </table:table-cell>
              <table:table-cell office:value-type="float" office:value="28">
                <text:p>28</text:p>
              </table:table-cell>
              <table:table-cell office:value-type="float" office:value="0.296613115299167">
                <text:p>0.29661311529916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11813069476082">
                <text:p>0.11813069476082</text:p>
              </table:table-cell>
              <table:table-cell office:value-type="float" office:value="28">
                <text:p>28</text:p>
              </table:table-cell>
              <table:table-cell office:value-type="float" office:value="0.492610928779366">
                <text:p>0.492610928779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0785284150474195">
                <text:p>0.0785284150474195</text:p>
              </table:table-cell>
              <table:table-cell office:value-type="float" office:value="29">
                <text:p>29</text:p>
              </table:table-cell>
              <table:table-cell office:value-type="float" office:value="0.215949723697042">
                <text:p>0.21594972369704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0509594835753157">
                <text:p>0.0509594835753157</text:p>
              </table:table-cell>
              <table:table-cell office:value-type="float" office:value="29">
                <text:p>29</text:p>
              </table:table-cell>
              <table:table-cell office:value-type="float" office:value="0.25115891231839">
                <text:p>0.2511589123183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115907501570482">
                <text:p>0.115907501570482</text:p>
              </table:table-cell>
              <table:table-cell office:value-type="float" office:value="29">
                <text:p>29</text:p>
              </table:table-cell>
              <table:table-cell office:value-type="float" office:value="0.424131750701701">
                <text:p>0.424131750701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0783754464231298">
                <text:p>0.0783754464231298</text:p>
              </table:table-cell>
              <table:table-cell office:value-type="float" office:value="30">
                <text:p>30</text:p>
              </table:table-cell>
              <table:table-cell office:value-type="float" office:value="0.187345728599179">
                <text:p>0.18734572859917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0508922670191673">
                <text:p>0.0508922670191673</text:p>
              </table:table-cell>
              <table:table-cell office:value-type="float" office:value="30">
                <text:p>30</text:p>
              </table:table-cell>
              <table:table-cell office:value-type="float" office:value="0.210695329087049">
                <text:p>0.21069532908704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115007760387664">
                <text:p>0.115007760387664</text:p>
              </table:table-cell>
              <table:table-cell office:value-type="float" office:value="30">
                <text:p>30</text:p>
              </table:table-cell>
              <table:table-cell office:value-type="float" office:value="0.362678624071">
                <text:p>0.362678624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0783238262395788">
                <text:p>0.0783238262395788</text:p>
              </table:table-cell>
              <table:table-cell office:value-type="float" office:value="31">
                <text:p>31</text:p>
              </table:table-cell>
              <table:table-cell office:value-type="float" office:value="0.161607365016173">
                <text:p>0.161607365016173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0508806908934689">
                <text:p>0.0508806908934689</text:p>
              </table:table-cell>
              <table:table-cell office:value-type="float" office:value="31">
                <text:p>31</text:p>
              </table:table-cell>
              <table:table-cell office:value-type="float" office:value="0.175730595605797">
                <text:p>0.17573059560579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114643796346751">
                <text:p>0.114643796346751</text:p>
              </table:table-cell>
              <table:table-cell office:value-type="float" office:value="31">
                <text:p>31</text:p>
              </table:table-cell>
              <table:table-cell office:value-type="float" office:value="0.309422501110299">
                <text:p>0.30942250111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0783106831616795">
                <text:p>0.0783106831616795</text:p>
              </table:table-cell>
              <table:table-cell office:value-type="float" office:value="32">
                <text:p>32</text:p>
              </table:table-cell>
              <table:table-cell office:value-type="float" office:value="0.138769351876148">
                <text:p>0.13876935187614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0508696753726001">
                <text:p>0.0508696753726001</text:p>
              </table:table-cell>
              <table:table-cell office:value-type="float" office:value="32">
                <text:p>32</text:p>
              </table:table-cell>
              <table:table-cell office:value-type="float" office:value="0.146243704036511">
                <text:p>0.14624370403651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114481663981806">
                <text:p>0.114481663981806</text:p>
              </table:table-cell>
              <table:table-cell office:value-type="float" office:value="32">
                <text:p>32</text:p>
              </table:table-cell>
              <table:table-cell office:value-type="float" office:value="0.264447637292465">
                <text:p>0.26444763729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0782984947285027">
                <text:p>0.0782984947285027</text:p>
              </table:table-cell>
              <table:table-cell office:value-type="float" office:value="33">
                <text:p>33</text:p>
              </table:table-cell>
              <table:table-cell office:value-type="float" office:value="0.118765527659521">
                <text:p>0.118765527659521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0508696753726001">
                <text:p>0.0508696753726001</text:p>
              </table:table-cell>
              <table:table-cell office:value-type="float" office:value="33">
                <text:p>33</text:p>
              </table:table-cell>
              <table:table-cell office:value-type="float" office:value="0.122327245002074">
                <text:p>0.12232724500207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114407883827257">
                <text:p>0.114407883827257</text:p>
              </table:table-cell>
              <table:table-cell office:value-type="float" office:value="33">
                <text:p>33</text:p>
              </table:table-cell>
              <table:table-cell office:value-type="float" office:value="0.227434133743885">
                <text:p>0.22743413374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0782984947285027">
                <text:p>0.0782984947285027</text:p>
              </table:table-cell>
              <table:table-cell office:value-type="float" office:value="34">
                <text:p>34</text:p>
              </table:table-cell>
              <table:table-cell office:value-type="float" office:value="0.101537289084176">
                <text:p>0.10153728908417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0508696753726001">
                <text:p>0.0508696753726001</text:p>
              </table:table-cell>
              <table:table-cell office:value-type="float" office:value="34">
                <text:p>34</text:p>
              </table:table-cell>
              <table:table-cell office:value-type="float" office:value="0.104289049756389">
                <text:p>0.10428904975638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114370995060822">
                <text:p>0.114370995060822</text:p>
              </table:table-cell>
              <table:table-cell office:value-type="float" office:value="34">
                <text:p>34</text:p>
              </table:table-cell>
              <table:table-cell office:value-type="float" office:value="0.197977164538693">
                <text:p>0.197977164538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0782984947285027">
                <text:p>0.0782984947285027</text:p>
              </table:table-cell>
              <table:table-cell office:value-type="float" office:value="35">
                <text:p>35</text:p>
              </table:table-cell>
              <table:table-cell office:value-type="float" office:value="0.0870713301995242">
                <text:p>0.087071330199524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0508696753726001">
                <text:p>0.0508696753726001</text:p>
              </table:table-cell>
              <table:table-cell office:value-type="float" office:value="35">
                <text:p>35</text:p>
              </table:table-cell>
              <table:table-cell office:value-type="float" office:value="0.0925654939739448">
                <text:p>0.0925654939739448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114357795991851">
                <text:p>0.114357795991851</text:p>
              </table:table-cell>
              <table:table-cell office:value-type="float" office:value="35">
                <text:p>35</text:p>
              </table:table-cell>
              <table:table-cell office:value-type="float" office:value="0.175677451860939">
                <text:p>0.17567745186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0782984947285027">
                <text:p>0.0782984947285027</text:p>
              </table:table-cell>
              <table:table-cell office:value-type="float" office:value="36">
                <text:p>36</text:p>
              </table:table-cell>
              <table:table-cell office:value-type="float" office:value="0.0754967898058623">
                <text:p>0.0754967898058623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0508696753726001">
                <text:p>0.0508696753726001</text:p>
              </table:table-cell>
              <table:table-cell office:value-type="float" office:value="36">
                <text:p>36</text:p>
              </table:table-cell>
              <table:table-cell office:value-type="float" office:value="0.0873359478139318">
                <text:p>0.0873359478139318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114357795991851">
                <text:p>0.114357795991851</text:p>
              </table:table-cell>
              <table:table-cell office:value-type="float" office:value="36">
                <text:p>36</text:p>
              </table:table-cell>
              <table:table-cell office:value-type="float" office:value="0.160110470949657">
                <text:p>0.1601104709496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interval-major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8c00" draw:fill-color="#ff8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71585" draw:fill-color="#c71585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c71585" draw:fill-color="#c7158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063cm" svg:height="21.481cm" xlink:href=".." xlink:type="simple" chart:class="chart:scatter" chart:style-name="ch1">
        <chart:legend chart:legend-position="end" svg:x="29.279cm" svg:y="8.947cm" style:legend-expansion="high" chart:style-name="ch2"/>
        <chart:plot-area chart:style-name="ch3" table:cell-range-address="Лист6.A1:Лист6.J37" chart:data-source-has-labels="row" svg:x="0.661cm" svg:y="0.429cm" svg:width="27.957cm" svg:height="20.623cm">
          <chartooo:coordinate-region svg:x="1.468cm" svg:y="0.628cm" svg:width="26.342cm" svg:height="19.7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Лист6.B2:Лист6.B37" chart:label-cell-address="Лист6.B1:Лист6.B1" chart:class="chart:scatter">
            <chart:domain table:cell-range-address="Лист6.A2:Лист6.A37"/>
            <chart:data-point chart:repeated="36"/>
          </chart:series>
          <chart:series chart:attached-axis="primary-y" chart:style-name="ch9" chart:values-cell-range-address="Лист6.C2:Лист6.C37" chart:label-cell-address="Лист6.C1:Лист6.C1" chart:class="chart:scatter">
            <chart:data-point chart:repeated="36"/>
          </chart:series>
          <chart:series chart:attached-axis="primary-y" chart:style-name="ch10" chart:values-cell-range-address="Лист6.D2:Лист6.D37" loext:hide-legend="true" chart:label-cell-address="Лист6.D1:Лист6.D1" chart:class="chart:scatter">
            <chart:data-point chart:repeated="36"/>
          </chart:series>
          <chart:series chart:attached-axis="primary-y" chart:style-name="ch11" chart:values-cell-range-address="Лист6.E2:Лист6.E37" chart:label-cell-address="Лист6.E1:Лист6.E1" chart:class="chart:scatter">
            <chart:data-point chart:repeated="36"/>
          </chart:series>
          <chart:series chart:attached-axis="primary-y" chart:style-name="ch12" chart:values-cell-range-address="Лист6.F2:Лист6.F37" chart:label-cell-address="Лист6.F1:Лист6.F1" chart:class="chart:scatter">
            <chart:data-point chart:repeated="36"/>
          </chart:series>
          <chart:series chart:attached-axis="primary-y" chart:style-name="ch13" chart:values-cell-range-address="Лист6.G2:Лист6.G37" loext:hide-legend="true" chart:label-cell-address="Лист6.G1:Лист6.G1" chart:class="chart:scatter">
            <chart:data-point chart:repeated="36"/>
          </chart:series>
          <chart:series chart:attached-axis="primary-y" chart:style-name="ch13" chart:values-cell-range-address="Лист6.H2:Лист6.H37" chart:label-cell-address="Лист6.H1:Лист6.H1" chart:class="chart:scatter">
            <chart:data-point chart:repeated="36"/>
          </chart:series>
          <chart:series chart:attached-axis="secondary-y" chart:style-name="ch14" chart:values-cell-range-address="Лист6.I2:Лист6.I37" chart:label-cell-address="Лист6.I1:Лист6.I1" chart:class="chart:scatter">
            <chart:data-point chart:repeated="36"/>
          </chart:series>
          <chart:series chart:attached-axis="secondary-y" chart:style-name="ch15" chart:values-cell-range-address="Лист6.J2:Лист6.J37" chart:label-cell-address="Лист6.J1:Лист6.J1" chart:class="chart:scatter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факт</text:p>
                <draw:g>
                  <svg:desc>Лист6.B1:Лист6.B1</svg:desc>
                </draw:g>
              </table:table-cell>
              <table:table-cell office:value-type="string">
                <text:p>адп.</text:p>
                <draw:g>
                  <svg:desc>Лист6.C1:Лист6.C1</svg:desc>
                </draw:g>
              </table:table-cell>
              <table:table-cell office:value-type="string">
                <text:p>адп-</text:p>
                <draw:g>
                  <svg:desc>Лист6.D1:Лист6.D1</svg:desc>
                </draw:g>
              </table:table-cell>
              <table:table-cell office:value-type="string">
                <text:p>адп. Погр.</text:p>
                <draw:g>
                  <svg:desc>Лист6.E1:Лист6.E1</svg:desc>
                </draw:g>
              </table:table-cell>
              <table:table-cell office:value-type="string">
                <text:p>дав. С3</text:p>
                <draw:g>
                  <svg:desc>Лист6.F1:Лист6.F1</svg:desc>
                </draw:g>
              </table:table-cell>
              <table:table-cell office:value-type="string">
                <text:p>дав. С3-</text:p>
                <draw:g>
                  <svg:desc>Лист6.G1:Лист6.G1</svg:desc>
                </draw:g>
              </table:table-cell>
              <table:table-cell office:value-type="string">
                <text:p>Погр. С3</text:p>
                <draw:g>
                  <svg:desc>Лист6.H1:Лист6.H1</svg:desc>
                </draw:g>
              </table:table-cell>
              <table:table-cell office:value-type="string">
                <text:p>зак. С3</text:p>
                <draw:g>
                  <svg:desc>Лист6.I1:Лист6.I1</svg:desc>
                </draw:g>
              </table:table-cell>
              <table:table-cell office:value-type="string">
                <text:p>доб. С3</text:p>
                <draw:g>
                  <svg:desc>Лист6.J1:Лист6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6.A2:Лист6.A37</svg:desc>
                </draw:g>
              </table:table-cell>
              <table:table-cell office:value-type="float" office:value="78.921">
                <text:p>78.921</text:p>
                <draw:g>
                  <svg:desc>Лист6.B2:Лист6.B37</svg:desc>
                </draw:g>
              </table:table-cell>
              <table:table-cell office:value-type="float" office:value="88.136">
                <text:p>88.136</text:p>
                <draw:g>
                  <svg:desc>Лист6.C2:Лист6.C37</svg:desc>
                </draw:g>
              </table:table-cell>
              <table:table-cell office:value-type="float" office:value="75.67">
                <text:p>75.67</text:p>
                <draw:g>
                  <svg:desc>Лист6.D2:Лист6.D37</svg:desc>
                </draw:g>
              </table:table-cell>
              <table:table-cell office:value-type="float" office:value="100.603">
                <text:p>100.603</text:p>
                <draw:g>
                  <svg:desc>Лист6.E2:Лист6.E37</svg:desc>
                </draw:g>
              </table:table-cell>
              <table:table-cell office:value-type="float" office:value="NaN">
                <text:p>NaN</text:p>
                <draw:g>
                  <svg:desc>Лист6.F2:Лист6.F37</svg:desc>
                </draw:g>
              </table:table-cell>
              <table:table-cell office:value-type="float" office:value="NaN">
                <text:p>NaN</text:p>
                <draw:g>
                  <svg:desc>Лист6.G2:Лист6.G37</svg:desc>
                </draw:g>
              </table:table-cell>
              <table:table-cell office:value-type="float" office:value="NaN">
                <text:p>NaN</text:p>
                <draw:g>
                  <svg:desc>Лист6.H2:Лист6.H37</svg:desc>
                </draw:g>
              </table:table-cell>
              <table:table-cell office:value-type="float" office:value="NaN">
                <text:p>NaN</text:p>
                <draw:g>
                  <svg:desc>Лист6.I2:Лист6.I37</svg:desc>
                </draw:g>
              </table:table-cell>
              <table:table-cell office:value-type="float" office:value="NaN">
                <text:p>NaN</text:p>
                <draw:g>
                  <svg:desc>Лист6.J2:Лист6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137">
                <text:p>87.137</text:p>
              </table:table-cell>
              <table:table-cell office:value-type="float" office:value="83.64">
                <text:p>83.64</text:p>
              </table:table-cell>
              <table:table-cell office:value-type="float" office:value="73.283">
                <text:p>73.283</text:p>
              </table:table-cell>
              <table:table-cell office:value-type="float" office:value="93.998">
                <text:p>93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.242">
                <text:p>78.242</text:p>
              </table:table-cell>
              <table:table-cell office:value-type="float" office:value="81.936">
                <text:p>81.936</text:p>
              </table:table-cell>
              <table:table-cell office:value-type="float" office:value="74.076">
                <text:p>74.076</text:p>
              </table:table-cell>
              <table:table-cell office:value-type="float" office:value="89.797">
                <text:p>89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.492">
                <text:p>89.492</text:p>
              </table:table-cell>
              <table:table-cell office:value-type="float" office:value="81.29">
                <text:p>81.29</text:p>
              </table:table-cell>
              <table:table-cell office:value-type="float" office:value="74.331">
                <text:p>74.331</text:p>
              </table:table-cell>
              <table:table-cell office:value-type="float" office:value="88.25">
                <text:p>8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195">
                <text:p>75.195</text:p>
              </table:table-cell>
              <table:table-cell office:value-type="float" office:value="81.046">
                <text:p>81.046</text:p>
              </table:table-cell>
              <table:table-cell office:value-type="float" office:value="74.218">
                <text:p>74.218</text:p>
              </table:table-cell>
              <table:table-cell office:value-type="float" office:value="87.873">
                <text:p>87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077">
                <text:p>84.077</text:p>
              </table:table-cell>
              <table:table-cell office:value-type="float" office:value="80.953">
                <text:p>80.953</text:p>
              </table:table-cell>
              <table:table-cell office:value-type="float" office:value="74.093">
                <text:p>74.093</text:p>
              </table:table-cell>
              <table:table-cell office:value-type="float" office:value="87.813">
                <text:p>87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58">
                <text:p>81.58</text:p>
              </table:table-cell>
              <table:table-cell office:value-type="float" office:value="85.438">
                <text:p>85.438</text:p>
              </table:table-cell>
              <table:table-cell office:value-type="float" office:value="78.082">
                <text:p>78.082</text:p>
              </table:table-cell>
              <table:table-cell office:value-type="float" office:value="92.793">
                <text:p>92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.042">
                <text:p>91.042</text:p>
              </table:table-cell>
              <table:table-cell office:value-type="float" office:value="85.391">
                <text:p>85.391</text:p>
              </table:table-cell>
              <table:table-cell office:value-type="float" office:value="79.572">
                <text:p>79.572</text:p>
              </table:table-cell>
              <table:table-cell office:value-type="float" office:value="91.211">
                <text:p>91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.111">
                <text:p>86.111</text:p>
              </table:table-cell>
              <table:table-cell office:value-type="float" office:value="83.628">
                <text:p>83.628</text:p>
              </table:table-cell>
              <table:table-cell office:value-type="float" office:value="77.628">
                <text:p>77.628</text:p>
              </table:table-cell>
              <table:table-cell office:value-type="float" office:value="89.627">
                <text:p>89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232">
                <text:p>76.232</text:p>
              </table:table-cell>
              <table:table-cell office:value-type="float" office:value="81.213">
                <text:p>81.213</text:p>
              </table:table-cell>
              <table:table-cell office:value-type="float" office:value="74.052">
                <text:p>74.052</text:p>
              </table:table-cell>
              <table:table-cell office:value-type="float" office:value="88.374">
                <text:p>88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978">
                <text:p>75.978</text:p>
              </table:table-cell>
              <table:table-cell office:value-type="float" office:value="78.552">
                <text:p>78.552</text:p>
              </table:table-cell>
              <table:table-cell office:value-type="float" office:value="70.23">
                <text:p>70.23</text:p>
              </table:table-cell>
              <table:table-cell office:value-type="float" office:value="86.873">
                <text:p>86.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575">
                <text:p>78.575</text:p>
              </table:table-cell>
              <table:table-cell office:value-type="float" office:value="75.797">
                <text:p>75.797</text:p>
              </table:table-cell>
              <table:table-cell office:value-type="float" office:value="66.436">
                <text:p>66.436</text:p>
              </table:table-cell>
              <table:table-cell office:value-type="float" office:value="85.159">
                <text:p>85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419">
                <text:p>95.419</text:p>
              </table:table-cell>
              <table:table-cell office:value-type="float" office:value="77.02">
                <text:p>77.02</text:p>
              </table:table-cell>
              <table:table-cell office:value-type="float" office:value="113.817">
                <text:p>113.81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016">
                <text:p>102.016</text:p>
              </table:table-cell>
              <table:table-cell office:value-type="float" office:value="89.484">
                <text:p>89.484</text:p>
              </table:table-cell>
              <table:table-cell office:value-type="float" office:value="114.548">
                <text:p>114.54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22">
                <text:p>104.22</text:p>
              </table:table-cell>
              <table:table-cell office:value-type="float" office:value="97.446">
                <text:p>97.446</text:p>
              </table:table-cell>
              <table:table-cell office:value-type="float" office:value="110.993">
                <text:p>110.99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956">
                <text:p>104.956</text:p>
              </table:table-cell>
              <table:table-cell office:value-type="float" office:value="100.862">
                <text:p>100.862</text:p>
              </table:table-cell>
              <table:table-cell office:value-type="float" office:value="109.049">
                <text:p>109.04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02">
                <text:p>105.202</text:p>
              </table:table-cell>
              <table:table-cell office:value-type="float" office:value="101.837">
                <text:p>101.837</text:p>
              </table:table-cell>
              <table:table-cell office:value-type="float" office:value="108.566">
                <text:p>108.5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84">
                <text:p>105.284</text:p>
              </table:table-cell>
              <table:table-cell office:value-type="float" office:value="102.029">
                <text:p>102.029</text:p>
              </table:table-cell>
              <table:table-cell office:value-type="float" office:value="108.538">
                <text:p>108.53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983">
                <text:p>125.983</text:p>
              </table:table-cell>
              <table:table-cell office:value-type="float" office:value="104.651">
                <text:p>104.651</text:p>
              </table:table-cell>
              <table:table-cell office:value-type="float" office:value="147.314">
                <text:p>147.31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897">
                <text:p>132.897</text:p>
              </table:table-cell>
              <table:table-cell office:value-type="float" office:value="115.954">
                <text:p>115.954</text:p>
              </table:table-cell>
              <table:table-cell office:value-type="float" office:value="149.839">
                <text:p>149.839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206">
                <text:p>135.206</text:p>
              </table:table-cell>
              <table:table-cell office:value-type="float" office:value="121.455">
                <text:p>121.455</text:p>
              </table:table-cell>
              <table:table-cell office:value-type="float" office:value="148.957">
                <text:p>148.95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978">
                <text:p>135.978</text:p>
              </table:table-cell>
              <table:table-cell office:value-type="float" office:value="122.919">
                <text:p>122.919</text:p>
              </table:table-cell>
              <table:table-cell office:value-type="float" office:value="149.036">
                <text:p>149.03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5">
                <text:p>136.235</text:p>
              </table:table-cell>
              <table:table-cell office:value-type="float" office:value="123.173">
                <text:p>123.173</text:p>
              </table:table-cell>
              <table:table-cell office:value-type="float" office:value="149.298">
                <text:p>149.29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321">
                <text:p>136.321</text:p>
              </table:table-cell>
              <table:table-cell office:value-type="float" office:value="123.194">
                <text:p>123.194</text:p>
              </table:table-cell>
              <table:table-cell office:value-type="float" office:value="149.449">
                <text:p>149.449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022">
                <text:p>157.022</text:p>
              </table:table-cell>
              <table:table-cell office:value-type="float" office:value="130.143">
                <text:p>130.143</text:p>
              </table:table-cell>
              <table:table-cell office:value-type="float" office:value="183.9">
                <text:p>183.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936">
                <text:p>163.936</text:p>
              </table:table-cell>
              <table:table-cell office:value-type="float" office:value="138.968">
                <text:p>138.968</text:p>
              </table:table-cell>
              <table:table-cell office:value-type="float" office:value="188.904">
                <text:p>188.90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246">
                <text:p>166.246</text:p>
              </table:table-cell>
              <table:table-cell office:value-type="float" office:value="142.584">
                <text:p>142.584</text:p>
              </table:table-cell>
              <table:table-cell office:value-type="float" office:value="189.907">
                <text:p>189.907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017">
                <text:p>167.017</text:p>
              </table:table-cell>
              <table:table-cell office:value-type="float" office:value="143.425">
                <text:p>143.425</text:p>
              </table:table-cell>
              <table:table-cell office:value-type="float" office:value="190.61">
                <text:p>190.61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275">
                <text:p>167.275</text:p>
              </table:table-cell>
              <table:table-cell office:value-type="float" office:value="143.545">
                <text:p>143.545</text:p>
              </table:table-cell>
              <table:table-cell office:value-type="float" office:value="191.005">
                <text:p>191.005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361">
                <text:p>167.361</text:p>
              </table:table-cell>
              <table:table-cell office:value-type="float" office:value="143.542">
                <text:p>143.542</text:p>
              </table:table-cell>
              <table:table-cell office:value-type="float" office:value="191.181">
                <text:p>191.181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047">
                <text:p>126.047</text:p>
              </table:table-cell>
              <table:table-cell office:value-type="float" office:value="84.171">
                <text:p>84.171</text:p>
              </table:table-cell>
              <table:table-cell office:value-type="float" office:value="167.923">
                <text:p>167.9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247">
                <text:p>112.247</text:p>
              </table:table-cell>
              <table:table-cell office:value-type="float" office:value="84.69">
                <text:p>84.69</text:p>
              </table:table-cell>
              <table:table-cell office:value-type="float" office:value="139.803">
                <text:p>139.80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637">
                <text:p>107.637</text:p>
              </table:table-cell>
              <table:table-cell office:value-type="float" office:value="93.475">
                <text:p>93.475</text:p>
              </table:table-cell>
              <table:table-cell office:value-type="float" office:value="121.799">
                <text:p>121.79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097">
                <text:p>106.097</text:p>
              </table:table-cell>
              <table:table-cell office:value-type="float" office:value="99.021">
                <text:p>99.021</text:p>
              </table:table-cell>
              <table:table-cell office:value-type="float" office:value="113.173">
                <text:p>113.17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583">
                <text:p>105.583</text:p>
              </table:table-cell>
              <table:table-cell office:value-type="float" office:value="101.303">
                <text:p>101.303</text:p>
              </table:table-cell>
              <table:table-cell office:value-type="float" office:value="109.863">
                <text:p>109.86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411">
                <text:p>105.411</text:p>
              </table:table-cell>
              <table:table-cell office:value-type="float" office:value="101.918">
                <text:p>101.918</text:p>
              </table:table-cell>
              <table:table-cell office:value-type="float" office:value="108.904">
                <text:p>108.90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